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25" style:family="table">
      <style:table-properties style:width="4.7493in" table:align="margins"/>
    </style:style>
    <style:style style:name="Table25.A" style:family="table-column">
      <style:table-column-properties style:column-width="2.3743in" style:rel-column-width="32767*"/>
    </style:style>
    <style:style style:name="Table25.B" style:family="table-column">
      <style:table-column-properties style:column-width="2.375in" style:rel-column-width="32768*"/>
    </style:style>
    <style:style style:name="Table25.A1" style:family="table-cell">
      <style:table-cell-properties style:writing-mode="page"/>
    </style:style>
    <style:style style:name="Table26" style:family="table">
      <style:table-properties style:width="2.3743in" fo:break-before="page" table:align="margins"/>
    </style:style>
    <style:style style:name="Table26.A" style:family="table-column">
      <style:table-column-properties style:column-width="2.3743in" style:rel-column-width="65535*"/>
    </style:style>
    <style:style style:name="Table26.A1" style:family="table-cell">
      <style:table-cell-properties style:writing-mode="page"/>
    </style:style>
    <style:style style:name="Table27" style:family="table">
      <style:table-properties style:width="2.0646in" fo:break-before="auto" fo:break-after="auto" table:align="left" fo:keep-with-next="auto" style:may-break-between-rows="true" table:border-model="collapsing"/>
    </style:style>
    <style:style style:name="Table27.A" style:family="table-column">
      <style:table-column-properties style:column-width="0.409in"/>
    </style:style>
    <style:style style:name="Table27.B" style:family="table-column">
      <style:table-column-properties style:column-width="0.7813in"/>
    </style:style>
    <style:style style:name="Table27.C" style:family="table-column">
      <style:table-column-properties style:column-width="0.8743in"/>
    </style:style>
    <style:style style:name="Table27.1" style:family="table-row">
      <style:table-row-properties style:min-row-height="0.2507in" fo:keep-together="auto"/>
    </style:style>
    <style:style style:name="Table27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7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27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7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7.3" style:family="table-row">
      <style:table-row-properties fo:keep-together="auto"/>
    </style:style>
    <style:style style:name="Table27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27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7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7.4" style:family="table-row">
      <style:table-row-properties fo:keep-together="auto"/>
    </style:style>
    <style:style style:name="Table27.5" style:family="table-row">
      <style:table-row-properties fo:keep-together="auto"/>
    </style:style>
    <style:style style:name="Table27.6" style:family="table-row">
      <style:table-row-properties fo:keep-together="auto"/>
    </style:style>
    <style:style style:name="Table27.7" style:family="table-row">
      <style:table-row-properties style:min-row-height="0.2167in" fo:keep-together="auto"/>
    </style:style>
    <style:style style:name="Table28" style:family="table">
      <style:table-properties style:width="1.6847in" fo:break-before="auto" fo:break-after="auto" table:align="left" fo:keep-with-next="auto" style:may-break-between-rows="true" table:border-model="collapsing"/>
    </style:style>
    <style:style style:name="Table28.A" style:family="table-column">
      <style:table-column-properties style:column-width="0.409in"/>
    </style:style>
    <style:style style:name="Table28.B" style:family="table-column">
      <style:table-column-properties style:column-width="0.5944in"/>
    </style:style>
    <style:style style:name="Table28.C" style:family="table-column">
      <style:table-column-properties style:column-width="0.6813in"/>
    </style:style>
    <style:style style:name="Table28.1" style:family="table-row">
      <style:table-row-properties style:min-row-height="0.2507in" fo:keep-together="auto"/>
    </style:style>
    <style:style style:name="Table28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8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28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8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8.3" style:family="table-row">
      <style:table-row-properties fo:keep-together="auto"/>
    </style:style>
    <style:style style:name="Table28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28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8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8.4" style:family="table-row">
      <style:table-row-properties fo:keep-together="auto"/>
    </style:style>
    <style:style style:name="Table28.5" style:family="table-row">
      <style:table-row-properties fo:keep-together="auto"/>
    </style:style>
    <style:style style:name="Table28.6" style:family="table-row">
      <style:table-row-properties fo:keep-together="auto"/>
    </style:style>
    <style:style style:name="Table28.7" style:family="table-row">
      <style:table-row-properties style:min-row-height="0.2167in" fo:keep-together="auto"/>
    </style:style>
    <style:style style:name="Table29" style:family="table">
      <style:table-properties style:width="1.9354in" fo:break-before="auto" fo:break-after="auto" table:align="left" fo:keep-with-next="auto" style:may-break-between-rows="true" table:border-model="collapsing"/>
    </style:style>
    <style:style style:name="Table29.A" style:family="table-column">
      <style:table-column-properties style:column-width="0.409in"/>
    </style:style>
    <style:style style:name="Table29.B" style:family="table-column">
      <style:table-column-properties style:column-width="0.7167in"/>
    </style:style>
    <style:style style:name="Table29.C" style:family="table-column">
      <style:table-column-properties style:column-width="0.8097in"/>
    </style:style>
    <style:style style:name="Table29.1" style:family="table-row">
      <style:table-row-properties style:min-row-height="0.2507in" fo:keep-together="auto"/>
    </style:style>
    <style:style style:name="Table29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9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29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9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9.3" style:family="table-row">
      <style:table-row-properties fo:keep-together="auto"/>
    </style:style>
    <style:style style:name="Table29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29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9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9.4" style:family="table-row">
      <style:table-row-properties fo:keep-together="auto"/>
    </style:style>
    <style:style style:name="Table29.5" style:family="table-row">
      <style:table-row-properties fo:keep-together="auto"/>
    </style:style>
    <style:style style:name="Table29.6" style:family="table-row">
      <style:table-row-properties fo:keep-together="auto"/>
    </style:style>
    <style:style style:name="Table29.7" style:family="table-row">
      <style:table-row-properties style:min-row-height="0.2167in" fo:keep-together="auto"/>
    </style:style>
    <style:style style:name="Table30" style:family="table">
      <style:table-properties style:width="2.375in" table:align="margins"/>
    </style:style>
    <style:style style:name="Table30.A" style:family="table-column">
      <style:table-column-properties style:column-width="2.375in" style:rel-column-width="65535*"/>
    </style:style>
    <style:style style:name="Table30.A1" style:family="table-cell">
      <style:table-cell-properties style:writing-mode="page"/>
    </style:style>
    <style:style style:name="Table31" style:family="table">
      <style:table-properties style:width="1.6847in" fo:break-before="auto" fo:break-after="auto" table:align="left" fo:keep-with-next="auto" style:may-break-between-rows="true" table:border-model="collapsing"/>
    </style:style>
    <style:style style:name="Table31.A" style:family="table-column">
      <style:table-column-properties style:column-width="0.409in"/>
    </style:style>
    <style:style style:name="Table31.B" style:family="table-column">
      <style:table-column-properties style:column-width="0.5944in"/>
    </style:style>
    <style:style style:name="Table31.C" style:family="table-column">
      <style:table-column-properties style:column-width="0.6813in"/>
    </style:style>
    <style:style style:name="Table31.1" style:family="table-row">
      <style:table-row-properties style:min-row-height="0.2507in" fo:keep-together="auto"/>
    </style:style>
    <style:style style:name="Table31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1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31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1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1.3" style:family="table-row">
      <style:table-row-properties fo:keep-together="auto"/>
    </style:style>
    <style:style style:name="Table31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31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1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31.4" style:family="table-row">
      <style:table-row-properties fo:keep-together="auto"/>
    </style:style>
    <style:style style:name="Table31.5" style:family="table-row">
      <style:table-row-properties fo:keep-together="auto"/>
    </style:style>
    <style:style style:name="Table31.6" style:family="table-row">
      <style:table-row-properties fo:keep-together="auto"/>
    </style:style>
    <style:style style:name="Table31.7" style:family="table-row">
      <style:table-row-properties style:min-row-height="0.2167in" fo:keep-together="auto"/>
    </style:style>
    <style:style style:name="Table32" style:family="table">
      <style:table-properties style:width="1.8139in" fo:break-before="auto" fo:break-after="auto" table:align="left" fo:keep-with-next="auto" style:may-break-between-rows="true" table:border-model="collapsing"/>
    </style:style>
    <style:style style:name="Table32.A" style:family="table-column">
      <style:table-column-properties style:column-width="0.409in"/>
    </style:style>
    <style:style style:name="Table32.B" style:family="table-column">
      <style:table-column-properties style:column-width="0.6521in"/>
    </style:style>
    <style:style style:name="Table32.C" style:family="table-column">
      <style:table-column-properties style:column-width="0.7528in"/>
    </style:style>
    <style:style style:name="Table32.1" style:family="table-row">
      <style:table-row-properties style:min-row-height="0.2507in" fo:keep-together="auto"/>
    </style:style>
    <style:style style:name="Table32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2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32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2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2.3" style:family="table-row">
      <style:table-row-properties fo:keep-together="auto"/>
    </style:style>
    <style:style style:name="Table32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32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2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32.4" style:family="table-row">
      <style:table-row-properties fo:keep-together="auto"/>
    </style:style>
    <style:style style:name="Table32.5" style:family="table-row">
      <style:table-row-properties fo:keep-together="auto"/>
    </style:style>
    <style:style style:name="Table32.6" style:family="table-row">
      <style:table-row-properties fo:keep-together="auto"/>
    </style:style>
    <style:style style:name="Table32.7" style:family="table-row">
      <style:table-row-properties style:min-row-height="0.2167in" fo:keep-together="auto"/>
    </style:style>
    <style:style style:name="Table33" style:family="table">
      <style:table-properties style:width="1.8139in" fo:break-before="auto" fo:break-after="auto" table:align="left" fo:keep-with-next="auto" style:may-break-between-rows="true" table:border-model="collapsing"/>
    </style:style>
    <style:style style:name="Table33.A" style:family="table-column">
      <style:table-column-properties style:column-width="0.409in"/>
    </style:style>
    <style:style style:name="Table33.B" style:family="table-column">
      <style:table-column-properties style:column-width="0.6521in"/>
    </style:style>
    <style:style style:name="Table33.C" style:family="table-column">
      <style:table-column-properties style:column-width="0.7528in"/>
    </style:style>
    <style:style style:name="Table33.1" style:family="table-row">
      <style:table-row-properties style:min-row-height="0.2507in" fo:keep-together="auto"/>
    </style:style>
    <style:style style:name="Table33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3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33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3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3.3" style:family="table-row">
      <style:table-row-properties fo:keep-together="auto"/>
    </style:style>
    <style:style style:name="Table33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33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3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33.4" style:family="table-row">
      <style:table-row-properties fo:keep-together="auto"/>
    </style:style>
    <style:style style:name="Table33.5" style:family="table-row">
      <style:table-row-properties fo:keep-together="auto"/>
    </style:style>
    <style:style style:name="Table33.6" style:family="table-row">
      <style:table-row-properties fo:keep-together="auto"/>
    </style:style>
    <style:style style:name="Table33.7" style:family="table-row">
      <style:table-row-properties style:min-row-height="0.2167in" fo:keep-together="auto"/>
    </style:style>
    <style:style style:name="Table11" style:family="table">
      <style:table-properties style:width="4.7493in" table:align="margins"/>
    </style:style>
    <style:style style:name="Table11.A" style:family="table-column">
      <style:table-column-properties style:column-width="2.3743in" style:rel-column-width="32767*"/>
    </style:style>
    <style:style style:name="Table11.B" style:family="table-column">
      <style:table-column-properties style:column-width="2.375in" style:rel-column-width="32768*"/>
    </style:style>
    <style:style style:name="Table11.A1" style:family="table-cell">
      <style:table-cell-properties style:writing-mode="page"/>
    </style:style>
    <style:style style:name="Table12" style:family="table">
      <style:table-properties style:width="1.6271in" fo:break-before="auto" fo:break-after="auto" table:align="left" fo:keep-with-next="auto" style:may-break-between-rows="true" table:border-model="collapsing"/>
    </style:style>
    <style:style style:name="Table12.A" style:family="table-column">
      <style:table-column-properties style:column-width="0.409in"/>
    </style:style>
    <style:style style:name="Table12.B" style:family="table-column">
      <style:table-column-properties style:column-width="0.5944in"/>
    </style:style>
    <style:style style:name="Table12.C" style:family="table-column">
      <style:table-column-properties style:column-width="0.6236in"/>
    </style:style>
    <style:style style:name="Table12.1" style:family="table-row">
      <style:table-row-properties style:min-row-height="0.2507in" fo:keep-together="auto"/>
    </style:style>
    <style:style style:name="Table12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2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2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2.3" style:family="table-row">
      <style:table-row-properties fo:keep-together="auto"/>
    </style:style>
    <style:style style:name="Table12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12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2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2.6" style:family="table-row">
      <style:table-row-properties fo:keep-together="auto"/>
    </style:style>
    <style:style style:name="Table12.7" style:family="table-row">
      <style:table-row-properties style:min-row-height="0.2167in" fo:keep-together="auto"/>
    </style:style>
    <style:style style:name="Table14" style:family="table">
      <style:table-properties style:width="1.6271in" fo:break-before="auto" fo:break-after="auto" table:align="left" fo:keep-with-next="auto" style:may-break-between-rows="true" table:border-model="collapsing"/>
    </style:style>
    <style:style style:name="Table14.A" style:family="table-column">
      <style:table-column-properties style:column-width="0.409in"/>
    </style:style>
    <style:style style:name="Table14.B" style:family="table-column">
      <style:table-column-properties style:column-width="0.5944in"/>
    </style:style>
    <style:style style:name="Table14.C" style:family="table-column">
      <style:table-column-properties style:column-width="0.6236in"/>
    </style:style>
    <style:style style:name="Table14.1" style:family="table-row">
      <style:table-row-properties style:min-row-height="0.2507in" fo:keep-together="auto"/>
    </style:style>
    <style:style style:name="Table14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4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14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4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4.3" style:family="table-row">
      <style:table-row-properties fo:keep-together="auto"/>
    </style:style>
    <style:style style:name="Table14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14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4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style:min-row-height="0.2167in" fo:keep-together="auto"/>
    </style:style>
    <style:style style:name="Table16" style:family="table">
      <style:table-properties style:width="1.5625in" fo:break-before="auto" fo:break-after="auto" table:align="left" fo:keep-with-next="auto" style:may-break-between-rows="true" table:border-model="collapsing"/>
    </style:style>
    <style:style style:name="Table16.A" style:family="table-column">
      <style:table-column-properties style:column-width="0.409in"/>
    </style:style>
    <style:style style:name="Table16.B" style:family="table-column">
      <style:table-column-properties style:column-width="0.5299in"/>
    </style:style>
    <style:style style:name="Table16.C" style:family="table-column">
      <style:table-column-properties style:column-width="0.6236in"/>
    </style:style>
    <style:style style:name="Table16.1" style:family="table-row">
      <style:table-row-properties style:min-row-height="0.2507in" fo:keep-together="auto"/>
    </style:style>
    <style:style style:name="Table16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6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16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6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6.3" style:family="table-row">
      <style:table-row-properties fo:keep-together="auto"/>
    </style:style>
    <style:style style:name="Table16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16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6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6.4" style:family="table-row">
      <style:table-row-properties fo:keep-together="auto"/>
    </style:style>
    <style:style style:name="Table16.5" style:family="table-row">
      <style:table-row-properties fo:keep-together="auto"/>
    </style:style>
    <style:style style:name="Table16.6" style:family="table-row">
      <style:table-row-properties fo:keep-together="auto"/>
    </style:style>
    <style:style style:name="Table16.7" style:family="table-row">
      <style:table-row-properties style:min-row-height="0.2167in" fo:keep-together="auto"/>
    </style:style>
    <style:style style:name="Table13" style:family="table">
      <style:table-properties style:width="1.9813in" fo:margin-left="-0.0458in" fo:break-before="auto" fo:break-after="auto" table:align="left" fo:keep-with-next="auto" style:may-break-between-rows="true" table:border-model="collapsing"/>
    </style:style>
    <style:style style:name="Table13.A" style:family="table-column">
      <style:table-column-properties style:column-width="0.4514in"/>
    </style:style>
    <style:style style:name="Table13.B" style:family="table-column">
      <style:table-column-properties style:column-width="0.7174in"/>
    </style:style>
    <style:style style:name="Table13.C" style:family="table-column">
      <style:table-column-properties style:column-width="0.8125in"/>
    </style:style>
    <style:style style:name="Table13.1" style:family="table-row">
      <style:table-row-properties style:min-row-height="0.2507in" fo:keep-together="auto"/>
    </style:style>
    <style:style style:name="Table13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3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13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3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3.3" style:family="table-row">
      <style:table-row-properties fo:keep-together="auto"/>
    </style:style>
    <style:style style:name="Table13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13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3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3.4" style:family="table-row">
      <style:table-row-properties fo:keep-together="auto"/>
    </style:style>
    <style:style style:name="Table13.5" style:family="table-row">
      <style:table-row-properties fo:keep-together="auto"/>
    </style:style>
    <style:style style:name="Table13.6" style:family="table-row">
      <style:table-row-properties fo:keep-together="auto"/>
    </style:style>
    <style:style style:name="Table13.7" style:family="table-row">
      <style:table-row-properties style:min-row-height="0.2167in" fo:keep-together="auto"/>
    </style:style>
    <style:style style:name="Table15" style:family="table">
      <style:table-properties style:width="1.4979in" fo:break-before="auto" fo:break-after="auto" table:align="left" fo:keep-with-next="auto" style:may-break-between-rows="true" table:border-model="collapsing"/>
    </style:style>
    <style:style style:name="Table15.A" style:family="table-column">
      <style:table-column-properties style:column-width="0.409in"/>
    </style:style>
    <style:style style:name="Table15.B" style:family="table-column">
      <style:table-column-properties style:column-width="0.5299in"/>
    </style:style>
    <style:style style:name="Table15.C" style:family="table-column">
      <style:table-column-properties style:column-width="0.559in"/>
    </style:style>
    <style:style style:name="Table15.1" style:family="table-row">
      <style:table-row-properties style:min-row-height="0.2507in" fo:keep-together="auto"/>
    </style:style>
    <style:style style:name="Table15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5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15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5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5.3" style:family="table-row">
      <style:table-row-properties fo:keep-together="auto"/>
    </style:style>
    <style:style style:name="Table15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15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5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fo:keep-together="auto"/>
    </style:style>
    <style:style style:name="Table15.7" style:family="table-row">
      <style:table-row-properties style:min-row-height="0.2167in" fo:keep-together="auto"/>
    </style:style>
    <style:style style:name="Table17" style:family="table">
      <style:table-properties style:width="1.7493in" fo:break-before="auto" fo:break-after="auto" table:align="left" fo:keep-with-next="auto" style:may-break-between-rows="true" table:border-model="collapsing"/>
    </style:style>
    <style:style style:name="Table17.A" style:family="table-column">
      <style:table-column-properties style:column-width="0.409in"/>
    </style:style>
    <style:style style:name="Table17.B" style:family="table-column">
      <style:table-column-properties style:column-width="0.6521in"/>
    </style:style>
    <style:style style:name="Table17.C" style:family="table-column">
      <style:table-column-properties style:column-width="0.6882in"/>
    </style:style>
    <style:style style:name="Table17.1" style:family="table-row">
      <style:table-row-properties style:min-row-height="0.2507in" fo:keep-together="auto"/>
    </style:style>
    <style:style style:name="Table17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7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17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7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7.3" style:family="table-row">
      <style:table-row-properties fo:keep-together="auto"/>
    </style:style>
    <style:style style:name="Table17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17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7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7.4" style:family="table-row">
      <style:table-row-properties fo:keep-together="auto"/>
    </style:style>
    <style:style style:name="Table17.5" style:family="table-row">
      <style:table-row-properties fo:keep-together="auto"/>
    </style:style>
    <style:style style:name="Table17.6" style:family="table-row">
      <style:table-row-properties fo:keep-together="auto"/>
    </style:style>
    <style:style style:name="Table17.7" style:family="table-row">
      <style:table-row-properties style:min-row-height="0.2167in" fo:keep-together="auto"/>
    </style:style>
    <style:style style:name="Table1" style:family="table">
      <style:table-properties style:width="4.7493in" table:align="margins"/>
    </style:style>
    <style:style style:name="Table1.A" style:family="table-column">
      <style:table-column-properties style:column-width="2.3743in" style:rel-column-width="32767*"/>
    </style:style>
    <style:style style:name="Table1.B" style:family="table-column">
      <style:table-column-properties style:column-width="2.37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1.8785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409in"/>
    </style:style>
    <style:style style:name="Table2.B" style:family="table-column">
      <style:table-column-properties style:column-width="0.7167in"/>
    </style:style>
    <style:style style:name="Table2.C" style:family="table-column">
      <style:table-column-properties style:column-width="0.7528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style:min-row-height="0.2167in" fo:keep-together="auto"/>
    </style:style>
    <style:style style:name="Table6" style:family="table">
      <style:table-properties style:width="2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0.409in"/>
    </style:style>
    <style:style style:name="Table6.B" style:family="table-column">
      <style:table-column-properties style:column-width="0.7813in"/>
    </style:style>
    <style:style style:name="Table6.C" style:family="table-column">
      <style:table-column-properties style:column-width="0.8097in"/>
    </style:style>
    <style:style style:name="Table6.1" style:family="table-row">
      <style:table-row-properties style:min-row-height="0.2507in" fo:keep-together="auto"/>
    </style:style>
    <style:style style:name="Table6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6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6.3" style:family="table-row">
      <style:table-row-properties fo:keep-together="auto"/>
    </style:style>
    <style:style style:name="Table6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6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6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style:min-row-height="0.2167in" fo:keep-together="auto"/>
    </style:style>
    <style:style style:name="Table7" style:family="table">
      <style:table-properties style:width="1.6271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0.409in"/>
    </style:style>
    <style:style style:name="Table7.B" style:family="table-column">
      <style:table-column-properties style:column-width="0.5944in"/>
    </style:style>
    <style:style style:name="Table7.C" style:family="table-column">
      <style:table-column-properties style:column-width="0.6236in"/>
    </style:style>
    <style:style style:name="Table7.1" style:family="table-row">
      <style:table-row-properties style:min-row-height="0.2507in" fo:keep-together="auto"/>
    </style:style>
    <style:style style:name="Table7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7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7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Table7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7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7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style:min-row-height="0.2167in" fo:keep-together="auto"/>
    </style:style>
    <style:style style:name="Table3" style:family="table">
      <style:table-properties style:width="1.8139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0.409in"/>
    </style:style>
    <style:style style:name="Table3.B" style:family="table-column">
      <style:table-column-properties style:column-width="0.6521in"/>
    </style:style>
    <style:style style:name="Table3.C" style:family="table-column">
      <style:table-column-properties style:column-width="0.7528in"/>
    </style:style>
    <style:style style:name="Table3.1" style:family="table-row">
      <style:table-row-properties style:min-row-height="0.2507in" fo:keep-together="auto"/>
    </style:style>
    <style:style style:name="Table3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3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0.2167in" fo:keep-together="auto"/>
    </style:style>
    <style:style style:name="Table4" style:family="table">
      <style:table-properties style:width="1.9354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0.409in"/>
    </style:style>
    <style:style style:name="Table4.B" style:family="table-column">
      <style:table-column-properties style:column-width="0.7167in"/>
    </style:style>
    <style:style style:name="Table4.C" style:family="table-column">
      <style:table-column-properties style:column-width="0.8097in"/>
    </style:style>
    <style:style style:name="Table4.1" style:family="table-row">
      <style:table-row-properties style:min-row-height="0.2507in" fo:keep-together="auto"/>
    </style:style>
    <style:style style:name="Table4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4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style:min-row-height="0.2167in" fo:keep-together="auto"/>
    </style:style>
    <style:style style:name="Table8" style:family="table">
      <style:table-properties style:width="1.6847in" fo:break-before="auto" fo:break-after="auto" table:align="left" fo:keep-with-next="auto" style:may-break-between-rows="true" table:border-model="collapsing"/>
    </style:style>
    <style:style style:name="Table8.A" style:family="table-column">
      <style:table-column-properties style:column-width="0.409in"/>
    </style:style>
    <style:style style:name="Table8.B" style:family="table-column">
      <style:table-column-properties style:column-width="0.5944in"/>
    </style:style>
    <style:style style:name="Table8.C" style:family="table-column">
      <style:table-column-properties style:column-width="0.6813in"/>
    </style:style>
    <style:style style:name="Table8.1" style:family="table-row">
      <style:table-row-properties style:min-row-height="0.2507in" fo:keep-together="auto"/>
    </style:style>
    <style:style style:name="Table8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8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8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8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8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8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8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style:min-row-height="0.2167in" fo:keep-together="auto"/>
    </style:style>
    <style:style style:name="Table9" style:family="table">
      <style:table-properties style:width="4.7493in" table:align="margins"/>
    </style:style>
    <style:style style:name="Table9.A" style:family="table-column">
      <style:table-column-properties style:column-width="2.3743in" style:rel-column-width="32767*"/>
    </style:style>
    <style:style style:name="Table9.B" style:family="table-column">
      <style:table-column-properties style:column-width="2.375in" style:rel-column-width="32768*"/>
    </style:style>
    <style:style style:name="Table9.A1" style:family="table-cell">
      <style:table-cell-properties style:writing-mode="page"/>
    </style:style>
    <style:style style:name="Table10" style:family="table">
      <style:table-properties style:width="1.9354in" fo:break-before="auto" fo:break-after="auto" table:align="left" fo:keep-with-next="auto" style:may-break-between-rows="true" table:border-model="collapsing"/>
    </style:style>
    <style:style style:name="Table10.A" style:family="table-column">
      <style:table-column-properties style:column-width="0.409in"/>
    </style:style>
    <style:style style:name="Table10.B" style:family="table-column">
      <style:table-column-properties style:column-width="0.7167in"/>
    </style:style>
    <style:style style:name="Table10.C" style:family="table-column">
      <style:table-column-properties style:column-width="0.8097in"/>
    </style:style>
    <style:style style:name="Table10.1" style:family="table-row">
      <style:table-row-properties style:min-row-height="0.2507in" fo:keep-together="auto"/>
    </style:style>
    <style:style style:name="Table10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0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10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0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0.3" style:family="table-row">
      <style:table-row-properties fo:keep-together="auto"/>
    </style:style>
    <style:style style:name="Table10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10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0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style:min-row-height="0.2167in" fo:keep-together="auto"/>
    </style:style>
    <style:style style:name="Table18" style:family="table">
      <style:table-properties style:width="1.7493in" fo:break-before="auto" fo:break-after="auto" table:align="left" fo:keep-with-next="auto" style:may-break-between-rows="true" table:border-model="collapsing"/>
    </style:style>
    <style:style style:name="Table18.A" style:family="table-column">
      <style:table-column-properties style:column-width="0.409in"/>
    </style:style>
    <style:style style:name="Table18.B" style:family="table-column">
      <style:table-column-properties style:column-width="0.6521in"/>
    </style:style>
    <style:style style:name="Table18.C" style:family="table-column">
      <style:table-column-properties style:column-width="0.6882in"/>
    </style:style>
    <style:style style:name="Table18.1" style:family="table-row">
      <style:table-row-properties style:min-row-height="0.2507in" fo:keep-together="auto"/>
    </style:style>
    <style:style style:name="Table18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8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18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8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8.3" style:family="table-row">
      <style:table-row-properties fo:keep-together="auto"/>
    </style:style>
    <style:style style:name="Table18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18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8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8.4" style:family="table-row">
      <style:table-row-properties fo:keep-together="auto"/>
    </style:style>
    <style:style style:name="Table18.5" style:family="table-row">
      <style:table-row-properties fo:keep-together="auto"/>
    </style:style>
    <style:style style:name="Table18.6" style:family="table-row">
      <style:table-row-properties fo:keep-together="auto"/>
    </style:style>
    <style:style style:name="Table18.7" style:family="table-row">
      <style:table-row-properties style:min-row-height="0.2167in" fo:keep-together="auto"/>
    </style:style>
    <style:style style:name="Table19" style:family="table">
      <style:table-properties style:width="1.6847in" fo:break-before="auto" fo:break-after="auto" table:align="left" fo:keep-with-next="auto" style:may-break-between-rows="true" table:border-model="collapsing"/>
    </style:style>
    <style:style style:name="Table19.A" style:family="table-column">
      <style:table-column-properties style:column-width="0.409in"/>
    </style:style>
    <style:style style:name="Table19.B" style:family="table-column">
      <style:table-column-properties style:column-width="0.5944in"/>
    </style:style>
    <style:style style:name="Table19.C" style:family="table-column">
      <style:table-column-properties style:column-width="0.6813in"/>
    </style:style>
    <style:style style:name="Table19.1" style:family="table-row">
      <style:table-row-properties style:min-row-height="0.2507in" fo:keep-together="auto"/>
    </style:style>
    <style:style style:name="Table19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9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19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9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9.3" style:family="table-row">
      <style:table-row-properties fo:keep-together="auto"/>
    </style:style>
    <style:style style:name="Table19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19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9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9.4" style:family="table-row">
      <style:table-row-properties fo:keep-together="auto"/>
    </style:style>
    <style:style style:name="Table19.5" style:family="table-row">
      <style:table-row-properties fo:keep-together="auto"/>
    </style:style>
    <style:style style:name="Table19.6" style:family="table-row">
      <style:table-row-properties fo:keep-together="auto"/>
    </style:style>
    <style:style style:name="Table19.7" style:family="table-row">
      <style:table-row-properties style:min-row-height="0.2167in" fo:keep-together="auto"/>
    </style:style>
    <style:style style:name="Table20" style:family="table">
      <style:table-properties style:width="1.6271in" fo:break-before="auto" fo:break-after="auto" table:align="left" fo:keep-with-next="auto" style:may-break-between-rows="true" table:border-model="collapsing"/>
    </style:style>
    <style:style style:name="Table20.A" style:family="table-column">
      <style:table-column-properties style:column-width="0.409in"/>
    </style:style>
    <style:style style:name="Table20.B" style:family="table-column">
      <style:table-column-properties style:column-width="0.5944in"/>
    </style:style>
    <style:style style:name="Table20.C" style:family="table-column">
      <style:table-column-properties style:column-width="0.6236in"/>
    </style:style>
    <style:style style:name="Table20.1" style:family="table-row">
      <style:table-row-properties style:min-row-height="0.2507in" fo:keep-together="auto"/>
    </style:style>
    <style:style style:name="Table20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0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20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0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0.3" style:family="table-row">
      <style:table-row-properties fo:keep-together="auto"/>
    </style:style>
    <style:style style:name="Table20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20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0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0.4" style:family="table-row">
      <style:table-row-properties fo:keep-together="auto"/>
    </style:style>
    <style:style style:name="Table20.5" style:family="table-row">
      <style:table-row-properties fo:keep-together="auto"/>
    </style:style>
    <style:style style:name="Table20.6" style:family="table-row">
      <style:table-row-properties fo:keep-together="auto"/>
    </style:style>
    <style:style style:name="Table20.7" style:family="table-row">
      <style:table-row-properties style:min-row-height="0.2167in" fo:keep-together="auto"/>
    </style:style>
    <style:style style:name="Table21" style:family="table">
      <style:table-properties style:width="1.9354in" fo:break-before="auto" fo:break-after="auto" table:align="left" fo:keep-with-next="auto" style:may-break-between-rows="true" table:border-model="collapsing"/>
    </style:style>
    <style:style style:name="Table21.A" style:family="table-column">
      <style:table-column-properties style:column-width="0.409in"/>
    </style:style>
    <style:style style:name="Table21.B" style:family="table-column">
      <style:table-column-properties style:column-width="0.7167in"/>
    </style:style>
    <style:style style:name="Table21.C" style:family="table-column">
      <style:table-column-properties style:column-width="0.8097in"/>
    </style:style>
    <style:style style:name="Table21.1" style:family="table-row">
      <style:table-row-properties style:min-row-height="0.2507in" fo:keep-together="auto"/>
    </style:style>
    <style:style style:name="Table21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1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21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1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1.3" style:family="table-row">
      <style:table-row-properties fo:keep-together="auto"/>
    </style:style>
    <style:style style:name="Table21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21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1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1.4" style:family="table-row">
      <style:table-row-properties fo:keep-together="auto"/>
    </style:style>
    <style:style style:name="Table21.5" style:family="table-row">
      <style:table-row-properties fo:keep-together="auto"/>
    </style:style>
    <style:style style:name="Table21.6" style:family="table-row">
      <style:table-row-properties fo:keep-together="auto"/>
    </style:style>
    <style:style style:name="Table21.7" style:family="table-row">
      <style:table-row-properties style:min-row-height="0.2167in" fo:keep-together="auto"/>
    </style:style>
    <style:style style:name="Table22" style:family="table">
      <style:table-properties style:width="1.6847in" fo:break-before="auto" fo:break-after="auto" table:align="left" fo:keep-with-next="auto" style:may-break-between-rows="true" table:border-model="collapsing"/>
    </style:style>
    <style:style style:name="Table22.A" style:family="table-column">
      <style:table-column-properties style:column-width="0.409in"/>
    </style:style>
    <style:style style:name="Table22.B" style:family="table-column">
      <style:table-column-properties style:column-width="0.5944in"/>
    </style:style>
    <style:style style:name="Table22.C" style:family="table-column">
      <style:table-column-properties style:column-width="0.6813in"/>
    </style:style>
    <style:style style:name="Table22.1" style:family="table-row">
      <style:table-row-properties style:min-row-height="0.2507in" fo:keep-together="auto"/>
    </style:style>
    <style:style style:name="Table22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2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22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2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2.3" style:family="table-row">
      <style:table-row-properties fo:keep-together="auto"/>
    </style:style>
    <style:style style:name="Table22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22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2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2.4" style:family="table-row">
      <style:table-row-properties fo:keep-together="auto"/>
    </style:style>
    <style:style style:name="Table22.5" style:family="table-row">
      <style:table-row-properties fo:keep-together="auto"/>
    </style:style>
    <style:style style:name="Table22.6" style:family="table-row">
      <style:table-row-properties fo:keep-together="auto"/>
    </style:style>
    <style:style style:name="Table22.7" style:family="table-row">
      <style:table-row-properties style:min-row-height="0.2167in" fo:keep-together="auto"/>
    </style:style>
    <style:style style:name="Table23" style:family="table">
      <style:table-properties style:width="4.7493in" table:align="margins"/>
    </style:style>
    <style:style style:name="Table23.A" style:family="table-column">
      <style:table-column-properties style:column-width="2.3743in" style:rel-column-width="32767*"/>
    </style:style>
    <style:style style:name="Table23.B" style:family="table-column">
      <style:table-column-properties style:column-width="2.375in" style:rel-column-width="32768*"/>
    </style:style>
    <style:style style:name="Table23.A1" style:family="table-cell">
      <style:table-cell-properties style:writing-mode="page"/>
    </style:style>
    <style:style style:name="Table24" style:family="table">
      <style:table-properties style:width="1.8139in" fo:break-before="auto" fo:break-after="auto" table:align="left" fo:keep-with-next="auto" style:may-break-between-rows="true" table:border-model="collapsing"/>
    </style:style>
    <style:style style:name="Table24.A" style:family="table-column">
      <style:table-column-properties style:column-width="0.409in"/>
    </style:style>
    <style:style style:name="Table24.B" style:family="table-column">
      <style:table-column-properties style:column-width="0.6521in"/>
    </style:style>
    <style:style style:name="Table24.C" style:family="table-column">
      <style:table-column-properties style:column-width="0.7528in"/>
    </style:style>
    <style:style style:name="Table24.1" style:family="table-row">
      <style:table-row-properties style:min-row-height="0.2507in" fo:keep-together="auto"/>
    </style:style>
    <style:style style:name="Table24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4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24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4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4.3" style:family="table-row">
      <style:table-row-properties fo:keep-together="auto"/>
    </style:style>
    <style:style style:name="Table24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24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4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4.4" style:family="table-row">
      <style:table-row-properties fo:keep-together="auto"/>
    </style:style>
    <style:style style:name="Table24.5" style:family="table-row">
      <style:table-row-properties fo:keep-together="auto"/>
    </style:style>
    <style:style style:name="Table24.6" style:family="table-row">
      <style:table-row-properties fo:keep-together="auto"/>
    </style:style>
    <style:style style:name="Table24.7" style:family="table-row">
      <style:table-row-properties style:min-row-height="0.2167in" fo:keep-together="auto"/>
    </style:style>
    <style:style style:name="Table34" style:family="table">
      <style:table-properties style:width="1.6847in" fo:break-before="auto" fo:break-after="auto" table:align="left" fo:keep-with-next="auto" style:may-break-between-rows="true" table:border-model="collapsing"/>
    </style:style>
    <style:style style:name="Table34.A" style:family="table-column">
      <style:table-column-properties style:column-width="0.409in"/>
    </style:style>
    <style:style style:name="Table34.B" style:family="table-column">
      <style:table-column-properties style:column-width="0.5944in"/>
    </style:style>
    <style:style style:name="Table34.C" style:family="table-column">
      <style:table-column-properties style:column-width="0.6813in"/>
    </style:style>
    <style:style style:name="Table34.1" style:family="table-row">
      <style:table-row-properties style:min-row-height="0.2507in" fo:keep-together="auto"/>
    </style:style>
    <style:style style:name="Table34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4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34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4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4.3" style:family="table-row">
      <style:table-row-properties fo:keep-together="auto"/>
    </style:style>
    <style:style style:name="Table34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34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4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34.4" style:family="table-row">
      <style:table-row-properties fo:keep-together="auto"/>
    </style:style>
    <style:style style:name="Table34.5" style:family="table-row">
      <style:table-row-properties fo:keep-together="auto"/>
    </style:style>
    <style:style style:name="Table34.6" style:family="table-row">
      <style:table-row-properties fo:keep-together="auto"/>
    </style:style>
    <style:style style:name="Table34.7" style:family="table-row">
      <style:table-row-properties style:min-row-height="0.2167in" fo:keep-together="auto"/>
    </style:style>
    <style:style style:name="Table35" style:family="table">
      <style:table-properties style:width="1.6847in" fo:break-before="auto" fo:break-after="auto" table:align="left" fo:keep-with-next="auto" style:may-break-between-rows="true" table:border-model="collapsing"/>
    </style:style>
    <style:style style:name="Table35.A" style:family="table-column">
      <style:table-column-properties style:column-width="0.409in"/>
    </style:style>
    <style:style style:name="Table35.B" style:family="table-column">
      <style:table-column-properties style:column-width="0.5944in"/>
    </style:style>
    <style:style style:name="Table35.C" style:family="table-column">
      <style:table-column-properties style:column-width="0.6813in"/>
    </style:style>
    <style:style style:name="Table35.1" style:family="table-row">
      <style:table-row-properties style:min-row-height="0.2507in" fo:keep-together="auto"/>
    </style:style>
    <style:style style:name="Table35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5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35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5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5.3" style:family="table-row">
      <style:table-row-properties fo:keep-together="auto"/>
    </style:style>
    <style:style style:name="Table35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35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5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35.4" style:family="table-row">
      <style:table-row-properties fo:keep-together="auto"/>
    </style:style>
    <style:style style:name="Table35.5" style:family="table-row">
      <style:table-row-properties fo:keep-together="auto"/>
    </style:style>
    <style:style style:name="Table35.6" style:family="table-row">
      <style:table-row-properties fo:keep-together="auto"/>
    </style:style>
    <style:style style:name="Table35.7" style:family="table-row">
      <style:table-row-properties style:min-row-height="0.2167in" fo:keep-together="auto"/>
    </style:style>
    <style:style style:name="Table36" style:family="table">
      <style:table-properties style:width="1.7493in" fo:break-before="auto" fo:break-after="auto" table:align="left" fo:keep-with-next="auto" style:may-break-between-rows="true" table:border-model="collapsing"/>
    </style:style>
    <style:style style:name="Table36.A" style:family="table-column">
      <style:table-column-properties style:column-width="0.409in"/>
    </style:style>
    <style:style style:name="Table36.B" style:family="table-column">
      <style:table-column-properties style:column-width="0.6521in"/>
    </style:style>
    <style:style style:name="Table36.C" style:family="table-column">
      <style:table-column-properties style:column-width="0.6882in"/>
    </style:style>
    <style:style style:name="Table36.1" style:family="table-row">
      <style:table-row-properties style:min-row-height="0.2507in" fo:keep-together="auto"/>
    </style:style>
    <style:style style:name="Table36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6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36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6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6.3" style:family="table-row">
      <style:table-row-properties fo:keep-together="auto"/>
    </style:style>
    <style:style style:name="Table36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36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6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36.4" style:family="table-row">
      <style:table-row-properties fo:keep-together="auto"/>
    </style:style>
    <style:style style:name="Table36.5" style:family="table-row">
      <style:table-row-properties fo:keep-together="auto"/>
    </style:style>
    <style:style style:name="Table36.6" style:family="table-row">
      <style:table-row-properties fo:keep-together="auto"/>
    </style:style>
    <style:style style:name="Table36.7" style:family="table-row">
      <style:table-row-properties style:min-row-height="0.2167in" fo:keep-together="auto"/>
    </style:style>
    <style:style style:name="Table37" style:family="table">
      <style:table-properties style:width="1.7493in" fo:break-before="auto" fo:break-after="auto" table:align="left" fo:keep-with-next="auto" style:may-break-between-rows="true" table:border-model="collapsing"/>
    </style:style>
    <style:style style:name="Table37.A" style:family="table-column">
      <style:table-column-properties style:column-width="0.409in"/>
    </style:style>
    <style:style style:name="Table37.B" style:family="table-column">
      <style:table-column-properties style:column-width="0.6521in"/>
    </style:style>
    <style:style style:name="Table37.C" style:family="table-column">
      <style:table-column-properties style:column-width="0.6882in"/>
    </style:style>
    <style:style style:name="Table37.1" style:family="table-row">
      <style:table-row-properties style:min-row-height="0.2507in" fo:keep-together="auto"/>
    </style:style>
    <style:style style:name="Table37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7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37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7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7.3" style:family="table-row">
      <style:table-row-properties fo:keep-together="auto"/>
    </style:style>
    <style:style style:name="Table37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37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7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37.4" style:family="table-row">
      <style:table-row-properties fo:keep-together="auto"/>
    </style:style>
    <style:style style:name="Table37.5" style:family="table-row">
      <style:table-row-properties fo:keep-together="auto"/>
    </style:style>
    <style:style style:name="Table37.6" style:family="table-row">
      <style:table-row-properties fo:keep-together="auto"/>
    </style:style>
    <style:style style:name="Table37.7" style:family="table-row">
      <style:table-row-properties style:min-row-height="0.2167in" fo:keep-together="auto"/>
    </style:style>
    <style:style style:name="Table38" style:family="table">
      <style:table-properties style:width="1.7493in" fo:break-before="auto" fo:break-after="auto" table:align="left" fo:keep-with-next="auto" style:may-break-between-rows="true" table:border-model="collapsing"/>
    </style:style>
    <style:style style:name="Table38.A" style:family="table-column">
      <style:table-column-properties style:column-width="0.409in"/>
    </style:style>
    <style:style style:name="Table38.B" style:family="table-column">
      <style:table-column-properties style:column-width="0.6521in"/>
    </style:style>
    <style:style style:name="Table38.C" style:family="table-column">
      <style:table-column-properties style:column-width="0.6882in"/>
    </style:style>
    <style:style style:name="Table38.1" style:family="table-row">
      <style:table-row-properties style:min-row-height="0.2507in" fo:keep-together="auto"/>
    </style:style>
    <style:style style:name="Table38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8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38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8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8.3" style:family="table-row">
      <style:table-row-properties fo:keep-together="auto"/>
    </style:style>
    <style:style style:name="Table38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38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8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38.4" style:family="table-row">
      <style:table-row-properties fo:keep-together="auto"/>
    </style:style>
    <style:style style:name="Table38.5" style:family="table-row">
      <style:table-row-properties fo:keep-together="auto"/>
    </style:style>
    <style:style style:name="Table38.6" style:family="table-row">
      <style:table-row-properties fo:keep-together="auto"/>
    </style:style>
    <style:style style:name="Table38.7" style:family="table-row">
      <style:table-row-properties style:min-row-height="0.2167in" fo:keep-together="auto"/>
    </style:style>
    <style:style style:name="Table39" style:family="table">
      <style:table-properties style:width="4.7493in" table:align="margins"/>
    </style:style>
    <style:style style:name="Table39.A" style:family="table-column">
      <style:table-column-properties style:column-width="2.3743in" style:rel-column-width="32767*"/>
    </style:style>
    <style:style style:name="Table39.B" style:family="table-column">
      <style:table-column-properties style:column-width="2.375in" style:rel-column-width="32768*"/>
    </style:style>
    <style:style style:name="Table39.A1" style:family="table-cell">
      <style:table-cell-properties style:writing-mode="page"/>
    </style:style>
    <style:style style:name="Table40" style:family="table">
      <style:table-properties style:width="1.5625in" fo:break-before="auto" fo:break-after="auto" table:align="left" fo:keep-with-next="auto" style:may-break-between-rows="true" table:border-model="collapsing"/>
    </style:style>
    <style:style style:name="Table40.A" style:family="table-column">
      <style:table-column-properties style:column-width="0.409in"/>
    </style:style>
    <style:style style:name="Table40.B" style:family="table-column">
      <style:table-column-properties style:column-width="0.5299in"/>
    </style:style>
    <style:style style:name="Table40.C" style:family="table-column">
      <style:table-column-properties style:column-width="0.6236in"/>
    </style:style>
    <style:style style:name="Table40.1" style:family="table-row">
      <style:table-row-properties style:min-row-height="0.2507in" fo:keep-together="auto"/>
    </style:style>
    <style:style style:name="Table40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0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40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0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0.3" style:family="table-row">
      <style:table-row-properties fo:keep-together="auto"/>
    </style:style>
    <style:style style:name="Table40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40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0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0.4" style:family="table-row">
      <style:table-row-properties fo:keep-together="auto"/>
    </style:style>
    <style:style style:name="Table40.5" style:family="table-row">
      <style:table-row-properties fo:keep-together="auto"/>
    </style:style>
    <style:style style:name="Table40.6" style:family="table-row">
      <style:table-row-properties fo:keep-together="auto"/>
    </style:style>
    <style:style style:name="Table40.7" style:family="table-row">
      <style:table-row-properties style:min-row-height="0.2167in" fo:keep-together="auto"/>
    </style:style>
    <style:style style:name="Table41" style:family="table">
      <style:table-properties style:width="2.1861in" fo:break-before="auto" fo:break-after="auto" table:align="left" fo:keep-with-next="auto" style:may-break-between-rows="true" table:border-model="collapsing"/>
    </style:style>
    <style:style style:name="Table41.A" style:family="table-column">
      <style:table-column-properties style:column-width="0.409in"/>
    </style:style>
    <style:style style:name="Table41.B" style:family="table-column">
      <style:table-column-properties style:column-width="0.8382in"/>
    </style:style>
    <style:style style:name="Table41.C" style:family="table-column">
      <style:table-column-properties style:column-width="0.9389in"/>
    </style:style>
    <style:style style:name="Table41.1" style:family="table-row">
      <style:table-row-properties style:min-row-height="0.2507in" fo:keep-together="auto"/>
    </style:style>
    <style:style style:name="Table41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1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41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1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1.3" style:family="table-row">
      <style:table-row-properties fo:keep-together="auto"/>
    </style:style>
    <style:style style:name="Table41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41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1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1.4" style:family="table-row">
      <style:table-row-properties fo:keep-together="auto"/>
    </style:style>
    <style:style style:name="Table41.5" style:family="table-row">
      <style:table-row-properties fo:keep-together="auto"/>
    </style:style>
    <style:style style:name="Table41.6" style:family="table-row">
      <style:table-row-properties fo:keep-together="auto"/>
    </style:style>
    <style:style style:name="Table41.7" style:family="table-row">
      <style:table-row-properties style:min-row-height="0.2167in" fo:keep-together="auto"/>
    </style:style>
    <style:style style:name="Table42" style:family="table">
      <style:table-properties style:width="1.4979in" fo:break-before="auto" fo:break-after="auto" table:align="left" fo:keep-with-next="auto" style:may-break-between-rows="true" table:border-model="collapsing"/>
    </style:style>
    <style:style style:name="Table42.A" style:family="table-column">
      <style:table-column-properties style:column-width="0.409in"/>
    </style:style>
    <style:style style:name="Table42.B" style:family="table-column">
      <style:table-column-properties style:column-width="0.5299in"/>
    </style:style>
    <style:style style:name="Table42.C" style:family="table-column">
      <style:table-column-properties style:column-width="0.559in"/>
    </style:style>
    <style:style style:name="Table42.1" style:family="table-row">
      <style:table-row-properties style:min-row-height="0.2507in" fo:keep-together="auto"/>
    </style:style>
    <style:style style:name="Table42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2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42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2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2.3" style:family="table-row">
      <style:table-row-properties fo:keep-together="auto"/>
    </style:style>
    <style:style style:name="Table42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42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2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2.4" style:family="table-row">
      <style:table-row-properties fo:keep-together="auto"/>
    </style:style>
    <style:style style:name="Table42.5" style:family="table-row">
      <style:table-row-properties fo:keep-together="auto"/>
    </style:style>
    <style:style style:name="Table42.6" style:family="table-row">
      <style:table-row-properties fo:keep-together="auto"/>
    </style:style>
    <style:style style:name="Table42.7" style:family="table-row">
      <style:table-row-properties style:min-row-height="0.2167in" fo:keep-together="auto"/>
    </style:style>
    <style:style style:name="Table43" style:family="table">
      <style:table-properties style:width="1.7493in" fo:break-before="auto" fo:break-after="auto" table:align="left" fo:keep-with-next="auto" style:may-break-between-rows="true" table:border-model="collapsing"/>
    </style:style>
    <style:style style:name="Table43.A" style:family="table-column">
      <style:table-column-properties style:column-width="0.409in"/>
    </style:style>
    <style:style style:name="Table43.B" style:family="table-column">
      <style:table-column-properties style:column-width="0.6521in"/>
    </style:style>
    <style:style style:name="Table43.C" style:family="table-column">
      <style:table-column-properties style:column-width="0.6882in"/>
    </style:style>
    <style:style style:name="Table43.1" style:family="table-row">
      <style:table-row-properties style:min-row-height="0.2507in" fo:keep-together="auto"/>
    </style:style>
    <style:style style:name="Table43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3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43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3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3.3" style:family="table-row">
      <style:table-row-properties fo:keep-together="auto"/>
    </style:style>
    <style:style style:name="Table43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43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3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3.4" style:family="table-row">
      <style:table-row-properties fo:keep-together="auto"/>
    </style:style>
    <style:style style:name="Table43.5" style:family="table-row">
      <style:table-row-properties fo:keep-together="auto"/>
    </style:style>
    <style:style style:name="Table43.6" style:family="table-row">
      <style:table-row-properties fo:keep-together="auto"/>
    </style:style>
    <style:style style:name="Table43.7" style:family="table-row">
      <style:table-row-properties style:min-row-height="0.2167in" fo:keep-together="auto"/>
    </style:style>
    <style:style style:name="Table44" style:family="table">
      <style:table-properties style:width="1.3764in" fo:break-before="auto" fo:break-after="auto" table:align="left" fo:keep-with-next="auto" style:may-break-between-rows="true" table:border-model="collapsing"/>
    </style:style>
    <style:style style:name="Table44.A" style:family="table-column">
      <style:table-column-properties style:column-width="0.409in"/>
    </style:style>
    <style:style style:name="Table44.B" style:family="table-column">
      <style:table-column-properties style:column-width="0.4653in"/>
    </style:style>
    <style:style style:name="Table44.C" style:family="table-column">
      <style:table-column-properties style:column-width="0.5021in"/>
    </style:style>
    <style:style style:name="Table44.1" style:family="table-row">
      <style:table-row-properties style:min-row-height="0.2507in" fo:keep-together="auto"/>
    </style:style>
    <style:style style:name="Table44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4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44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4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4.3" style:family="table-row">
      <style:table-row-properties fo:keep-together="auto"/>
    </style:style>
    <style:style style:name="Table44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44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4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4.4" style:family="table-row">
      <style:table-row-properties fo:keep-together="auto"/>
    </style:style>
    <style:style style:name="Table44.5" style:family="table-row">
      <style:table-row-properties fo:keep-together="auto"/>
    </style:style>
    <style:style style:name="Table44.6" style:family="table-row">
      <style:table-row-properties fo:keep-together="auto"/>
    </style:style>
    <style:style style:name="Table44.7" style:family="table-row">
      <style:table-row-properties style:min-row-height="0.2167in" fo:keep-together="auto"/>
    </style:style>
    <style:style style:name="Table45" style:family="table">
      <style:table-properties style:width="1.8785in" fo:break-before="auto" fo:break-after="auto" table:align="left" fo:keep-with-next="auto" style:may-break-between-rows="true" table:border-model="collapsing"/>
    </style:style>
    <style:style style:name="Table45.A" style:family="table-column">
      <style:table-column-properties style:column-width="0.409in"/>
    </style:style>
    <style:style style:name="Table45.B" style:family="table-column">
      <style:table-column-properties style:column-width="0.5299in"/>
    </style:style>
    <style:style style:name="Table45.C" style:family="table-column">
      <style:table-column-properties style:column-width="0.9396in"/>
    </style:style>
    <style:style style:name="Table45.1" style:family="table-row">
      <style:table-row-properties style:min-row-height="0.2507in" fo:keep-together="auto"/>
    </style:style>
    <style:style style:name="Table45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5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45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5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5.3" style:family="table-row">
      <style:table-row-properties fo:keep-together="auto"/>
    </style:style>
    <style:style style:name="Table45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45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5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5.4" style:family="table-row">
      <style:table-row-properties fo:keep-together="auto"/>
    </style:style>
    <style:style style:name="Table45.5" style:family="table-row">
      <style:table-row-properties fo:keep-together="auto"/>
    </style:style>
    <style:style style:name="Table45.6" style:family="table-row">
      <style:table-row-properties fo:keep-together="auto"/>
    </style:style>
    <style:style style:name="Table45.7" style:family="table-row">
      <style:table-row-properties style:min-row-height="0.2167in" fo:keep-together="auto"/>
    </style:style>
    <style:style style:name="Table5" style:family="table">
      <style:table-properties style:width="2.1215in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0.409in"/>
    </style:style>
    <style:style style:name="Table5.B" style:family="table-column">
      <style:table-column-properties style:column-width="0.8382in"/>
    </style:style>
    <style:style style:name="Table5.C" style:family="table-column">
      <style:table-column-properties style:column-width="0.8743in"/>
    </style:style>
    <style:style style:name="Table5.1" style:family="table-row">
      <style:table-row-properties style:min-row-height="0.2507in" fo:keep-together="auto"/>
    </style:style>
    <style:style style:name="Table5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5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5.3" style:family="table-row">
      <style:table-row-properties fo:keep-together="auto"/>
    </style:style>
    <style:style style:name="Table5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5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5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style:min-row-height="0.2167in" fo:keep-together="auto"/>
    </style:style>
    <style:style style:name="P1" style:family="paragraph" style:parent-style-name="Standard">
      <style:text-properties officeooo:paragraph-rsid="0097e84a"/>
    </style:style>
    <style:style style:name="P2" style:family="paragraph" style:parent-style-name="Standard">
      <style:text-properties officeooo:paragraph-rsid="00a49356"/>
    </style:style>
    <style:style style:name="P3" style:family="paragraph" style:parent-style-name="Standard">
      <style:text-properties officeooo:paragraph-rsid="00a65582"/>
    </style:style>
    <style:style style:name="P4" style:family="paragraph" style:parent-style-name="Standard">
      <style:text-properties officeooo:paragraph-rsid="00a82143"/>
    </style:style>
    <style:style style:name="P5" style:family="paragraph" style:parent-style-name="Standard">
      <style:text-properties officeooo:paragraph-rsid="00a8671e"/>
    </style:style>
    <style:style style:name="P6" style:family="paragraph" style:parent-style-name="Standard">
      <style:text-properties officeooo:paragraph-rsid="00aa1800"/>
    </style:style>
    <style:style style:name="P7" style:family="paragraph" style:parent-style-name="Standard">
      <style:text-properties officeooo:paragraph-rsid="00b54758"/>
    </style:style>
    <style:style style:name="P8" style:family="paragraph" style:parent-style-name="Standard">
      <style:text-properties officeooo:paragraph-rsid="00bdc207"/>
    </style:style>
    <style:style style:name="P9" style:family="paragraph" style:parent-style-name="Standard">
      <style:text-properties officeooo:paragraph-rsid="00c5c908"/>
    </style:style>
    <style:style style:name="P10" style:family="paragraph" style:parent-style-name="Standard">
      <style:text-properties officeooo:paragraph-rsid="00d0ff84"/>
    </style:style>
    <style:style style:name="P11" style:family="paragraph" style:parent-style-name="Text_20_body">
      <style:paragraph-properties fo:text-align="center" style:justify-single-word="false"/>
      <style:text-properties fo:color="#000000" officeooo:rsid="003d7e39" officeooo:paragraph-rsid="009e849a"/>
    </style:style>
    <style:style style:name="P12" style:family="paragraph" style:parent-style-name="Text_20_body">
      <style:paragraph-properties fo:text-align="center" style:justify-single-word="false"/>
      <style:text-properties fo:color="#000000" officeooo:rsid="003d7e39" officeooo:paragraph-rsid="00a82143"/>
    </style:style>
    <style:style style:name="P13" style:family="paragraph" style:parent-style-name="Text_20_body">
      <style:paragraph-properties fo:text-align="center" style:justify-single-word="false"/>
      <style:text-properties fo:color="#000000" officeooo:rsid="003d7e39" officeooo:paragraph-rsid="00b54758"/>
    </style:style>
    <style:style style:name="P14" style:family="paragraph" style:parent-style-name="Text_20_body">
      <style:paragraph-properties fo:text-align="center" style:justify-single-word="false"/>
      <style:text-properties fo:color="#000000" officeooo:rsid="003d7e39" officeooo:paragraph-rsid="00bdc207"/>
    </style:style>
    <style:style style:name="P15" style:family="paragraph" style:parent-style-name="Text_20_body">
      <style:paragraph-properties fo:text-align="center" style:justify-single-word="false"/>
      <style:text-properties fo:color="#000000" officeooo:rsid="003d7e39" officeooo:paragraph-rsid="00c5c908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97e84a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a65582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a82143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a867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aa180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b54758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bdc20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c5c908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d0ff84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98d55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a6558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a82143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a8671e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aa180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b54758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bdc20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c5c908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d0ff8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italic" fo:text-shadow="none" style:text-underline-style="none" fo:font-weight="normal" officeooo:rsid="00a82143" officeooo:paragraph-rsid="00a82143" style:font-size-asian="10.5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982e9a" officeooo:paragraph-rsid="00a6558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98d551" officeooo:paragraph-rsid="00a6558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a1b3d5" officeooo:paragraph-rsid="00a6558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9c1074" officeooo:paragraph-rsid="00a6558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a1016e" officeooo:paragraph-rsid="00a6558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9d147b" officeooo:paragraph-rsid="00a8214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97e84a" officeooo:paragraph-rsid="00a8214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a8671e" officeooo:paragraph-rsid="00a8671e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a8671e" officeooo:paragraph-rsid="00a8ec5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a8671e" officeooo:paragraph-rsid="00aa180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a8671e" officeooo:paragraph-rsid="00b5475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a8671e" officeooo:paragraph-rsid="00bdc2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a8671e" officeooo:paragraph-rsid="00c5c90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a8671e" officeooo:paragraph-rsid="00d0ff8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7c2" officeooo:paragraph-rsid="00a821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a6a1d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7c2" officeooo:paragraph-rsid="006547c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a6a1d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7c2" officeooo:paragraph-rsid="00a655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a6a1d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7c2" officeooo:paragraph-rsid="00a821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a6a1d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7c2" officeooo:paragraph-rsid="00a8671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a6a1d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7c2" officeooo:paragraph-rsid="00aa18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a6a1d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7c2" officeooo:paragraph-rsid="00b547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a6a1d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7c2" officeooo:paragraph-rsid="00b5d7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a6a1d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7c2" officeooo:paragraph-rsid="00bdc2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a6a1d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7c2" officeooo:paragraph-rsid="00c5c9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a6a1d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7c2" officeooo:paragraph-rsid="00d0ff8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9a4f6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a6558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a82143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a8671e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aa180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b54758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bdc20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c5c908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6pt" fo:font-style="normal" fo:text-shadow="none" style:text-underline-style="none" fo:font-weight="normal" officeooo:rsid="0097e84a" officeooo:paragraph-rsid="00d0ff8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6pt" fo:font-style="normal" fo:text-shadow="none" style:text-underline-style="none" fo:font-weight="normal" officeooo:rsid="006e1e8b" officeooo:paragraph-rsid="00a6558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break-before="page"/>
      <style:text-properties officeooo:paragraph-rsid="00a49356"/>
    </style:style>
    <style:style style:name="P71" style:family="paragraph" style:parent-style-name="Text_20_body">
      <style:paragraph-properties fo:margin-top="0in" fo:margin-bottom="0in" loext:contextual-spacing="true" fo:line-height="100%" fo:text-align="end" style:justify-single-word="false" fo:break-before="page"/>
      <style:text-properties officeooo:paragraph-rsid="00a82143"/>
    </style:style>
    <style:style style:name="P72" style:family="paragraph" style:parent-style-name="Text_20_body">
      <style:paragraph-properties fo:margin-top="0in" fo:margin-bottom="0in" loext:contextual-spacing="true" fo:line-height="100%" fo:text-align="end" style:justify-single-word="false" fo:break-before="page"/>
      <style:text-properties officeooo:paragraph-rsid="00b54758"/>
    </style:style>
    <style:style style:name="P73" style:family="paragraph" style:parent-style-name="Text_20_body">
      <style:paragraph-properties fo:margin-top="0in" fo:margin-bottom="0in" loext:contextual-spacing="true" fo:line-height="100%" fo:text-align="end" style:justify-single-word="false" fo:break-before="page"/>
      <style:text-properties officeooo:paragraph-rsid="00bdc207"/>
    </style:style>
    <style:style style:name="P74" style:family="paragraph" style:parent-style-name="Text_20_body">
      <style:paragraph-properties fo:margin-top="0in" fo:margin-bottom="0in" loext:contextual-spacing="true" fo:line-height="100%" fo:text-align="end" style:justify-single-word="false" fo:break-before="page"/>
      <style:text-properties officeooo:paragraph-rsid="00c5c908"/>
    </style:style>
    <style:style style:name="P75" style:family="paragraph" style:parent-style-name="Text_20_body" style:master-page-name="">
      <style:paragraph-properties fo:margin-top="0in" fo:margin-bottom="0in" loext:contextual-spacing="true" fo:line-height="100%" fo:text-align="end" style:justify-single-word="false" style:page-number="auto" fo:break-before="auto" fo:break-after="auto"/>
      <style:text-properties officeooo:paragraph-rsid="008a49e9"/>
    </style:style>
    <style:style style:name="P76" style:family="paragraph" style:parent-style-name="Text_20_body">
      <style:paragraph-properties fo:text-align="center" style:justify-single-word="false"/>
      <style:text-properties fo:color="#000000" style:font-name="Cantarell" officeooo:rsid="009e849a" officeooo:paragraph-rsid="00b54758" style:font-name-asian="Source Han Serif CN" style:font-name-complex="Lohit Devanagari"/>
    </style:style>
    <style:style style:name="P77" style:family="paragraph" style:parent-style-name="Text_20_body">
      <style:paragraph-properties fo:text-align="center" style:justify-single-word="false"/>
      <style:text-properties fo:color="#000000" style:font-name="Cantarell" officeooo:rsid="009e849a" officeooo:paragraph-rsid="00bdc207" style:font-name-asian="Source Han Serif CN" style:font-name-complex="Lohit Devanagari"/>
    </style:style>
    <style:style style:name="P78" style:family="paragraph" style:parent-style-name="Text_20_body">
      <style:paragraph-properties fo:text-align="center" style:justify-single-word="false"/>
      <style:text-properties fo:color="#000000" style:font-name="Cantarell" officeooo:rsid="009e849a" officeooo:paragraph-rsid="00c5c908" style:font-name-asian="Source Han Serif CN" style:font-name-complex="Lohit Devanagari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1" fo:font-size="6pt" fo:font-style="normal" fo:text-shadow="none" style:text-underline-style="none" fo:font-weight="normal" officeooo:rsid="00662dd7" officeooo:paragraph-rsid="00dd296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" style:family="text">
      <style:text-properties style:font-name="Cantarell" officeooo:rsid="004783b0" style:font-name-asian="Source Han Serif CN" style:font-name-complex="Lohit Devanagari"/>
    </style:style>
    <style:style style:name="T2" style:family="text">
      <style:text-properties style:font-name="Cantarell" officeooo:rsid="0066e580" style:font-name-asian="Source Han Serif CN" style:font-name-complex="Lohit Devanagari"/>
    </style:style>
    <style:style style:name="T3" style:family="text">
      <style:text-properties style:font-name="Cantarell" officeooo:rsid="00872abf" style:font-name-asian="Source Han Serif CN" style:font-name-complex="Lohit Devanagari"/>
    </style:style>
    <style:style style:name="T4" style:family="text">
      <style:text-properties style:font-name="Cantarell" officeooo:rsid="00890d31" style:font-name-asian="Source Han Serif CN" style:font-name-complex="Lohit Devanagari"/>
    </style:style>
    <style:style style:name="T5" style:family="text">
      <style:text-properties style:font-name="Cantarell" officeooo:rsid="00982e9a" style:font-name-asian="Source Han Serif CN" style:font-name-complex="Lohit Devanagari"/>
    </style:style>
    <style:style style:name="T6" style:family="text">
      <style:text-properties style:font-name="Cantarell" officeooo:rsid="009e849a" style:font-name-asian="Source Han Serif CN" style:font-name-complex="Lohit Devanagari"/>
    </style:style>
    <style:style style:name="T7" style:family="text">
      <style:text-properties style:font-name="Cantarell" officeooo:rsid="009f8054" style:font-name-asian="Source Han Serif CN" style:font-name-complex="Lohit Devanagari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pt" fo:font-weight="normal" officeooo:rsid="003d9c07" style:font-size-asian="8pt" style:font-weight-asian="normal" style:font-size-complex="8pt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style:font-name="Cantarell" fo:font-size="7pt" officeooo:rsid="00433ef4" style:font-name-asian="Source Han Serif CN" style:font-size-asian="7pt" style:font-name-complex="Lohit Devanagari" style:font-size-complex="7pt"/>
    </style:style>
    <style:style style:name="T12" style:family="text">
      <style:text-properties fo:color="#000000" style:font-name="Liberation Serif" fo:font-size="7pt" officeooo:rsid="00433ef4" style:font-name-asian="Source Han Serif CN" style:font-size-asian="7pt" style:font-name-complex="Lohit Devanagari" style:font-size-complex="7pt"/>
    </style:style>
    <style:style style:name="T13" style:family="text">
      <style:text-properties fo:color="#000000" style:font-name="Liberation Serif" fo:font-size="7pt" officeooo:rsid="00a82143" style:font-name-asian="Source Han Serif CN" style:font-size-asian="7pt" style:font-name-complex="Lohit Devanagari" style:font-size-complex="7pt"/>
    </style:style>
    <style:style style:name="T14" style:family="text">
      <style:text-properties fo:color="#000000" style:font-name="Liberation Serif" fo:font-size="7pt" officeooo:rsid="00b54758" style:font-name-asian="Source Han Serif CN" style:font-size-asian="7pt" style:font-name-complex="Lohit Devanagari" style:font-size-complex="7pt"/>
    </style:style>
    <style:style style:name="T15" style:family="text">
      <style:text-properties fo:color="#000000" style:font-name="Liberation Serif" fo:font-size="7pt" officeooo:rsid="00bdc207" style:font-name-asian="Source Han Serif CN" style:font-size-asian="7pt" style:font-name-complex="Lohit Devanagari" style:font-size-complex="7pt"/>
    </style:style>
    <style:style style:name="T16" style:family="text">
      <style:text-properties fo:color="#000000" style:font-name="Liberation Serif" fo:font-size="7pt" officeooo:rsid="00d0ff84" style:font-name-asian="Source Han Serif CN" style:font-size-asian="7pt" style:font-name-complex="Lohit Devanagari" style:font-size-complex="7pt"/>
    </style:style>
    <style:style style:name="T17" style:family="text">
      <style:text-properties fo:color="#000000" officeooo:rsid="00982e9a"/>
    </style:style>
    <style:style style:name="T18" style:family="text">
      <style:text-properties fo:color="#000000" officeooo:rsid="0098d551"/>
    </style:style>
    <style:style style:name="T19" style:family="text">
      <style:text-properties fo:color="#000000" officeooo:rsid="009d147b"/>
    </style:style>
    <style:style style:name="T20" style:family="text">
      <style:text-properties fo:color="#000000" officeooo:rsid="00a1016e"/>
    </style:style>
    <style:style style:name="T21" style:family="text">
      <style:text-properties fo:color="#000000" officeooo:rsid="00a1b3d5"/>
    </style:style>
    <style:style style:name="T22" style:family="text">
      <style:text-properties fo:color="#000000" officeooo:rsid="00a82143"/>
    </style:style>
    <style:style style:name="T23" style:family="text">
      <style:text-properties fo:color="#000000" officeooo:rsid="00a92e4a"/>
    </style:style>
    <style:style style:name="T24" style:family="text">
      <style:text-properties fo:color="#000000" officeooo:rsid="00aa1800"/>
    </style:style>
    <style:style style:name="T25" style:family="text">
      <style:text-properties fo:color="#000000" officeooo:rsid="00aceafd"/>
    </style:style>
    <style:style style:name="T26" style:family="text">
      <style:text-properties fo:color="#000000" officeooo:rsid="00b5d76b"/>
    </style:style>
    <style:style style:name="T27" style:family="text">
      <style:text-properties fo:color="#000000" officeooo:rsid="00b6b457"/>
    </style:style>
    <style:style style:name="T28" style:family="text">
      <style:text-properties fo:color="#000000" officeooo:rsid="00b8a5d2"/>
    </style:style>
    <style:style style:name="T29" style:family="text">
      <style:text-properties fo:color="#000000" officeooo:rsid="00b9aa5a"/>
    </style:style>
    <style:style style:name="T30" style:family="text">
      <style:text-properties fo:color="#000000" officeooo:rsid="00ba23b3"/>
    </style:style>
    <style:style style:name="T31" style:family="text">
      <style:text-properties fo:color="#000000" officeooo:rsid="00bb3b8e"/>
    </style:style>
    <style:style style:name="T32" style:family="text">
      <style:text-properties fo:color="#000000" officeooo:rsid="00c09f1c"/>
    </style:style>
    <style:style style:name="T33" style:family="text">
      <style:text-properties fo:color="#000000" officeooo:rsid="00c1651c"/>
    </style:style>
    <style:style style:name="T34" style:family="text">
      <style:text-properties fo:color="#000000" officeooo:rsid="00c17d71"/>
    </style:style>
    <style:style style:name="T35" style:family="text">
      <style:text-properties fo:color="#000000" officeooo:rsid="00c1b46a"/>
    </style:style>
    <style:style style:name="T36" style:family="text">
      <style:text-properties fo:color="#000000" officeooo:rsid="00c2b6c8"/>
    </style:style>
    <style:style style:name="T37" style:family="text">
      <style:text-properties fo:color="#000000" officeooo:rsid="00c42adb"/>
    </style:style>
    <style:style style:name="T38" style:family="text">
      <style:text-properties fo:color="#000000" officeooo:rsid="00c6b0c5"/>
    </style:style>
    <style:style style:name="T39" style:family="text">
      <style:text-properties fo:color="#000000" officeooo:rsid="00ca2822"/>
    </style:style>
    <style:style style:name="T40" style:family="text">
      <style:text-properties fo:color="#000000" officeooo:rsid="00cbebc4"/>
    </style:style>
    <style:style style:name="T41" style:family="text">
      <style:text-properties fo:color="#000000" officeooo:rsid="00cf6284"/>
    </style:style>
    <style:style style:name="T42" style:family="text">
      <style:text-properties fo:color="#000000" officeooo:rsid="00d0e628"/>
    </style:style>
    <style:style style:name="T43" style:family="text">
      <style:text-properties fo:color="#000000" officeooo:rsid="00d25ddb"/>
    </style:style>
    <style:style style:name="T44" style:family="text">
      <style:text-properties fo:color="#000000" officeooo:rsid="00d37991"/>
    </style:style>
    <style:style style:name="T45" style:family="text">
      <style:text-properties fo:color="#000000" officeooo:rsid="00d66e26"/>
    </style:style>
    <style:style style:name="T46" style:family="text">
      <style:text-properties fo:color="#000000" officeooo:rsid="00d7ee43"/>
    </style:style>
    <style:style style:name="T47" style:family="text">
      <style:text-properties fo:color="#000000" officeooo:rsid="00d905a2"/>
    </style:style>
    <style:style style:name="T48" style:family="text">
      <style:text-properties fo:color="#000000" officeooo:rsid="00da839b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98d551" style:font-style-asian="italic" style:font-style-complex="italic"/>
    </style:style>
    <style:style style:name="T51" style:family="text">
      <style:text-properties fo:font-style="italic" officeooo:rsid="00a92e4a" style:font-style-asian="italic" style:font-style-complex="italic"/>
    </style:style>
    <style:style style:name="T52" style:family="text">
      <style:text-properties fo:font-style="italic" officeooo:rsid="00aa1800" style:font-style-asian="italic" style:font-style-complex="italic"/>
    </style:style>
    <style:style style:name="T53" style:family="text">
      <style:text-properties fo:font-style="italic" officeooo:rsid="00aceafd" style:font-style-asian="italic" style:font-style-complex="italic"/>
    </style:style>
    <style:style style:name="T54" style:family="text">
      <style:text-properties fo:font-style="italic" officeooo:rsid="00b5d76b" style:font-style-asian="italic" style:font-style-complex="italic"/>
    </style:style>
    <style:style style:name="T55" style:family="text">
      <style:text-properties fo:font-style="italic" officeooo:rsid="00b6b457" style:font-style-asian="italic" style:font-style-complex="italic"/>
    </style:style>
    <style:style style:name="T56" style:family="text">
      <style:text-properties fo:font-style="italic" officeooo:rsid="00b8a5d2" style:font-style-asian="italic" style:font-style-complex="italic"/>
    </style:style>
    <style:style style:name="T57" style:family="text">
      <style:text-properties fo:font-style="italic" officeooo:rsid="00b9aa5a" style:font-style-asian="italic" style:font-style-complex="italic"/>
    </style:style>
    <style:style style:name="T58" style:family="text">
      <style:text-properties fo:font-style="italic" officeooo:rsid="00ba23b3" style:font-style-asian="italic" style:font-style-complex="italic"/>
    </style:style>
    <style:style style:name="T59" style:family="text">
      <style:text-properties fo:font-style="italic" officeooo:rsid="00bb3b8e" style:font-style-asian="italic" style:font-style-complex="italic"/>
    </style:style>
    <style:style style:name="T60" style:family="text">
      <style:text-properties fo:font-style="italic" officeooo:rsid="00c09f1c" style:font-style-asian="italic" style:font-style-complex="italic"/>
    </style:style>
    <style:style style:name="T61" style:family="text">
      <style:text-properties fo:font-style="italic" officeooo:rsid="00c1651c" style:font-style-asian="italic" style:font-style-complex="italic"/>
    </style:style>
    <style:style style:name="T62" style:family="text">
      <style:text-properties fo:font-style="italic" officeooo:rsid="00c17d71" style:font-style-asian="italic" style:font-style-complex="italic"/>
    </style:style>
    <style:style style:name="T63" style:family="text">
      <style:text-properties fo:font-style="italic" officeooo:rsid="00c2b6c8" style:font-style-asian="italic" style:font-style-complex="italic"/>
    </style:style>
    <style:style style:name="T64" style:family="text">
      <style:text-properties fo:font-style="italic" officeooo:rsid="00c42adb" style:font-style-asian="italic" style:font-style-complex="italic"/>
    </style:style>
    <style:style style:name="T65" style:family="text">
      <style:text-properties fo:font-style="italic" officeooo:rsid="00c1b46a" style:font-style-asian="italic" style:font-style-complex="italic"/>
    </style:style>
    <style:style style:name="T66" style:family="text">
      <style:text-properties fo:font-style="italic" officeooo:rsid="00c60f98" style:font-style-asian="italic" style:font-style-complex="italic"/>
    </style:style>
    <style:style style:name="T67" style:family="text">
      <style:text-properties officeooo:rsid="0097e84a"/>
    </style:style>
    <style:style style:name="T68" style:family="text">
      <style:text-properties fo:color="#0a6a1d"/>
    </style:style>
    <style:style style:name="T69" style:family="text">
      <style:text-properties fo:color="#0a6a1d" fo:font-style="italic" style:font-style-asian="italic" style:font-style-complex="italic"/>
    </style:style>
    <style:style style:name="T70" style:family="text">
      <style:text-properties fo:color="#0a6a1d" officeooo:rsid="0098d551"/>
    </style:style>
    <style:style style:name="T71" style:family="text">
      <style:text-properties fo:color="#0a6a1d" fo:font-style="normal" style:font-style-asian="normal" style:font-style-complex="normal"/>
    </style:style>
    <style:style style:name="T72" style:family="text">
      <style:text-properties fo:color="#0a6a1d" officeooo:rsid="00aceafd"/>
    </style:style>
    <style:style style:name="T73" style:family="text">
      <style:text-properties fo:color="#0a6a1d" officeooo:rsid="00b9aa5a"/>
    </style:style>
    <style:style style:name="T74" style:family="text">
      <style:text-properties officeooo:rsid="0098d551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officeooo:rsid="00a92e4a"/>
    </style:style>
    <style:style style:name="T77" style:family="text">
      <style:text-properties officeooo:rsid="00aa1800"/>
    </style:style>
    <style:style style:name="T78" style:family="text">
      <style:text-properties officeooo:rsid="00aceafd"/>
    </style:style>
    <style:style style:name="T79" style:family="text">
      <style:text-properties officeooo:rsid="00b5d76b"/>
    </style:style>
    <style:style style:name="T80" style:family="text">
      <style:text-properties officeooo:rsid="00b6b457"/>
    </style:style>
    <style:style style:name="T81" style:family="text">
      <style:text-properties officeooo:rsid="00b8a5d2"/>
    </style:style>
    <style:style style:name="T82" style:family="text">
      <style:text-properties officeooo:rsid="00b9aa5a"/>
    </style:style>
    <style:style style:name="T83" style:family="text">
      <style:text-properties officeooo:rsid="00ba23b3"/>
    </style:style>
    <style:style style:name="T84" style:family="text">
      <style:text-properties officeooo:rsid="00bb3b8e"/>
    </style:style>
    <style:style style:name="T85" style:family="text">
      <style:text-properties officeooo:rsid="00c09f1c"/>
    </style:style>
    <style:style style:name="T86" style:family="text">
      <style:text-properties officeooo:rsid="00c1651c"/>
    </style:style>
    <style:style style:name="T87" style:family="text">
      <style:text-properties officeooo:rsid="00c17d71"/>
    </style:style>
    <style:style style:name="T88" style:family="text">
      <style:text-properties officeooo:rsid="00c1b46a"/>
    </style:style>
    <style:style style:name="T89" style:family="text">
      <style:text-properties officeooo:rsid="00c2b6c8"/>
    </style:style>
    <style:style style:name="T90" style:family="text">
      <style:text-properties officeooo:rsid="00c42adb"/>
    </style:style>
    <style:style style:name="T91" style:family="text">
      <style:text-properties officeooo:rsid="00c6b0c5"/>
    </style:style>
    <style:style style:name="T92" style:family="text">
      <style:text-properties officeooo:rsid="00ca2822"/>
    </style:style>
    <style:style style:name="T93" style:family="text">
      <style:text-properties officeooo:rsid="00cbebc4"/>
    </style:style>
    <style:style style:name="T94" style:family="text">
      <style:text-properties officeooo:rsid="00cf6284"/>
    </style:style>
    <style:style style:name="T95" style:family="text">
      <style:text-properties officeooo:rsid="00d0e628"/>
    </style:style>
    <style:style style:name="T96" style:family="text">
      <style:text-properties officeooo:rsid="00d25ddb"/>
    </style:style>
    <style:style style:name="T97" style:family="text">
      <style:text-properties officeooo:rsid="00d37991"/>
    </style:style>
    <style:style style:name="T98" style:family="text">
      <style:text-properties fo:color="#0b00e4" officeooo:rsid="00d25ddb"/>
    </style:style>
    <style:style style:name="T99" style:family="text">
      <style:text-properties officeooo:rsid="00d66e26"/>
    </style:style>
    <style:style style:name="T100" style:family="text">
      <style:text-properties officeooo:rsid="00d7ee43"/>
    </style:style>
    <style:style style:name="T101" style:family="text">
      <style:text-properties officeooo:rsid="00d905a2"/>
    </style:style>
    <style:style style:name="T102" style:family="text">
      <style:text-properties officeooo:rsid="00da839b"/>
    </style:style>
    <style:style style:name="T103" style:family="text">
      <style:text-properties officeooo:rsid="00674c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T11">(pāgina </text:span><text:span text:style-name="T12">I</text:span><text:span text:style-name="T11">)</text:span></text:p>
      <text:p text:style-name="P11"><text:span text:style-name="T2">N</text:span><text:span text:style-name="T4">ō</text:span><text:span text:style-name="T2">m</text:span><text:span text:style-name="T3">i</text:span><text:span text:style-name="T2">n</text:span><text:span text:style-name="T3">a</text:span><text:span text:style-name="T1"> </text:span><text:span text:style-name="T5">exempla </text:span><text:span text:style-name="T6">(</text:span><text:span text:style-name="T2">dēcl</text:span><text:span text:style-name="T3">ī</text:span><text:span text:style-name="T2">n</text:span><text:span text:style-name="T3">ā</text:span><text:span text:style-name="T2">tiō</text:span><text:span text:style-name="T3"> </text:span><text:span text:style-name="T7">prīma</text:span><text:span text:style-name="T6">)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able:table table:name="Table27" table:style-name="Table27">
                    <table:table-column table:style-name="Table27.A"/>
                    <table:table-column table:style-name="Table27.B"/>
                    <table:table-column table:style-name="Table27.C"/>
                    <table:table-row table:style-name="Table27.1">
                      <table:table-cell table:style-name="Table27.A1" table:number-columns-spanned="3" office:value-type="string">
                        <text:p text:style-name="P35">agricol<text:span text:style-name="T68">a</text:span>, -<text:span text:style-name="T68">ae</text:span><text:span text:style-name="T49"> <text:s/>m</text:span></text:p>
                      </table:table-cell>
                      <table:covered-table-cell/>
                      <table:covered-table-cell/>
                    </table:table-row>
                    <table:table-row table:style-name="Table27.1">
                      <table:table-cell table:style-name="Table27.A2" office:value-type="string">
                        <text:p text:style-name="P17"><text:span text:style-name="Strong_20_Emphasis"><text:span text:style-name="T9">C</text:span></text:span><text:span text:style-name="Strong_20_Emphasis"><text:span text:style-name="T8">āsūs</text:span></text:span></text:p>
                      </table:table-cell>
                      <table:table-cell table:style-name="Table27.B2" office:value-type="string">
                        <text:p text:style-name="P26">Singulāris</text:p>
                      </table:table-cell>
                      <table:table-cell table:style-name="Table27.C2" office:value-type="string">
                        <text:p text:style-name="P61">Plūrālis</text:p>
                      </table:table-cell>
                    </table:table-row>
                    <table:table-row table:style-name="Table27.3">
                      <table:table-cell table:style-name="Table27.A3" office:value-type="string">
                        <text:p text:style-name="P17">Nom</text:p>
                      </table:table-cell>
                      <table:table-cell table:style-name="Table27.B3" office:value-type="string">
                        <text:p text:style-name="P51"><text:span text:style-name="T17">agricol</text:span>a</text:p>
                      </table:table-cell>
                      <table:table-cell table:style-name="Table27.C3" office:value-type="string">
                        <text:p text:style-name="P51"><text:span text:style-name="T17">agricol</text:span>ae</text:p>
                      </table:table-cell>
                    </table:table-row>
                    <table:table-row table:style-name="Table27.4">
                      <table:table-cell table:style-name="Table27.A3" office:value-type="string">
                        <text:p text:style-name="P17">Acc</text:p>
                      </table:table-cell>
                      <table:table-cell table:style-name="Table27.B3" office:value-type="string">
                        <text:p text:style-name="P51"><text:span text:style-name="T17">agricol</text:span>am</text:p>
                      </table:table-cell>
                      <table:table-cell table:style-name="Table27.C3" office:value-type="string">
                        <text:p text:style-name="P51"><text:span text:style-name="T17">agricol</text:span>as</text:p>
                      </table:table-cell>
                    </table:table-row>
                    <table:table-row table:style-name="Table27.5">
                      <table:table-cell table:style-name="Table27.A3" office:value-type="string">
                        <text:p text:style-name="P17">Gen</text:p>
                      </table:table-cell>
                      <table:table-cell table:style-name="Table27.B3" office:value-type="string">
                        <text:p text:style-name="P51"><text:span text:style-name="T17">agricol</text:span>ae</text:p>
                      </table:table-cell>
                      <table:table-cell table:style-name="Table27.C3" office:value-type="string">
                        <text:p text:style-name="P51"><text:span text:style-name="T17">agricol</text:span>ārum</text:p>
                      </table:table-cell>
                    </table:table-row>
                    <table:table-row table:style-name="Table27.6">
                      <table:table-cell table:style-name="Table27.A3" office:value-type="string">
                        <text:p text:style-name="P17">Dat</text:p>
                      </table:table-cell>
                      <table:table-cell table:style-name="Table27.B3" office:value-type="string">
                        <text:p text:style-name="P51"><text:span text:style-name="T17">agricol</text:span>ae</text:p>
                      </table:table-cell>
                      <table:table-cell table:style-name="Table27.C3" office:value-type="string">
                        <text:p text:style-name="P51"><text:span text:style-name="T17">agricol</text:span>īs</text:p>
                      </table:table-cell>
                    </table:table-row>
                    <table:table-row table:style-name="Table27.7">
                      <table:table-cell table:style-name="Table27.A3" office:value-type="string">
                        <text:p text:style-name="P17">Abl</text:p>
                      </table:table-cell>
                      <table:table-cell table:style-name="Table27.B3" office:value-type="string">
                        <text:p text:style-name="P51"><text:span text:style-name="T17">agricol</text:span>ā</text:p>
                      </table:table-cell>
                      <table:table-cell table:style-name="Table27.C3" office:value-type="string">
                        <text:p text:style-name="P51"><text:span text:style-name="T17">agricol</text:span>īs</text:p>
                      </table:table-cell>
                    </table:table-row>
                  </table:table>
                  <text:p text:style-name="P3"/>
                  <table:table table:name="Table28" table:style-name="Table28">
                    <table:table-column table:style-name="Table28.A"/>
                    <table:table-column table:style-name="Table28.B"/>
                    <table:table-column table:style-name="Table28.C"/>
                    <table:table-row table:style-name="Table28.1">
                      <table:table-cell table:style-name="Table28.A1" table:number-columns-spanned="3" office:value-type="string">
                        <text:p text:style-name="P36">poēt<text:span text:style-name="T68">a</text:span>, -<text:span text:style-name="T68">ae</text:span><text:span text:style-name="T49"> <text:s/>m</text:span></text:p>
                      </table:table-cell>
                      <table:covered-table-cell/>
                      <table:covered-table-cell/>
                    </table:table-row>
                    <table:table-row table:style-name="Table28.1">
                      <table:table-cell table:style-name="Table28.A2" office:value-type="string">
                        <text:p text:style-name="P17"><text:span text:style-name="Strong_20_Emphasis"><text:span text:style-name="T9">C</text:span></text:span><text:span text:style-name="Strong_20_Emphasis"><text:span text:style-name="T8">āsūs</text:span></text:span></text:p>
                      </table:table-cell>
                      <table:table-cell table:style-name="Table28.B2" office:value-type="string">
                        <text:p text:style-name="P26">Singulāris</text:p>
                      </table:table-cell>
                      <table:table-cell table:style-name="Table28.C2" office:value-type="string">
                        <text:p text:style-name="P69">Plūrālis</text:p>
                      </table:table-cell>
                    </table:table-row>
                    <table:table-row table:style-name="Table28.3">
                      <table:table-cell table:style-name="Table28.A3" office:value-type="string">
                        <text:p text:style-name="P17">Nom</text:p>
                      </table:table-cell>
                      <table:table-cell table:style-name="Table28.B3" office:value-type="string">
                        <text:p text:style-name="P51"><text:span text:style-name="T18">poēt</text:span>a</text:p>
                      </table:table-cell>
                      <table:table-cell table:style-name="Table28.C3" office:value-type="string">
                        <text:p text:style-name="P51"><text:span text:style-name="T18">poēt</text:span>ae</text:p>
                      </table:table-cell>
                    </table:table-row>
                    <table:table-row table:style-name="Table28.4">
                      <table:table-cell table:style-name="Table28.A3" office:value-type="string">
                        <text:p text:style-name="P17">Acc</text:p>
                      </table:table-cell>
                      <table:table-cell table:style-name="Table28.B3" office:value-type="string">
                        <text:p text:style-name="P51"><text:span text:style-name="T18">poēt</text:span>am</text:p>
                      </table:table-cell>
                      <table:table-cell table:style-name="Table28.C3" office:value-type="string">
                        <text:p text:style-name="P51"><text:span text:style-name="T18">poēt</text:span>as</text:p>
                      </table:table-cell>
                    </table:table-row>
                    <table:table-row table:style-name="Table28.5">
                      <table:table-cell table:style-name="Table28.A3" office:value-type="string">
                        <text:p text:style-name="P17">Gen</text:p>
                      </table:table-cell>
                      <table:table-cell table:style-name="Table28.B3" office:value-type="string">
                        <text:p text:style-name="P51"><text:span text:style-name="T18">poēt</text:span>ae</text:p>
                      </table:table-cell>
                      <table:table-cell table:style-name="Table28.C3" office:value-type="string">
                        <text:p text:style-name="P51"><text:span text:style-name="T18">poēt</text:span>ārum</text:p>
                      </table:table-cell>
                    </table:table-row>
                    <table:table-row table:style-name="Table28.6">
                      <table:table-cell table:style-name="Table28.A3" office:value-type="string">
                        <text:p text:style-name="P17">Dat</text:p>
                      </table:table-cell>
                      <table:table-cell table:style-name="Table28.B3" office:value-type="string">
                        <text:p text:style-name="P51"><text:span text:style-name="T18">poēt</text:span>ae</text:p>
                      </table:table-cell>
                      <table:table-cell table:style-name="Table28.C3" office:value-type="string">
                        <text:p text:style-name="P51"><text:span text:style-name="T18">poēt</text:span>īs</text:p>
                      </table:table-cell>
                    </table:table-row>
                    <table:table-row table:style-name="Table28.7">
                      <table:table-cell table:style-name="Table28.A3" office:value-type="string">
                        <text:p text:style-name="P17">Abl</text:p>
                      </table:table-cell>
                      <table:table-cell table:style-name="Table28.B3" office:value-type="string">
                        <text:p text:style-name="P51"><text:span text:style-name="T18">poēt</text:span>ā</text:p>
                      </table:table-cell>
                      <table:table-cell table:style-name="Table28.C3" office:value-type="string">
                        <text:p text:style-name="P51"><text:span text:style-name="T18">poēt</text:span>īs</text:p>
                      </table:table-cell>
                    </table:table-row>
                  </table:table>
                  <text:p text:style-name="P3"/>
                  <table:table table:name="Table29" table:style-name="Table29">
                    <table:table-column table:style-name="Table29.A"/>
                    <table:table-column table:style-name="Table29.B"/>
                    <table:table-column table:style-name="Table29.C"/>
                    <table:table-row table:style-name="Table29.1">
                      <table:table-cell table:style-name="Table29.A1" table:number-columns-spanned="3" office:value-type="string">
                        <text:p text:style-name="P37">adven<text:span text:style-name="T68">a</text:span>, -<text:span text:style-name="T68">ae </text:span><text:span text:style-name="T49"><text:s/>n</text:span></text:p>
                      </table:table-cell>
                      <table:covered-table-cell/>
                      <table:covered-table-cell/>
                    </table:table-row>
                    <table:table-row table:style-name="Table29.1">
                      <table:table-cell table:style-name="Table29.A2" office:value-type="string">
                        <text:p text:style-name="P17"><text:span text:style-name="Strong_20_Emphasis"><text:span text:style-name="T9">C</text:span></text:span><text:span text:style-name="Strong_20_Emphasis"><text:span text:style-name="T8">āsūs</text:span></text:span></text:p>
                      </table:table-cell>
                      <table:table-cell table:style-name="Table29.B2" office:value-type="string">
                        <text:p text:style-name="P26">Singulāris</text:p>
                      </table:table-cell>
                      <table:table-cell table:style-name="Table29.C2" office:value-type="string">
                        <text:p text:style-name="P61">Plūrālis</text:p>
                      </table:table-cell>
                    </table:table-row>
                    <table:table-row table:style-name="Table29.3">
                      <table:table-cell table:style-name="Table29.A3" office:value-type="string">
                        <text:p text:style-name="P17">Nom</text:p>
                      </table:table-cell>
                      <table:table-cell table:style-name="Table29.B3" office:value-type="string">
                        <text:p text:style-name="P51"><text:span text:style-name="T21">adven</text:span>a</text:p>
                      </table:table-cell>
                      <table:table-cell table:style-name="Table29.C3" office:value-type="string">
                        <text:p text:style-name="P51"><text:span text:style-name="T21">adven</text:span>ae</text:p>
                      </table:table-cell>
                    </table:table-row>
                    <table:table-row table:style-name="Table29.4">
                      <table:table-cell table:style-name="Table29.A3" office:value-type="string">
                        <text:p text:style-name="P17">Acc</text:p>
                      </table:table-cell>
                      <table:table-cell table:style-name="Table29.B3" office:value-type="string">
                        <text:p text:style-name="P51"><text:span text:style-name="T21">adven</text:span>am</text:p>
                      </table:table-cell>
                      <table:table-cell table:style-name="Table29.C3" office:value-type="string">
                        <text:p text:style-name="P51"><text:span text:style-name="T21">adven</text:span>as</text:p>
                      </table:table-cell>
                    </table:table-row>
                    <table:table-row table:style-name="Table29.5">
                      <table:table-cell table:style-name="Table29.A3" office:value-type="string">
                        <text:p text:style-name="P17">Gen</text:p>
                      </table:table-cell>
                      <table:table-cell table:style-name="Table29.B3" office:value-type="string">
                        <text:p text:style-name="P51"><text:span text:style-name="T21">adven</text:span>ae</text:p>
                      </table:table-cell>
                      <table:table-cell table:style-name="Table29.C3" office:value-type="string">
                        <text:p text:style-name="P51"><text:span text:style-name="T21">adven</text:span>ārum</text:p>
                      </table:table-cell>
                    </table:table-row>
                    <table:table-row table:style-name="Table29.6">
                      <table:table-cell table:style-name="Table29.A3" office:value-type="string">
                        <text:p text:style-name="P17">Dat</text:p>
                      </table:table-cell>
                      <table:table-cell table:style-name="Table29.B3" office:value-type="string">
                        <text:p text:style-name="P51"><text:span text:style-name="T21">adven</text:span>ae</text:p>
                      </table:table-cell>
                      <table:table-cell table:style-name="Table29.C3" office:value-type="string">
                        <text:p text:style-name="P51"><text:span text:style-name="T21">adven</text:span>īs</text:p>
                      </table:table-cell>
                    </table:table-row>
                    <table:table-row table:style-name="Table29.7">
                      <table:table-cell table:style-name="Table29.A3" office:value-type="string">
                        <text:p text:style-name="P17">Abl</text:p>
                      </table:table-cell>
                      <table:table-cell table:style-name="Table29.B3" office:value-type="string">
                        <text:p text:style-name="P51"><text:span text:style-name="T21">adven</text:span>ā</text:p>
                      </table:table-cell>
                      <table:table-cell table:style-name="Table29.C3" office:value-type="string">
                        <text:p text:style-name="P51"><text:span text:style-name="T21">adven</text:span>īs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P3"/>
          </table:table-cell>
          <table:table-cell table:style-name="Table25.A1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able:table table:name="Table31" table:style-name="Table31">
                    <table:table-column table:style-name="Table31.A"/>
                    <table:table-column table:style-name="Table31.B"/>
                    <table:table-column table:style-name="Table31.C"/>
                    <table:table-row table:style-name="Table31.1">
                      <table:table-cell table:style-name="Table31.A1" table:number-columns-spanned="3" office:value-type="string">
                        <text:p text:style-name="P38">naut<text:span text:style-name="T68">a</text:span>, -<text:span text:style-name="T68">ae</text:span><text:span text:style-name="T49"> <text:s/>m</text:span></text:p>
                      </table:table-cell>
                      <table:covered-table-cell/>
                      <table:covered-table-cell/>
                    </table:table-row>
                    <table:table-row table:style-name="Table31.1">
                      <table:table-cell table:style-name="Table31.A2" office:value-type="string">
                        <text:p text:style-name="P17"><text:span text:style-name="Strong_20_Emphasis"><text:span text:style-name="T9">C</text:span></text:span><text:span text:style-name="Strong_20_Emphasis"><text:span text:style-name="T8">āsūs</text:span></text:span></text:p>
                      </table:table-cell>
                      <table:table-cell table:style-name="Table31.B2" office:value-type="string">
                        <text:p text:style-name="P26">Singulāris</text:p>
                      </table:table-cell>
                      <table:table-cell table:style-name="Table31.C2" office:value-type="string">
                        <text:p text:style-name="P61">Plūrālis</text:p>
                      </table:table-cell>
                    </table:table-row>
                    <table:table-row table:style-name="Table31.3">
                      <table:table-cell table:style-name="Table31.A3" office:value-type="string">
                        <text:p text:style-name="P17">Nom</text:p>
                      </table:table-cell>
                      <table:table-cell table:style-name="Table31.B3" office:value-type="string">
                        <text:p text:style-name="P51"><text:span text:style-name="T19">naut</text:span>a</text:p>
                      </table:table-cell>
                      <table:table-cell table:style-name="Table31.C3" office:value-type="string">
                        <text:p text:style-name="P51"><text:span text:style-name="T19">naut</text:span>ae</text:p>
                      </table:table-cell>
                    </table:table-row>
                    <table:table-row table:style-name="Table31.4">
                      <table:table-cell table:style-name="Table31.A3" office:value-type="string">
                        <text:p text:style-name="P17">Acc</text:p>
                      </table:table-cell>
                      <table:table-cell table:style-name="Table31.B3" office:value-type="string">
                        <text:p text:style-name="P51"><text:span text:style-name="T19">naut</text:span>am</text:p>
                      </table:table-cell>
                      <table:table-cell table:style-name="Table31.C3" office:value-type="string">
                        <text:p text:style-name="P51"><text:span text:style-name="T19">naut</text:span>as</text:p>
                      </table:table-cell>
                    </table:table-row>
                    <table:table-row table:style-name="Table31.5">
                      <table:table-cell table:style-name="Table31.A3" office:value-type="string">
                        <text:p text:style-name="P17">Gen</text:p>
                      </table:table-cell>
                      <table:table-cell table:style-name="Table31.B3" office:value-type="string">
                        <text:p text:style-name="P51"><text:span text:style-name="T19">naut</text:span>ae</text:p>
                      </table:table-cell>
                      <table:table-cell table:style-name="Table31.C3" office:value-type="string">
                        <text:p text:style-name="P51"><text:span text:style-name="T19">naut</text:span>ārum</text:p>
                      </table:table-cell>
                    </table:table-row>
                    <table:table-row table:style-name="Table31.6">
                      <table:table-cell table:style-name="Table31.A3" office:value-type="string">
                        <text:p text:style-name="P17">Dat</text:p>
                      </table:table-cell>
                      <table:table-cell table:style-name="Table31.B3" office:value-type="string">
                        <text:p text:style-name="P51"><text:span text:style-name="T19">naut</text:span>ae</text:p>
                      </table:table-cell>
                      <table:table-cell table:style-name="Table31.C3" office:value-type="string">
                        <text:p text:style-name="P51"><text:span text:style-name="T19">naut</text:span>īs</text:p>
                      </table:table-cell>
                    </table:table-row>
                    <table:table-row table:style-name="Table31.7">
                      <table:table-cell table:style-name="Table31.A3" office:value-type="string">
                        <text:p text:style-name="P17">Abl</text:p>
                      </table:table-cell>
                      <table:table-cell table:style-name="Table31.B3" office:value-type="string">
                        <text:p text:style-name="P51"><text:span text:style-name="T19">naut</text:span>ā</text:p>
                      </table:table-cell>
                      <table:table-cell table:style-name="Table31.C3" office:value-type="string">
                        <text:p text:style-name="P51"><text:span text:style-name="T19">naut</text:span>īs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P3"/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row table:style-name="Table32.1">
                <table:table-cell table:style-name="Table32.A1" table:number-columns-spanned="3" office:value-type="string">
                  <text:p text:style-name="P39">scrīb<text:span text:style-name="T68">a</text:span>, <text:span text:style-name="T74">-</text:span><text:span text:style-name="T70">ae</text:span><text:span text:style-name="T74"> </text:span><text:span text:style-name="T50"><text:s/>m</text:span></text:p>
                </table:table-cell>
                <table:covered-table-cell/>
                <table:covered-table-cell/>
              </table:table-row>
              <table:table-row table:style-name="Table32.1">
                <table:table-cell table:style-name="Table32.A2" office:value-type="string">
                  <text:p text:style-name="P17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32.B2" office:value-type="string">
                  <text:p text:style-name="P26">Singulāris</text:p>
                </table:table-cell>
                <table:table-cell table:style-name="Table32.C2" office:value-type="string">
                  <text:p text:style-name="P61">Plūrālis</text:p>
                </table:table-cell>
              </table:table-row>
              <table:table-row table:style-name="Table32.3">
                <table:table-cell table:style-name="Table32.A3" office:value-type="string">
                  <text:p text:style-name="P17">Nom</text:p>
                </table:table-cell>
                <table:table-cell table:style-name="Table32.B3" office:value-type="string">
                  <text:p text:style-name="P51"><text:span text:style-name="T20">scrīb</text:span>a</text:p>
                </table:table-cell>
                <table:table-cell table:style-name="Table32.C3" office:value-type="string">
                  <text:p text:style-name="P51"><text:span text:style-name="T20">scrīb</text:span>ae</text:p>
                </table:table-cell>
              </table:table-row>
              <table:table-row table:style-name="Table32.4">
                <table:table-cell table:style-name="Table32.A3" office:value-type="string">
                  <text:p text:style-name="P17">Acc</text:p>
                </table:table-cell>
                <table:table-cell table:style-name="Table32.B3" office:value-type="string">
                  <text:p text:style-name="P51"><text:span text:style-name="T20">scrīb</text:span>am</text:p>
                </table:table-cell>
                <table:table-cell table:style-name="Table32.C3" office:value-type="string">
                  <text:p text:style-name="P51"><text:span text:style-name="T20">scrīb</text:span>as</text:p>
                </table:table-cell>
              </table:table-row>
              <table:table-row table:style-name="Table32.5">
                <table:table-cell table:style-name="Table32.A3" office:value-type="string">
                  <text:p text:style-name="P17">Gen</text:p>
                </table:table-cell>
                <table:table-cell table:style-name="Table32.B3" office:value-type="string">
                  <text:p text:style-name="P51"><text:span text:style-name="T20">scrīb</text:span>ae</text:p>
                </table:table-cell>
                <table:table-cell table:style-name="Table32.C3" office:value-type="string">
                  <text:p text:style-name="P51"><text:span text:style-name="T20">scrīb</text:span>ārum</text:p>
                </table:table-cell>
              </table:table-row>
              <table:table-row table:style-name="Table32.6">
                <table:table-cell table:style-name="Table32.A3" office:value-type="string">
                  <text:p text:style-name="P17">Dat</text:p>
                </table:table-cell>
                <table:table-cell table:style-name="Table32.B3" office:value-type="string">
                  <text:p text:style-name="P51"><text:span text:style-name="T20">scrīb</text:span>ae</text:p>
                </table:table-cell>
                <table:table-cell table:style-name="Table32.C3" office:value-type="string">
                  <text:p text:style-name="P51"><text:span text:style-name="T20">scrīb</text:span>īs</text:p>
                </table:table-cell>
              </table:table-row>
              <table:table-row table:style-name="Table32.7">
                <table:table-cell table:style-name="Table32.A3" office:value-type="string">
                  <text:p text:style-name="P17">Abl</text:p>
                </table:table-cell>
                <table:table-cell table:style-name="Table32.B3" office:value-type="string">
                  <text:p text:style-name="P51"><text:span text:style-name="T20">scrīb</text:span>ā</text:p>
                </table:table-cell>
                <table:table-cell table:style-name="Table32.C3" office:value-type="string">
                  <text:p text:style-name="P51"><text:span text:style-name="T20">scrīb</text:span>īs</text:p>
                </table:table-cell>
              </table:table-row>
            </table:table>
            <text:p text:style-name="P3"/>
            <table:table table:name="Table33" table:style-name="Table33">
              <table:table-column table:style-name="Table33.A"/>
              <table:table-column table:style-name="Table33.B"/>
              <table:table-column table:style-name="Table33.C"/>
              <table:table-row table:style-name="Table33.1">
                <table:table-cell table:style-name="Table33.A1" table:number-columns-spanned="3" office:value-type="string">
                  <text:p text:style-name="P37">incol<text:span text:style-name="T68">a</text:span>, -<text:span text:style-name="T68">ae</text:span> <text:span text:style-name="T49"><text:s/>n</text:span></text:p>
                </table:table-cell>
                <table:covered-table-cell/>
                <table:covered-table-cell/>
              </table:table-row>
              <table:table-row table:style-name="Table33.1">
                <table:table-cell table:style-name="Table33.A2" office:value-type="string">
                  <text:p text:style-name="P17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33.B2" office:value-type="string">
                  <text:p text:style-name="P26">Singulāris</text:p>
                </table:table-cell>
                <table:table-cell table:style-name="Table33.C2" office:value-type="string">
                  <text:p text:style-name="P61">Plūrālis</text:p>
                </table:table-cell>
              </table:table-row>
              <table:table-row table:style-name="Table33.3">
                <table:table-cell table:style-name="Table33.A3" office:value-type="string">
                  <text:p text:style-name="P17">Nom</text:p>
                </table:table-cell>
                <table:table-cell table:style-name="Table33.B3" office:value-type="string">
                  <text:p text:style-name="P51"><text:span text:style-name="T21">incol</text:span>a</text:p>
                </table:table-cell>
                <table:table-cell table:style-name="Table33.C3" office:value-type="string">
                  <text:p text:style-name="P51"><text:span text:style-name="T21">incol</text:span>ae</text:p>
                </table:table-cell>
              </table:table-row>
              <table:table-row table:style-name="Table33.4">
                <table:table-cell table:style-name="Table33.A3" office:value-type="string">
                  <text:p text:style-name="P17">Acc</text:p>
                </table:table-cell>
                <table:table-cell table:style-name="Table33.B3" office:value-type="string">
                  <text:p text:style-name="P51"><text:span text:style-name="T21">incol</text:span>am</text:p>
                </table:table-cell>
                <table:table-cell table:style-name="Table33.C3" office:value-type="string">
                  <text:p text:style-name="P51"><text:span text:style-name="T21">incol</text:span>as</text:p>
                </table:table-cell>
              </table:table-row>
              <table:table-row table:style-name="Table33.5">
                <table:table-cell table:style-name="Table33.A3" office:value-type="string">
                  <text:p text:style-name="P17">Gen</text:p>
                </table:table-cell>
                <table:table-cell table:style-name="Table33.B3" office:value-type="string">
                  <text:p text:style-name="P51"><text:span text:style-name="T21">incol</text:span>ae</text:p>
                </table:table-cell>
                <table:table-cell table:style-name="Table33.C3" office:value-type="string">
                  <text:p text:style-name="P51"><text:span text:style-name="T21">incol</text:span>ārum</text:p>
                </table:table-cell>
              </table:table-row>
              <table:table-row table:style-name="Table33.6">
                <table:table-cell table:style-name="Table33.A3" office:value-type="string">
                  <text:p text:style-name="P17">Dat</text:p>
                </table:table-cell>
                <table:table-cell table:style-name="Table33.B3" office:value-type="string">
                  <text:p text:style-name="P51"><text:span text:style-name="T21">incol</text:span>ae</text:p>
                </table:table-cell>
                <table:table-cell table:style-name="Table33.C3" office:value-type="string">
                  <text:p text:style-name="P51"><text:span text:style-name="T21">incol</text:span>īs</text:p>
                </table:table-cell>
              </table:table-row>
              <table:table-row table:style-name="Table33.7">
                <table:table-cell table:style-name="Table33.A3" office:value-type="string">
                  <text:p text:style-name="P17">Abl</text:p>
                </table:table-cell>
                <table:table-cell table:style-name="Table33.B3" office:value-type="string">
                  <text:p text:style-name="P51"><text:span text:style-name="T21">incol</text:span>ā</text:p>
                </table:table-cell>
                <table:table-cell table:style-name="Table33.C3" office:value-type="string">
                  <text:p text:style-name="P51"><text:span text:style-name="T21">incol</text:span>īs</text:p>
                </table:table-cell>
              </table:table-row>
            </table:table>
            <text:p text:style-name="P3"/>
          </table:table-cell>
        </table:table-row>
      </table:table>
      <text:p text:style-name="P2"/>
      <text:p text:style-name="P71"><text:span text:style-name="T11">(pāgina </text:span><text:span text:style-name="T12">I</text:span><text:span text:style-name="T13">I</text:span><text:span text:style-name="T11">)</text:span></text:p>
      <text:p text:style-name="P12"><text:span text:style-name="T2">N</text:span><text:span text:style-name="T4">ō</text:span><text:span text:style-name="T2">m</text:span><text:span text:style-name="T3">i</text:span><text:span text:style-name="T2">n</text:span><text:span text:style-name="T3">a</text:span><text:span text:style-name="T1"> </text:span><text:span text:style-name="T5">exempla </text:span><text:span text:style-name="T6">(</text:span><text:span text:style-name="T2">dēcl</text:span><text:span text:style-name="T3">ī</text:span><text:span text:style-name="T2">n</text:span><text:span text:style-name="T3">ā</text:span><text:span text:style-name="T2">tiō</text:span><text:span text:style-name="T3"> </text:span><text:span text:style-name="T7">prīma</text:span><text:span text:style-name="T6">)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table:number-columns-spanned="3" office:value-type="string">
                  <text:p text:style-name="P40">aqu<text:span text:style-name="T68">a</text:span>, -<text:span text:style-name="T68">ae</text:span> <text:span text:style-name="T49"><text:s/>f</text:span></text:p>
                </table:table-cell>
                <table:covered-table-cell/>
                <table:covered-table-cell/>
              </table:table-row>
              <table:table-row table:style-name="Table12.1">
                <table:table-cell table:style-name="Table12.A2" office:value-type="string">
                  <text:p text:style-name="P18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12.B2" office:value-type="string">
                  <text:p text:style-name="P27">Singulāris</text:p>
                </table:table-cell>
                <table:table-cell table:style-name="Table12.C2" office:value-type="string">
                  <text:p text:style-name="P62">Plūrālis</text:p>
                </table:table-cell>
              </table:table-row>
              <table:table-row table:style-name="Table12.3">
                <table:table-cell table:style-name="Table12.A3" office:value-type="string">
                  <text:p text:style-name="P18">Nom</text:p>
                </table:table-cell>
                <table:table-cell table:style-name="Table12.B3" office:value-type="string">
                  <text:p text:style-name="P52"><text:span text:style-name="T19">aqu</text:span>a</text:p>
                </table:table-cell>
                <table:table-cell table:style-name="Table12.C3" office:value-type="string">
                  <text:p text:style-name="P52"><text:span text:style-name="T19">aqu</text:span>ae</text:p>
                </table:table-cell>
              </table:table-row>
              <table:table-row table:style-name="Table12.4">
                <table:table-cell table:style-name="Table12.A3" office:value-type="string">
                  <text:p text:style-name="P18">Acc</text:p>
                </table:table-cell>
                <table:table-cell table:style-name="Table12.B3" office:value-type="string">
                  <text:p text:style-name="P52"><text:span text:style-name="T19">aqu</text:span>am</text:p>
                </table:table-cell>
                <table:table-cell table:style-name="Table12.C3" office:value-type="string">
                  <text:p text:style-name="P52"><text:span text:style-name="T19">aqu</text:span>as</text:p>
                </table:table-cell>
              </table:table-row>
              <table:table-row table:style-name="Table12.5">
                <table:table-cell table:style-name="Table12.A3" office:value-type="string">
                  <text:p text:style-name="P18">Gen</text:p>
                </table:table-cell>
                <table:table-cell table:style-name="Table12.B3" office:value-type="string">
                  <text:p text:style-name="P52"><text:span text:style-name="T19">aqu</text:span>ae</text:p>
                </table:table-cell>
                <table:table-cell table:style-name="Table12.C3" office:value-type="string">
                  <text:p text:style-name="P52"><text:span text:style-name="T19">aqu</text:span>ārum</text:p>
                </table:table-cell>
              </table:table-row>
              <table:table-row table:style-name="Table12.6">
                <table:table-cell table:style-name="Table12.A3" office:value-type="string">
                  <text:p text:style-name="P18">Dat</text:p>
                </table:table-cell>
                <table:table-cell table:style-name="Table12.B3" office:value-type="string">
                  <text:p text:style-name="P52"><text:span text:style-name="T19">aqu</text:span>ae</text:p>
                </table:table-cell>
                <table:table-cell table:style-name="Table12.C3" office:value-type="string">
                  <text:p text:style-name="P52"><text:span text:style-name="T19">aqu</text:span>īs</text:p>
                </table:table-cell>
              </table:table-row>
              <table:table-row table:style-name="Table12.7">
                <table:table-cell table:style-name="Table12.A3" office:value-type="string">
                  <text:p text:style-name="P18">Abl</text:p>
                </table:table-cell>
                <table:table-cell table:style-name="Table12.B3" office:value-type="string">
                  <text:p text:style-name="P52"><text:span text:style-name="T19">aqu</text:span>ā</text:p>
                </table:table-cell>
                <table:table-cell table:style-name="Table12.C3" office:value-type="string">
                  <text:p text:style-name="P52"><text:span text:style-name="T19">aqu</text:span>īs</text:p>
                </table:table-cell>
              </table:table-row>
            </table:table>
            <text:p text:style-name="P4"/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row table:style-name="Table14.1">
                <table:table-cell table:style-name="Table14.A1" table:number-columns-spanned="3" office:value-type="string">
                  <text:p text:style-name="P34"><text:span text:style-name="T75">terr</text:span><text:span text:style-name="T71">a</text:span><text:span text:style-name="T75">, -</text:span><text:span text:style-name="T71">ae</text:span> <text:s/>f</text:p>
                </table:table-cell>
                <table:covered-table-cell/>
                <table:covered-table-cell/>
              </table:table-row>
              <table:table-row table:style-name="Table14.1">
                <table:table-cell table:style-name="Table14.A2" office:value-type="string">
                  <text:p text:style-name="P18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14.B2" office:value-type="string">
                  <text:p text:style-name="P27">Singulāris</text:p>
                </table:table-cell>
                <table:table-cell table:style-name="Table14.C2" office:value-type="string">
                  <text:p text:style-name="P62">Plūrālis</text:p>
                </table:table-cell>
              </table:table-row>
              <table:table-row table:style-name="Table14.3">
                <table:table-cell table:style-name="Table14.A3" office:value-type="string">
                  <text:p text:style-name="P18">Nom</text:p>
                </table:table-cell>
                <table:table-cell table:style-name="Table14.B3" office:value-type="string">
                  <text:p text:style-name="P52"><text:span text:style-name="T22">terr</text:span>a</text:p>
                </table:table-cell>
                <table:table-cell table:style-name="Table14.C3" office:value-type="string">
                  <text:p text:style-name="P52"><text:span text:style-name="T22">terr</text:span>ae</text:p>
                </table:table-cell>
              </table:table-row>
              <table:table-row table:style-name="Table14.4">
                <table:table-cell table:style-name="Table14.A3" office:value-type="string">
                  <text:p text:style-name="P18">Acc</text:p>
                </table:table-cell>
                <table:table-cell table:style-name="Table14.B3" office:value-type="string">
                  <text:p text:style-name="P52"><text:span text:style-name="T22">terr</text:span>am</text:p>
                </table:table-cell>
                <table:table-cell table:style-name="Table14.C3" office:value-type="string">
                  <text:p text:style-name="P52"><text:span text:style-name="T22">terr</text:span>as</text:p>
                </table:table-cell>
              </table:table-row>
              <table:table-row table:style-name="Table14.5">
                <table:table-cell table:style-name="Table14.A3" office:value-type="string">
                  <text:p text:style-name="P18">Gen</text:p>
                </table:table-cell>
                <table:table-cell table:style-name="Table14.B3" office:value-type="string">
                  <text:p text:style-name="P52"><text:span text:style-name="T22">terr</text:span>ae</text:p>
                </table:table-cell>
                <table:table-cell table:style-name="Table14.C3" office:value-type="string">
                  <text:p text:style-name="P52"><text:span text:style-name="T22">terr</text:span>ārum</text:p>
                </table:table-cell>
              </table:table-row>
              <table:table-row table:style-name="Table14.6">
                <table:table-cell table:style-name="Table14.A3" office:value-type="string">
                  <text:p text:style-name="P18">Dat</text:p>
                </table:table-cell>
                <table:table-cell table:style-name="Table14.B3" office:value-type="string">
                  <text:p text:style-name="P52"><text:span text:style-name="T22">terr</text:span>ae</text:p>
                </table:table-cell>
                <table:table-cell table:style-name="Table14.C3" office:value-type="string">
                  <text:p text:style-name="P52"><text:span text:style-name="T22">terr</text:span>īs</text:p>
                </table:table-cell>
              </table:table-row>
              <table:table-row table:style-name="Table14.7">
                <table:table-cell table:style-name="Table14.A3" office:value-type="string">
                  <text:p text:style-name="P18">Abl</text:p>
                </table:table-cell>
                <table:table-cell table:style-name="Table14.B3" office:value-type="string">
                  <text:p text:style-name="P52"><text:span text:style-name="T22">terr</text:span>ā</text:p>
                </table:table-cell>
                <table:table-cell table:style-name="Table14.C3" office:value-type="string">
                  <text:p text:style-name="P52"><text:span text:style-name="T22">terr</text:span>īs</text:p>
                </table:table-cell>
              </table:table-row>
            </table:table>
            <text:p text:style-name="P6"/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row table:style-name="Table16.1">
                <table:table-cell table:style-name="Table16.A1" table:number-columns-spanned="3" office:value-type="string">
                  <text:p text:style-name="P44"><text:span text:style-name="T77">cūr</text:span><text:span text:style-name="T68">a</text:span>, -<text:span text:style-name="T68">ae <text:s/></text:span><text:span text:style-name="T52">f</text:span></text:p>
                </table:table-cell>
                <table:covered-table-cell/>
                <table:covered-table-cell/>
              </table:table-row>
              <table:table-row table:style-name="Table16.1">
                <table:table-cell table:style-name="Table16.A2" office:value-type="string">
                  <text:p text:style-name="P20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16.B2" office:value-type="string">
                  <text:p text:style-name="P29">Singulāris</text:p>
                </table:table-cell>
                <table:table-cell table:style-name="Table16.C2" office:value-type="string">
                  <text:p text:style-name="P64">Plūrālis</text:p>
                </table:table-cell>
              </table:table-row>
              <table:table-row table:style-name="Table16.3">
                <table:table-cell table:style-name="Table16.A3" office:value-type="string">
                  <text:p text:style-name="P20">Nom</text:p>
                </table:table-cell>
                <table:table-cell table:style-name="Table16.B3" office:value-type="string">
                  <text:p text:style-name="P54"><text:span text:style-name="T24">cūr</text:span>a</text:p>
                </table:table-cell>
                <table:table-cell table:style-name="Table16.C3" office:value-type="string">
                  <text:p text:style-name="P54"><text:span text:style-name="T24">cūr</text:span>ae</text:p>
                </table:table-cell>
              </table:table-row>
              <table:table-row table:style-name="Table16.4">
                <table:table-cell table:style-name="Table16.A3" office:value-type="string">
                  <text:p text:style-name="P20">Acc</text:p>
                </table:table-cell>
                <table:table-cell table:style-name="Table16.B3" office:value-type="string">
                  <text:p text:style-name="P54"><text:span text:style-name="T24">cūr</text:span>am</text:p>
                </table:table-cell>
                <table:table-cell table:style-name="Table16.C3" office:value-type="string">
                  <text:p text:style-name="P54"><text:span text:style-name="T24">cūr</text:span>as</text:p>
                </table:table-cell>
              </table:table-row>
              <table:table-row table:style-name="Table16.5">
                <table:table-cell table:style-name="Table16.A3" office:value-type="string">
                  <text:p text:style-name="P20">Gen</text:p>
                </table:table-cell>
                <table:table-cell table:style-name="Table16.B3" office:value-type="string">
                  <text:p text:style-name="P54"><text:span text:style-name="T24">cūr</text:span>ae</text:p>
                </table:table-cell>
                <table:table-cell table:style-name="Table16.C3" office:value-type="string">
                  <text:p text:style-name="P54"><text:span text:style-name="T24">cūr</text:span>ārum</text:p>
                </table:table-cell>
              </table:table-row>
              <table:table-row table:style-name="Table16.6">
                <table:table-cell table:style-name="Table16.A3" office:value-type="string">
                  <text:p text:style-name="P20">Dat</text:p>
                </table:table-cell>
                <table:table-cell table:style-name="Table16.B3" office:value-type="string">
                  <text:p text:style-name="P54"><text:span text:style-name="T24">cūr</text:span>ae</text:p>
                </table:table-cell>
                <table:table-cell table:style-name="Table16.C3" office:value-type="string">
                  <text:p text:style-name="P54"><text:span text:style-name="T24">cūr</text:span>īs</text:p>
                </table:table-cell>
              </table:table-row>
              <table:table-row table:style-name="Table16.7">
                <table:table-cell table:style-name="Table16.A3" office:value-type="string">
                  <text:p text:style-name="P20">Abl</text:p>
                </table:table-cell>
                <table:table-cell table:style-name="Table16.B3" office:value-type="string">
                  <text:p text:style-name="P54"><text:span text:style-name="T24">cūr</text:span>ā</text:p>
                </table:table-cell>
                <table:table-cell table:style-name="Table16.C3" office:value-type="string">
                  <text:p text:style-name="P54"><text:span text:style-name="T24">cūr</text:span>īs</text:p>
                </table:table-cell>
              </table:table-row>
            </table:table>
            <text:p text:style-name="P6"/>
          </table:table-cell>
          <table:table-cell table:style-name="Table11.A1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row table:style-name="Table13.1">
                <table:table-cell table:style-name="Table13.A1" table:number-columns-spanned="3" office:value-type="string">
                  <text:p text:style-name="P41">famili<text:span text:style-name="T68">a</text:span>, -<text:span text:style-name="T68">ae</text:span><text:span text:style-name="T69"> <text:s/></text:span><text:span text:style-name="T49">f</text:span></text:p>
                </table:table-cell>
                <table:covered-table-cell/>
                <table:covered-table-cell/>
              </table:table-row>
              <table:table-row table:style-name="Table13.1">
                <table:table-cell table:style-name="Table13.A2" office:value-type="string">
                  <text:p text:style-name="P18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13.B2" office:value-type="string">
                  <text:p text:style-name="P27">Singulāris</text:p>
                </table:table-cell>
                <table:table-cell table:style-name="Table13.C2" office:value-type="string">
                  <text:p text:style-name="P62">Plūrālis</text:p>
                </table:table-cell>
              </table:table-row>
              <table:table-row table:style-name="Table13.3">
                <table:table-cell table:style-name="Table13.A3" office:value-type="string">
                  <text:p text:style-name="P18">Nom</text:p>
                </table:table-cell>
                <table:table-cell table:style-name="Table13.B3" office:value-type="string">
                  <text:p text:style-name="P49"><text:span text:style-name="T67">famili</text:span><text:span text:style-name="T68">a</text:span></text:p>
                </table:table-cell>
                <table:table-cell table:style-name="Table13.C3" office:value-type="string">
                  <text:p text:style-name="P49"><text:span text:style-name="T67">famili</text:span><text:span text:style-name="T68">ae</text:span></text:p>
                </table:table-cell>
              </table:table-row>
              <table:table-row table:style-name="Table13.4">
                <table:table-cell table:style-name="Table13.A3" office:value-type="string">
                  <text:p text:style-name="P18">Acc</text:p>
                </table:table-cell>
                <table:table-cell table:style-name="Table13.B3" office:value-type="string">
                  <text:p text:style-name="P49"><text:span text:style-name="T67">famili</text:span><text:span text:style-name="T68">am</text:span></text:p>
                </table:table-cell>
                <table:table-cell table:style-name="Table13.C3" office:value-type="string">
                  <text:p text:style-name="P49"><text:span text:style-name="T67">famili</text:span><text:span text:style-name="T68">as</text:span></text:p>
                </table:table-cell>
              </table:table-row>
              <table:table-row table:style-name="Table13.5">
                <table:table-cell table:style-name="Table13.A3" office:value-type="string">
                  <text:p text:style-name="P18">Gen</text:p>
                </table:table-cell>
                <table:table-cell table:style-name="Table13.B3" office:value-type="string">
                  <text:p text:style-name="P49"><text:span text:style-name="T67">famili</text:span><text:span text:style-name="T68">ae</text:span></text:p>
                </table:table-cell>
                <table:table-cell table:style-name="Table13.C3" office:value-type="string">
                  <text:p text:style-name="P49"><text:span text:style-name="T67">famili</text:span><text:span text:style-name="T68">ārum</text:span></text:p>
                </table:table-cell>
              </table:table-row>
              <table:table-row table:style-name="Table13.6">
                <table:table-cell table:style-name="Table13.A3" office:value-type="string">
                  <text:p text:style-name="P18">Dat</text:p>
                </table:table-cell>
                <table:table-cell table:style-name="Table13.B3" office:value-type="string">
                  <text:p text:style-name="P49"><text:span text:style-name="T67">famili</text:span><text:span text:style-name="T68">ae</text:span></text:p>
                </table:table-cell>
                <table:table-cell table:style-name="Table13.C3" office:value-type="string">
                  <text:p text:style-name="P49"><text:span text:style-name="T67">famili</text:span><text:span text:style-name="T68">īs</text:span></text:p>
                </table:table-cell>
              </table:table-row>
              <table:table-row table:style-name="Table13.7">
                <table:table-cell table:style-name="Table13.A3" office:value-type="string">
                  <text:p text:style-name="P18">Abl</text:p>
                </table:table-cell>
                <table:table-cell table:style-name="Table13.B3" office:value-type="string">
                  <text:p text:style-name="P49"><text:span text:style-name="T67">famili</text:span><text:span text:style-name="T68">ā</text:span></text:p>
                </table:table-cell>
                <table:table-cell table:style-name="Table13.C3" office:value-type="string">
                  <text:p text:style-name="P49"><text:span text:style-name="T67">famili</text:span><text:span text:style-name="T68">īs</text:span></text:p>
                </table:table-cell>
              </table:table-row>
            </table:table>
            <text:p text:style-name="P5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table:number-columns-spanned="3" office:value-type="string">
                  <text:p text:style-name="P42"><text:span text:style-name="T76">vīt</text:span><text:span text:style-name="T68">a</text:span>, -<text:span text:style-name="T68">ae <text:s/></text:span><text:span text:style-name="T51">f</text:span></text:p>
                </table:table-cell>
                <table:covered-table-cell/>
                <table:covered-table-cell/>
              </table:table-row>
              <table:table-row table:style-name="Table15.1">
                <table:table-cell table:style-name="Table15.A2" office:value-type="string">
                  <text:p text:style-name="P19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15.B2" office:value-type="string">
                  <text:p text:style-name="P28">Singulāris</text:p>
                </table:table-cell>
                <table:table-cell table:style-name="Table15.C2" office:value-type="string">
                  <text:p text:style-name="P63">Plūrālis</text:p>
                </table:table-cell>
              </table:table-row>
              <table:table-row table:style-name="Table15.3">
                <table:table-cell table:style-name="Table15.A3" office:value-type="string">
                  <text:p text:style-name="P19">Nom</text:p>
                </table:table-cell>
                <table:table-cell table:style-name="Table15.B3" office:value-type="string">
                  <text:p text:style-name="P53"><text:span text:style-name="T23">vīt</text:span>a</text:p>
                </table:table-cell>
                <table:table-cell table:style-name="Table15.C3" office:value-type="string">
                  <text:p text:style-name="P53"><text:span text:style-name="T23">vīt</text:span>ae</text:p>
                </table:table-cell>
              </table:table-row>
              <table:table-row table:style-name="Table15.4">
                <table:table-cell table:style-name="Table15.A3" office:value-type="string">
                  <text:p text:style-name="P19">Acc</text:p>
                </table:table-cell>
                <table:table-cell table:style-name="Table15.B3" office:value-type="string">
                  <text:p text:style-name="P53"><text:span text:style-name="T23">vīt</text:span>am</text:p>
                </table:table-cell>
                <table:table-cell table:style-name="Table15.C3" office:value-type="string">
                  <text:p text:style-name="P53"><text:span text:style-name="T23">vīt</text:span>as</text:p>
                </table:table-cell>
              </table:table-row>
              <table:table-row table:style-name="Table15.5">
                <table:table-cell table:style-name="Table15.A3" office:value-type="string">
                  <text:p text:style-name="P19">Gen</text:p>
                </table:table-cell>
                <table:table-cell table:style-name="Table15.B3" office:value-type="string">
                  <text:p text:style-name="P53"><text:span text:style-name="T23">vīt</text:span>ae</text:p>
                </table:table-cell>
                <table:table-cell table:style-name="Table15.C3" office:value-type="string">
                  <text:p text:style-name="P53"><text:span text:style-name="T23">vīt</text:span>ārum</text:p>
                </table:table-cell>
              </table:table-row>
              <table:table-row table:style-name="Table15.6">
                <table:table-cell table:style-name="Table15.A3" office:value-type="string">
                  <text:p text:style-name="P19">Dat</text:p>
                </table:table-cell>
                <table:table-cell table:style-name="Table15.B3" office:value-type="string">
                  <text:p text:style-name="P53"><text:span text:style-name="T23">vīt</text:span>ae</text:p>
                </table:table-cell>
                <table:table-cell table:style-name="Table15.C3" office:value-type="string">
                  <text:p text:style-name="P53"><text:span text:style-name="T23">vīt</text:span>īs</text:p>
                </table:table-cell>
              </table:table-row>
              <table:table-row table:style-name="Table15.7">
                <table:table-cell table:style-name="Table15.A3" office:value-type="string">
                  <text:p text:style-name="P19">Abl</text:p>
                </table:table-cell>
                <table:table-cell table:style-name="Table15.B3" office:value-type="string">
                  <text:p text:style-name="P53"><text:span text:style-name="T23">vīt</text:span>ā</text:p>
                </table:table-cell>
                <table:table-cell table:style-name="Table15.C3" office:value-type="string">
                  <text:p text:style-name="P53"><text:span text:style-name="T23">vīt</text:span>īs</text:p>
                </table:table-cell>
              </table:table-row>
            </table:table>
            <text:p text:style-name="P6"/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row table:style-name="Table17.1">
                <table:table-cell table:style-name="Table17.A1" table:number-columns-spanned="3" office:value-type="string">
                  <text:p text:style-name="P44"><text:span text:style-name="T78">caus</text:span><text:span text:style-name="T68">a</text:span>, -<text:span text:style-name="T68">ae </text:span><text:span text:style-name="T72"><text:s/></text:span><text:span text:style-name="T53">f</text:span></text:p>
                </table:table-cell>
                <table:covered-table-cell/>
                <table:covered-table-cell/>
              </table:table-row>
              <table:table-row table:style-name="Table17.1">
                <table:table-cell table:style-name="Table17.A2" office:value-type="string">
                  <text:p text:style-name="P20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17.B2" office:value-type="string">
                  <text:p text:style-name="P29">Singulāris</text:p>
                </table:table-cell>
                <table:table-cell table:style-name="Table17.C2" office:value-type="string">
                  <text:p text:style-name="P64">Plūrālis</text:p>
                </table:table-cell>
              </table:table-row>
              <table:table-row table:style-name="Table17.3">
                <table:table-cell table:style-name="Table17.A3" office:value-type="string">
                  <text:p text:style-name="P20">Nom</text:p>
                </table:table-cell>
                <table:table-cell table:style-name="Table17.B3" office:value-type="string">
                  <text:p text:style-name="P54"><text:span text:style-name="T25">caus</text:span>a</text:p>
                </table:table-cell>
                <table:table-cell table:style-name="Table17.C3" office:value-type="string">
                  <text:p text:style-name="P54"><text:span text:style-name="T25">caus</text:span>ae</text:p>
                </table:table-cell>
              </table:table-row>
              <table:table-row table:style-name="Table17.4">
                <table:table-cell table:style-name="Table17.A3" office:value-type="string">
                  <text:p text:style-name="P20">Acc</text:p>
                </table:table-cell>
                <table:table-cell table:style-name="Table17.B3" office:value-type="string">
                  <text:p text:style-name="P54"><text:span text:style-name="T25">caus</text:span>am</text:p>
                </table:table-cell>
                <table:table-cell table:style-name="Table17.C3" office:value-type="string">
                  <text:p text:style-name="P54"><text:span text:style-name="T25">caus</text:span>as</text:p>
                </table:table-cell>
              </table:table-row>
              <table:table-row table:style-name="Table17.5">
                <table:table-cell table:style-name="Table17.A3" office:value-type="string">
                  <text:p text:style-name="P20">Gen</text:p>
                </table:table-cell>
                <table:table-cell table:style-name="Table17.B3" office:value-type="string">
                  <text:p text:style-name="P54"><text:span text:style-name="T25">caus</text:span>ae</text:p>
                </table:table-cell>
                <table:table-cell table:style-name="Table17.C3" office:value-type="string">
                  <text:p text:style-name="P54"><text:span text:style-name="T25">caus</text:span>ārum</text:p>
                </table:table-cell>
              </table:table-row>
              <table:table-row table:style-name="Table17.6">
                <table:table-cell table:style-name="Table17.A3" office:value-type="string">
                  <text:p text:style-name="P20">Dat</text:p>
                </table:table-cell>
                <table:table-cell table:style-name="Table17.B3" office:value-type="string">
                  <text:p text:style-name="P54"><text:span text:style-name="T25">caus</text:span>ae</text:p>
                </table:table-cell>
                <table:table-cell table:style-name="Table17.C3" office:value-type="string">
                  <text:p text:style-name="P54"><text:span text:style-name="T25">caus</text:span>īs</text:p>
                </table:table-cell>
              </table:table-row>
              <table:table-row table:style-name="Table17.7">
                <table:table-cell table:style-name="Table17.A3" office:value-type="string">
                  <text:p text:style-name="P20">Abl</text:p>
                </table:table-cell>
                <table:table-cell table:style-name="Table17.B3" office:value-type="string">
                  <text:p text:style-name="P54"><text:span text:style-name="T25">caus</text:span>ā</text:p>
                </table:table-cell>
                <table:table-cell table:style-name="Table17.C3" office:value-type="string">
                  <text:p text:style-name="P54"><text:span text:style-name="T25">caus</text:span>īs</text:p>
                </table:table-cell>
              </table:table-row>
            </table:table>
            <text:p text:style-name="P6"/>
          </table:table-cell>
        </table:table-row>
      </table:table>
      <text:p text:style-name="P2"/>
      <text:p text:style-name="P72"><text:span text:style-name="T11">(pāgina </text:span><text:span text:style-name="T12">I</text:span><text:span text:style-name="T14">I</text:span><text:span text:style-name="T13">I</text:span><text:span text:style-name="T11">)</text:span></text:p>
      <text:p text:style-name="P13"><text:span text:style-name="T2">N</text:span><text:span text:style-name="T4">ō</text:span><text:span text:style-name="T2">m</text:span><text:span text:style-name="T3">i</text:span><text:span text:style-name="T2">n</text:span><text:span text:style-name="T3">a</text:span><text:span text:style-name="T1"> </text:span><text:span text:style-name="T5">exempla </text:span><text:span text:style-name="T6">(</text:span><text:span text:style-name="T2">dēcl</text:span><text:span text:style-name="T3">ī</text:span><text:span text:style-name="T2">n</text:span><text:span text:style-name="T3">ā</text:span><text:span text:style-name="T2">tiō</text:span><text:span text:style-name="T3"> </text:span><text:span text:style-name="T7">prīma</text:span><text:span text:style-name="T6">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45"><text:span text:style-name="T79">puell</text:span><text:span text:style-name="T68">a</text:span>, -<text:span text:style-name="T68">ae <text:s/></text:span><text:span text:style-name="T54">f</text:span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21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2.B2" office:value-type="string">
                  <text:p text:style-name="P30">Singulāris</text:p>
                </table:table-cell>
                <table:table-cell table:style-name="Table2.C2" office:value-type="string">
                  <text:p text:style-name="P65">Plūrālis</text:p>
                </table:table-cell>
              </table:table-row>
              <table:table-row table:style-name="Table2.3">
                <table:table-cell table:style-name="Table2.A3" office:value-type="string">
                  <text:p text:style-name="P21">Nom</text:p>
                </table:table-cell>
                <table:table-cell table:style-name="Table2.B3" office:value-type="string">
                  <text:p text:style-name="P55"><text:span text:style-name="T26">puell</text:span>a</text:p>
                </table:table-cell>
                <table:table-cell table:style-name="Table2.C3" office:value-type="string">
                  <text:p text:style-name="P56"><text:span text:style-name="T26">puell</text:span>ae</text:p>
                </table:table-cell>
              </table:table-row>
              <table:table-row table:style-name="Table2.4">
                <table:table-cell table:style-name="Table2.A3" office:value-type="string">
                  <text:p text:style-name="P21">Acc</text:p>
                </table:table-cell>
                <table:table-cell table:style-name="Table2.B3" office:value-type="string">
                  <text:p text:style-name="P56"><text:span text:style-name="T26">puell</text:span>am</text:p>
                </table:table-cell>
                <table:table-cell table:style-name="Table2.C3" office:value-type="string">
                  <text:p text:style-name="P56"><text:span text:style-name="T26">puell</text:span>as</text:p>
                </table:table-cell>
              </table:table-row>
              <table:table-row table:style-name="Table2.5">
                <table:table-cell table:style-name="Table2.A3" office:value-type="string">
                  <text:p text:style-name="P21">Gen</text:p>
                </table:table-cell>
                <table:table-cell table:style-name="Table2.B3" office:value-type="string">
                  <text:p text:style-name="P56"><text:span text:style-name="T26">puell</text:span>ae</text:p>
                </table:table-cell>
                <table:table-cell table:style-name="Table2.C3" office:value-type="string">
                  <text:p text:style-name="P56"><text:span text:style-name="T26">puell</text:span>ārum</text:p>
                </table:table-cell>
              </table:table-row>
              <table:table-row table:style-name="Table2.6">
                <table:table-cell table:style-name="Table2.A3" office:value-type="string">
                  <text:p text:style-name="P21">Dat</text:p>
                </table:table-cell>
                <table:table-cell table:style-name="Table2.B3" office:value-type="string">
                  <text:p text:style-name="P56"><text:span text:style-name="T26">puell</text:span>ae</text:p>
                </table:table-cell>
                <table:table-cell table:style-name="Table2.C3" office:value-type="string">
                  <text:p text:style-name="P56"><text:span text:style-name="T26">puell</text:span>īs</text:p>
                </table:table-cell>
              </table:table-row>
              <table:table-row table:style-name="Table2.7">
                <table:table-cell table:style-name="Table2.A3" office:value-type="string">
                  <text:p text:style-name="P21">Abl</text:p>
                </table:table-cell>
                <table:table-cell table:style-name="Table2.B3" office:value-type="string">
                  <text:p text:style-name="P56"><text:span text:style-name="T26">puell</text:span>ā</text:p>
                </table:table-cell>
                <table:table-cell table:style-name="Table2.C3" office:value-type="string">
                  <text:p text:style-name="P56"><text:span text:style-name="T26">puell</text:span>īs</text:p>
                </table:table-cell>
              </table:table-row>
            </table:table>
            <text:p text:style-name="P7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table:number-columns-spanned="3" office:value-type="string">
                  <text:p text:style-name="P45"><text:span text:style-name="T81">fortūn</text:span><text:span text:style-name="T68">a</text:span>, -<text:span text:style-name="T68">ae <text:s/></text:span><text:span text:style-name="T56">f</text:span></text:p>
                </table:table-cell>
                <table:covered-table-cell/>
                <table:covered-table-cell/>
              </table:table-row>
              <table:table-row table:style-name="Table6.1">
                <table:table-cell table:style-name="Table6.A2" office:value-type="string">
                  <text:p text:style-name="P21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6.B2" office:value-type="string">
                  <text:p text:style-name="P30">Singulāris</text:p>
                </table:table-cell>
                <table:table-cell table:style-name="Table6.C2" office:value-type="string">
                  <text:p text:style-name="P65">Plūrālis</text:p>
                </table:table-cell>
              </table:table-row>
              <table:table-row table:style-name="Table6.3">
                <table:table-cell table:style-name="Table6.A3" office:value-type="string">
                  <text:p text:style-name="P21">Nom</text:p>
                </table:table-cell>
                <table:table-cell table:style-name="Table6.B3" office:value-type="string">
                  <text:p text:style-name="P55"><text:span text:style-name="T28">fortūn</text:span>a</text:p>
                </table:table-cell>
                <table:table-cell table:style-name="Table6.C3" office:value-type="string">
                  <text:p text:style-name="P55"><text:span text:style-name="T28">fortūn</text:span>ae</text:p>
                </table:table-cell>
              </table:table-row>
              <table:table-row table:style-name="Table6.4">
                <table:table-cell table:style-name="Table6.A3" office:value-type="string">
                  <text:p text:style-name="P21">Acc</text:p>
                </table:table-cell>
                <table:table-cell table:style-name="Table6.B3" office:value-type="string">
                  <text:p text:style-name="P55"><text:span text:style-name="T28">fortūn</text:span>am</text:p>
                </table:table-cell>
                <table:table-cell table:style-name="Table6.C3" office:value-type="string">
                  <text:p text:style-name="P55"><text:span text:style-name="T28">fortūn</text:span>as</text:p>
                </table:table-cell>
              </table:table-row>
              <table:table-row table:style-name="Table6.5">
                <table:table-cell table:style-name="Table6.A3" office:value-type="string">
                  <text:p text:style-name="P21">Gen</text:p>
                </table:table-cell>
                <table:table-cell table:style-name="Table6.B3" office:value-type="string">
                  <text:p text:style-name="P55"><text:span text:style-name="T28">fortūn</text:span>ae</text:p>
                </table:table-cell>
                <table:table-cell table:style-name="Table6.C3" office:value-type="string">
                  <text:p text:style-name="P55"><text:span text:style-name="T28">fortūn</text:span>ārum</text:p>
                </table:table-cell>
              </table:table-row>
              <table:table-row table:style-name="Table6.6">
                <table:table-cell table:style-name="Table6.A3" office:value-type="string">
                  <text:p text:style-name="P21">Dat</text:p>
                </table:table-cell>
                <table:table-cell table:style-name="Table6.B3" office:value-type="string">
                  <text:p text:style-name="P55"><text:span text:style-name="T28">fortūn</text:span>ae</text:p>
                </table:table-cell>
                <table:table-cell table:style-name="Table6.C3" office:value-type="string">
                  <text:p text:style-name="P55"><text:span text:style-name="T28">fortūn</text:span>īs</text:p>
                </table:table-cell>
              </table:table-row>
              <table:table-row table:style-name="Table6.7">
                <table:table-cell table:style-name="Table6.A3" office:value-type="string">
                  <text:p text:style-name="P21">Abl</text:p>
                </table:table-cell>
                <table:table-cell table:style-name="Table6.B3" office:value-type="string">
                  <text:p text:style-name="P55"><text:span text:style-name="T28">fortūn</text:span>ā</text:p>
                </table:table-cell>
                <table:table-cell table:style-name="Table6.C3" office:value-type="string">
                  <text:p text:style-name="P55"><text:span text:style-name="T28">fortūn</text:span>īs</text:p>
                </table:table-cell>
              </table:table-row>
            </table:table>
            <text:p text:style-name="P7"/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table:number-columns-spanned="3" office:value-type="string">
                  <text:p text:style-name="P45"><text:span text:style-name="T83">und</text:span><text:span text:style-name="T68">a</text:span>, -<text:span text:style-name="T68">ae <text:s/></text:span><text:span text:style-name="T58">f</text:span></text:p>
                </table:table-cell>
                <table:covered-table-cell/>
                <table:covered-table-cell/>
              </table:table-row>
              <table:table-row table:style-name="Table7.1">
                <table:table-cell table:style-name="Table7.A2" office:value-type="string">
                  <text:p text:style-name="P21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7.B2" office:value-type="string">
                  <text:p text:style-name="P30">Singulāris</text:p>
                </table:table-cell>
                <table:table-cell table:style-name="Table7.C2" office:value-type="string">
                  <text:p text:style-name="P65">Plūrālis</text:p>
                </table:table-cell>
              </table:table-row>
              <table:table-row table:style-name="Table7.3">
                <table:table-cell table:style-name="Table7.A3" office:value-type="string">
                  <text:p text:style-name="P21">Nom</text:p>
                </table:table-cell>
                <table:table-cell table:style-name="Table7.B3" office:value-type="string">
                  <text:p text:style-name="P55"><text:span text:style-name="T30">und</text:span>a</text:p>
                </table:table-cell>
                <table:table-cell table:style-name="Table7.C3" office:value-type="string">
                  <text:p text:style-name="P55"><text:span text:style-name="T30">und</text:span>ae</text:p>
                </table:table-cell>
              </table:table-row>
              <table:table-row table:style-name="Table7.4">
                <table:table-cell table:style-name="Table7.A3" office:value-type="string">
                  <text:p text:style-name="P21">Acc</text:p>
                </table:table-cell>
                <table:table-cell table:style-name="Table7.B3" office:value-type="string">
                  <text:p text:style-name="P55"><text:span text:style-name="T30">und</text:span>am</text:p>
                </table:table-cell>
                <table:table-cell table:style-name="Table7.C3" office:value-type="string">
                  <text:p text:style-name="P55"><text:span text:style-name="T30">und</text:span>as</text:p>
                </table:table-cell>
              </table:table-row>
              <table:table-row table:style-name="Table7.5">
                <table:table-cell table:style-name="Table7.A3" office:value-type="string">
                  <text:p text:style-name="P21">Gen</text:p>
                </table:table-cell>
                <table:table-cell table:style-name="Table7.B3" office:value-type="string">
                  <text:p text:style-name="P55">a<text:span text:style-name="T30">und</text:span>e</text:p>
                </table:table-cell>
                <table:table-cell table:style-name="Table7.C3" office:value-type="string">
                  <text:p text:style-name="P55"><text:span text:style-name="T30">und</text:span>ārum</text:p>
                </table:table-cell>
              </table:table-row>
              <table:table-row table:style-name="Table7.6">
                <table:table-cell table:style-name="Table7.A3" office:value-type="string">
                  <text:p text:style-name="P21">Dat</text:p>
                </table:table-cell>
                <table:table-cell table:style-name="Table7.B3" office:value-type="string">
                  <text:p text:style-name="P55"><text:span text:style-name="T30">und</text:span>ae</text:p>
                </table:table-cell>
                <table:table-cell table:style-name="Table7.C3" office:value-type="string">
                  <text:p text:style-name="P55"><text:span text:style-name="T30">und</text:span>īs</text:p>
                </table:table-cell>
              </table:table-row>
              <table:table-row table:style-name="Table7.7">
                <table:table-cell table:style-name="Table7.A3" office:value-type="string">
                  <text:p text:style-name="P21">Abl</text:p>
                </table:table-cell>
                <table:table-cell table:style-name="Table7.B3" office:value-type="string">
                  <text:p text:style-name="P55"><text:span text:style-name="T30">und</text:span>ā</text:p>
                </table:table-cell>
                <table:table-cell table:style-name="Table7.C3" office:value-type="string">
                  <text:p text:style-name="P55"><text:span text:style-name="T30">und</text:span>īs</text:p>
                </table:table-cell>
              </table:table-row>
            </table:table>
            <text:p text:style-name="P7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table:number-columns-spanned="3" office:value-type="string">
                  <text:p text:style-name="P45"><text:span text:style-name="T80">nātūr</text:span><text:span text:style-name="T68">a</text:span>, -<text:span text:style-name="T68">ae </text:span><text:s/><text:span text:style-name="T55">f</text:span></text:p>
                </table:table-cell>
                <table:covered-table-cell/>
                <table:covered-table-cell/>
              </table:table-row>
              <table:table-row table:style-name="Table3.1">
                <table:table-cell table:style-name="Table3.A2" office:value-type="string">
                  <text:p text:style-name="P21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3.B2" office:value-type="string">
                  <text:p text:style-name="P30">Singulāris</text:p>
                </table:table-cell>
                <table:table-cell table:style-name="Table3.C2" office:value-type="string">
                  <text:p text:style-name="P65">Plūrālis</text:p>
                </table:table-cell>
              </table:table-row>
              <table:table-row table:style-name="Table3.3">
                <table:table-cell table:style-name="Table3.A3" office:value-type="string">
                  <text:p text:style-name="P21">Nom</text:p>
                </table:table-cell>
                <table:table-cell table:style-name="Table3.B3" office:value-type="string">
                  <text:p text:style-name="P55"><text:span text:style-name="T27">nātūr</text:span>a</text:p>
                </table:table-cell>
                <table:table-cell table:style-name="Table3.C3" office:value-type="string">
                  <text:p text:style-name="P55"><text:span text:style-name="T27">nātūr</text:span>ae</text:p>
                </table:table-cell>
              </table:table-row>
              <table:table-row table:style-name="Table3.4">
                <table:table-cell table:style-name="Table3.A3" office:value-type="string">
                  <text:p text:style-name="P21">Acc</text:p>
                </table:table-cell>
                <table:table-cell table:style-name="Table3.B3" office:value-type="string">
                  <text:p text:style-name="P55"><text:span text:style-name="T27">nātūr</text:span>am</text:p>
                </table:table-cell>
                <table:table-cell table:style-name="Table3.C3" office:value-type="string">
                  <text:p text:style-name="P55"><text:span text:style-name="T27">nātūr</text:span>as</text:p>
                </table:table-cell>
              </table:table-row>
              <table:table-row table:style-name="Table3.5">
                <table:table-cell table:style-name="Table3.A3" office:value-type="string">
                  <text:p text:style-name="P21">Gen</text:p>
                </table:table-cell>
                <table:table-cell table:style-name="Table3.B3" office:value-type="string">
                  <text:p text:style-name="P55"><text:span text:style-name="T27">nātūr</text:span>ae</text:p>
                </table:table-cell>
                <table:table-cell table:style-name="Table3.C3" office:value-type="string">
                  <text:p text:style-name="P55"><text:span text:style-name="T27">nātūr</text:span>ārum</text:p>
                </table:table-cell>
              </table:table-row>
              <table:table-row table:style-name="Table3.6">
                <table:table-cell table:style-name="Table3.A3" office:value-type="string">
                  <text:p text:style-name="P21">Dat</text:p>
                </table:table-cell>
                <table:table-cell table:style-name="Table3.B3" office:value-type="string">
                  <text:p text:style-name="P55"><text:span text:style-name="T27">nātūr</text:span>ae</text:p>
                </table:table-cell>
                <table:table-cell table:style-name="Table3.C3" office:value-type="string">
                  <text:p text:style-name="P55"><text:span text:style-name="T27">nātūr</text:span>īs</text:p>
                </table:table-cell>
              </table:table-row>
              <table:table-row table:style-name="Table3.7">
                <table:table-cell table:style-name="Table3.A3" office:value-type="string">
                  <text:p text:style-name="P21">Abl</text:p>
                </table:table-cell>
                <table:table-cell table:style-name="Table3.B3" office:value-type="string">
                  <text:p text:style-name="P55"><text:span text:style-name="T27">nātūr</text:span>ā</text:p>
                </table:table-cell>
                <table:table-cell table:style-name="Table3.C3" office:value-type="string">
                  <text:p text:style-name="P55"><text:span text:style-name="T27">nātūr</text:span>īs</text:p>
                </table:table-cell>
              </table:table-row>
            </table:table>
            <text:p text:style-name="P7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table:number-columns-spanned="3" office:value-type="string">
                  <text:p text:style-name="P45"><text:span text:style-name="T82">umbr</text:span><text:span text:style-name="T68">a</text:span>, -<text:span text:style-name="T68">ae </text:span><text:span text:style-name="T73"><text:s/></text:span><text:span text:style-name="T57">f</text:span></text:p>
                </table:table-cell>
                <table:covered-table-cell/>
                <table:covered-table-cell/>
              </table:table-row>
              <table:table-row table:style-name="Table4.1">
                <table:table-cell table:style-name="Table4.A2" office:value-type="string">
                  <text:p text:style-name="P21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4.B2" office:value-type="string">
                  <text:p text:style-name="P30">Singulāris</text:p>
                </table:table-cell>
                <table:table-cell table:style-name="Table4.C2" office:value-type="string">
                  <text:p text:style-name="P65">Plūrālis</text:p>
                </table:table-cell>
              </table:table-row>
              <table:table-row table:style-name="Table4.3">
                <table:table-cell table:style-name="Table4.A3" office:value-type="string">
                  <text:p text:style-name="P21">Nom</text:p>
                </table:table-cell>
                <table:table-cell table:style-name="Table4.B3" office:value-type="string">
                  <text:p text:style-name="P55"><text:span text:style-name="T29">umbr</text:span>a</text:p>
                </table:table-cell>
                <table:table-cell table:style-name="Table4.C3" office:value-type="string">
                  <text:p text:style-name="P55"><text:span text:style-name="T29">umbr</text:span>ae</text:p>
                </table:table-cell>
              </table:table-row>
              <table:table-row table:style-name="Table4.4">
                <table:table-cell table:style-name="Table4.A3" office:value-type="string">
                  <text:p text:style-name="P21">Acc</text:p>
                </table:table-cell>
                <table:table-cell table:style-name="Table4.B3" office:value-type="string">
                  <text:p text:style-name="P55"><text:span text:style-name="T29">umbr</text:span>am</text:p>
                </table:table-cell>
                <table:table-cell table:style-name="Table4.C3" office:value-type="string">
                  <text:p text:style-name="P55"><text:span text:style-name="T29">umbr</text:span>as</text:p>
                </table:table-cell>
              </table:table-row>
              <table:table-row table:style-name="Table4.5">
                <table:table-cell table:style-name="Table4.A3" office:value-type="string">
                  <text:p text:style-name="P21">Gen</text:p>
                </table:table-cell>
                <table:table-cell table:style-name="Table4.B3" office:value-type="string">
                  <text:p text:style-name="P55"><text:span text:style-name="T29">umbr</text:span>ae</text:p>
                </table:table-cell>
                <table:table-cell table:style-name="Table4.C3" office:value-type="string">
                  <text:p text:style-name="P55"><text:span text:style-name="T29">umbr</text:span>ārum</text:p>
                </table:table-cell>
              </table:table-row>
              <table:table-row table:style-name="Table4.6">
                <table:table-cell table:style-name="Table4.A3" office:value-type="string">
                  <text:p text:style-name="P21">Dat</text:p>
                </table:table-cell>
                <table:table-cell table:style-name="Table4.B3" office:value-type="string">
                  <text:p text:style-name="P55"><text:span text:style-name="T29">umbr</text:span>ae</text:p>
                </table:table-cell>
                <table:table-cell table:style-name="Table4.C3" office:value-type="string">
                  <text:p text:style-name="P55"><text:span text:style-name="T29">umbr</text:span>īs</text:p>
                </table:table-cell>
              </table:table-row>
              <table:table-row table:style-name="Table4.7">
                <table:table-cell table:style-name="Table4.A3" office:value-type="string">
                  <text:p text:style-name="P21">Abl</text:p>
                </table:table-cell>
                <table:table-cell table:style-name="Table4.B3" office:value-type="string">
                  <text:p text:style-name="P55"><text:span text:style-name="T29">umbr</text:span>ā</text:p>
                </table:table-cell>
                <table:table-cell table:style-name="Table4.C3" office:value-type="string">
                  <text:p text:style-name="P55"><text:span text:style-name="T29">umbr</text:span>īs</text:p>
                </table:table-cell>
              </table:table-row>
            </table:table>
            <text:p text:style-name="P7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8.1">
                <table:table-cell table:style-name="Table8.A1" table:number-columns-spanned="3" office:value-type="string">
                  <text:p text:style-name="P45"><text:span text:style-name="T84">patri</text:span><text:span text:style-name="T68">a</text:span>, -<text:span text:style-name="T68">ae <text:s/></text:span><text:span text:style-name="T59">f</text:span></text:p>
                </table:table-cell>
                <table:covered-table-cell/>
                <table:covered-table-cell/>
              </table:table-row>
              <table:table-row table:style-name="Table8.1">
                <table:table-cell table:style-name="Table8.A2" office:value-type="string">
                  <text:p text:style-name="P21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8.B2" office:value-type="string">
                  <text:p text:style-name="P30">Singulāris</text:p>
                </table:table-cell>
                <table:table-cell table:style-name="Table8.C2" office:value-type="string">
                  <text:p text:style-name="P65">Plūrālis</text:p>
                </table:table-cell>
              </table:table-row>
              <table:table-row table:style-name="Table8.3">
                <table:table-cell table:style-name="Table8.A3" office:value-type="string">
                  <text:p text:style-name="P21">Nom</text:p>
                </table:table-cell>
                <table:table-cell table:style-name="Table8.B3" office:value-type="string">
                  <text:p text:style-name="P55"><text:span text:style-name="T31">patri</text:span>a</text:p>
                </table:table-cell>
                <table:table-cell table:style-name="Table8.C3" office:value-type="string">
                  <text:p text:style-name="P55"><text:span text:style-name="T31">patri</text:span>ae</text:p>
                </table:table-cell>
              </table:table-row>
              <table:table-row table:style-name="Table8.4">
                <table:table-cell table:style-name="Table8.A3" office:value-type="string">
                  <text:p text:style-name="P21">Acc</text:p>
                </table:table-cell>
                <table:table-cell table:style-name="Table8.B3" office:value-type="string">
                  <text:p text:style-name="P55"><text:span text:style-name="T31">patri</text:span>am</text:p>
                </table:table-cell>
                <table:table-cell table:style-name="Table8.C3" office:value-type="string">
                  <text:p text:style-name="P55"><text:span text:style-name="T31">patri</text:span>as</text:p>
                </table:table-cell>
              </table:table-row>
              <table:table-row table:style-name="Table8.5">
                <table:table-cell table:style-name="Table8.A3" office:value-type="string">
                  <text:p text:style-name="P21">Gen</text:p>
                </table:table-cell>
                <table:table-cell table:style-name="Table8.B3" office:value-type="string">
                  <text:p text:style-name="P55"><text:span text:style-name="T31">patri</text:span>ae</text:p>
                </table:table-cell>
                <table:table-cell table:style-name="Table8.C3" office:value-type="string">
                  <text:p text:style-name="P55"><text:span text:style-name="T31">patri</text:span>ārum</text:p>
                </table:table-cell>
              </table:table-row>
              <table:table-row table:style-name="Table8.6">
                <table:table-cell table:style-name="Table8.A3" office:value-type="string">
                  <text:p text:style-name="P21">Dat</text:p>
                </table:table-cell>
                <table:table-cell table:style-name="Table8.B3" office:value-type="string">
                  <text:p text:style-name="P55"><text:span text:style-name="T31">patri</text:span>ae</text:p>
                </table:table-cell>
                <table:table-cell table:style-name="Table8.C3" office:value-type="string">
                  <text:p text:style-name="P55"><text:span text:style-name="T31">patri</text:span>īs</text:p>
                </table:table-cell>
              </table:table-row>
              <table:table-row table:style-name="Table8.7">
                <table:table-cell table:style-name="Table8.A3" office:value-type="string">
                  <text:p text:style-name="P21">Abl</text:p>
                </table:table-cell>
                <table:table-cell table:style-name="Table8.B3" office:value-type="string">
                  <text:p text:style-name="P55"><text:span text:style-name="T31">patri</text:span>ā</text:p>
                </table:table-cell>
                <table:table-cell table:style-name="Table8.C3" office:value-type="string">
                  <text:p text:style-name="P55"><text:span text:style-name="T31">patri</text:span>īs</text:p>
                </table:table-cell>
              </table:table-row>
            </table:table>
            <text:p text:style-name="P7"/>
          </table:table-cell>
        </table:table-row>
      </table:table>
      <text:p text:style-name="P76"/>
      <text:p text:style-name="P73"><text:span text:style-name="T11">(pāgina </text:span><text:span text:style-name="T13">I</text:span><text:span text:style-name="T15">V</text:span><text:span text:style-name="T11">)</text:span></text:p>
      <text:p text:style-name="P14"><text:span text:style-name="T2">N</text:span><text:span text:style-name="T4">ō</text:span><text:span text:style-name="T2">m</text:span><text:span text:style-name="T3">i</text:span><text:span text:style-name="T2">n</text:span><text:span text:style-name="T3">a</text:span><text:span text:style-name="T1"> </text:span><text:span text:style-name="T5">exempla </text:span><text:span text:style-name="T6">(</text:span><text:span text:style-name="T2">dēcl</text:span><text:span text:style-name="T3">ī</text:span><text:span text:style-name="T2">n</text:span><text:span text:style-name="T3">ā</text:span><text:span text:style-name="T2">tiō</text:span><text:span text:style-name="T3"> </text:span><text:span text:style-name="T7">prīma</text:span><text:span text:style-name="T6">)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row table:style-name="Table10.1">
                <table:table-cell table:style-name="Table10.A1" table:number-columns-spanned="3" office:value-type="string">
                  <text:p text:style-name="P46"><text:span text:style-name="T85">flamm</text:span><text:span text:style-name="T68">a</text:span>, -<text:span text:style-name="T68">ae <text:s/></text:span><text:span text:style-name="T60">f</text:span></text:p>
                </table:table-cell>
                <table:covered-table-cell/>
                <table:covered-table-cell/>
              </table:table-row>
              <table:table-row table:style-name="Table10.1">
                <table:table-cell table:style-name="Table10.A2" office:value-type="string">
                  <text:p text:style-name="P22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10.B2" office:value-type="string">
                  <text:p text:style-name="P31">Singulāris</text:p>
                </table:table-cell>
                <table:table-cell table:style-name="Table10.C2" office:value-type="string">
                  <text:p text:style-name="P66">Plūrālis</text:p>
                </table:table-cell>
              </table:table-row>
              <table:table-row table:style-name="Table10.3">
                <table:table-cell table:style-name="Table10.A3" office:value-type="string">
                  <text:p text:style-name="P22">Nom</text:p>
                </table:table-cell>
                <table:table-cell table:style-name="Table10.B3" office:value-type="string">
                  <text:p text:style-name="P57"><text:span text:style-name="T32">flamm</text:span>a</text:p>
                </table:table-cell>
                <table:table-cell table:style-name="Table10.C3" office:value-type="string">
                  <text:p text:style-name="P57"><text:span text:style-name="T32">flamm</text:span>ae</text:p>
                </table:table-cell>
              </table:table-row>
              <table:table-row table:style-name="Table10.4">
                <table:table-cell table:style-name="Table10.A3" office:value-type="string">
                  <text:p text:style-name="P22">Acc</text:p>
                </table:table-cell>
                <table:table-cell table:style-name="Table10.B3" office:value-type="string">
                  <text:p text:style-name="P57"><text:span text:style-name="T32">flamm</text:span>am</text:p>
                </table:table-cell>
                <table:table-cell table:style-name="Table10.C3" office:value-type="string">
                  <text:p text:style-name="P57"><text:span text:style-name="T32">flamm</text:span>as</text:p>
                </table:table-cell>
              </table:table-row>
              <table:table-row table:style-name="Table10.5">
                <table:table-cell table:style-name="Table10.A3" office:value-type="string">
                  <text:p text:style-name="P22">Gen</text:p>
                </table:table-cell>
                <table:table-cell table:style-name="Table10.B3" office:value-type="string">
                  <text:p text:style-name="P57"><text:span text:style-name="T32">flamm</text:span>ae</text:p>
                </table:table-cell>
                <table:table-cell table:style-name="Table10.C3" office:value-type="string">
                  <text:p text:style-name="P57"><text:span text:style-name="T32">flamm</text:span>ārum</text:p>
                </table:table-cell>
              </table:table-row>
              <table:table-row table:style-name="Table10.6">
                <table:table-cell table:style-name="Table10.A3" office:value-type="string">
                  <text:p text:style-name="P22">Dat</text:p>
                </table:table-cell>
                <table:table-cell table:style-name="Table10.B3" office:value-type="string">
                  <text:p text:style-name="P57"><text:span text:style-name="T32">flamm</text:span>ae</text:p>
                </table:table-cell>
                <table:table-cell table:style-name="Table10.C3" office:value-type="string">
                  <text:p text:style-name="P57"><text:span text:style-name="T32">flamm</text:span>īs</text:p>
                </table:table-cell>
              </table:table-row>
              <table:table-row table:style-name="Table10.7">
                <table:table-cell table:style-name="Table10.A3" office:value-type="string">
                  <text:p text:style-name="P22">Abl</text:p>
                </table:table-cell>
                <table:table-cell table:style-name="Table10.B3" office:value-type="string">
                  <text:p text:style-name="P57"><text:span text:style-name="T32">flamm</text:span>ā</text:p>
                </table:table-cell>
                <table:table-cell table:style-name="Table10.C3" office:value-type="string">
                  <text:p text:style-name="P57"><text:span text:style-name="T32">flamm</text:span>īs</text:p>
                </table:table-cell>
              </table:table-row>
            </table:table>
            <text:p text:style-name="P8"/>
            <table:table table:name="Table18" table:style-name="Table18">
              <table:table-column table:style-name="Table18.A"/>
              <table:table-column table:style-name="Table18.B"/>
              <table:table-column table:style-name="Table18.C"/>
              <table:table-row table:style-name="Table18.1">
                <table:table-cell table:style-name="Table18.A1" table:number-columns-spanned="3" office:value-type="string">
                  <text:p text:style-name="P46"><text:span text:style-name="T87">turb</text:span><text:span text:style-name="T68">a</text:span>, -<text:span text:style-name="T68">ae <text:s/></text:span><text:span text:style-name="T62">f</text:span></text:p>
                </table:table-cell>
                <table:covered-table-cell/>
                <table:covered-table-cell/>
              </table:table-row>
              <table:table-row table:style-name="Table18.1">
                <table:table-cell table:style-name="Table18.A2" office:value-type="string">
                  <text:p text:style-name="P22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18.B2" office:value-type="string">
                  <text:p text:style-name="P31">Singulāris</text:p>
                </table:table-cell>
                <table:table-cell table:style-name="Table18.C2" office:value-type="string">
                  <text:p text:style-name="P66">Plūrālis</text:p>
                </table:table-cell>
              </table:table-row>
              <table:table-row table:style-name="Table18.3">
                <table:table-cell table:style-name="Table18.A3" office:value-type="string">
                  <text:p text:style-name="P22">Nom</text:p>
                </table:table-cell>
                <table:table-cell table:style-name="Table18.B3" office:value-type="string">
                  <text:p text:style-name="P57"><text:span text:style-name="T34">turb</text:span>a</text:p>
                </table:table-cell>
                <table:table-cell table:style-name="Table18.C3" office:value-type="string">
                  <text:p text:style-name="P57"><text:span text:style-name="T34">turb</text:span>ae</text:p>
                </table:table-cell>
              </table:table-row>
              <table:table-row table:style-name="Table18.4">
                <table:table-cell table:style-name="Table18.A3" office:value-type="string">
                  <text:p text:style-name="P22">Acc</text:p>
                </table:table-cell>
                <table:table-cell table:style-name="Table18.B3" office:value-type="string">
                  <text:p text:style-name="P57"><text:span text:style-name="T34">turb</text:span>am</text:p>
                </table:table-cell>
                <table:table-cell table:style-name="Table18.C3" office:value-type="string">
                  <text:p text:style-name="P57"><text:span text:style-name="T34">turb</text:span>as</text:p>
                </table:table-cell>
              </table:table-row>
              <table:table-row table:style-name="Table18.5">
                <table:table-cell table:style-name="Table18.A3" office:value-type="string">
                  <text:p text:style-name="P22">Gen</text:p>
                </table:table-cell>
                <table:table-cell table:style-name="Table18.B3" office:value-type="string">
                  <text:p text:style-name="P57"><text:span text:style-name="T34">turb</text:span>ae</text:p>
                </table:table-cell>
                <table:table-cell table:style-name="Table18.C3" office:value-type="string">
                  <text:p text:style-name="P57"><text:span text:style-name="T34">turb</text:span>ārum</text:p>
                </table:table-cell>
              </table:table-row>
              <table:table-row table:style-name="Table18.6">
                <table:table-cell table:style-name="Table18.A3" office:value-type="string">
                  <text:p text:style-name="P22">Dat</text:p>
                </table:table-cell>
                <table:table-cell table:style-name="Table18.B3" office:value-type="string">
                  <text:p text:style-name="P57"><text:span text:style-name="T34">turb</text:span>ae</text:p>
                </table:table-cell>
                <table:table-cell table:style-name="Table18.C3" office:value-type="string">
                  <text:p text:style-name="P57"><text:span text:style-name="T34">turb</text:span>īs</text:p>
                </table:table-cell>
              </table:table-row>
              <table:table-row table:style-name="Table18.7">
                <table:table-cell table:style-name="Table18.A3" office:value-type="string">
                  <text:p text:style-name="P22">Abl</text:p>
                </table:table-cell>
                <table:table-cell table:style-name="Table18.B3" office:value-type="string">
                  <text:p text:style-name="P57"><text:span text:style-name="T34">turb</text:span>ā</text:p>
                </table:table-cell>
                <table:table-cell table:style-name="Table18.C3" office:value-type="string">
                  <text:p text:style-name="P57"><text:span text:style-name="T34">turb</text:span>īs</text:p>
                </table:table-cell>
              </table:table-row>
            </table:table>
            <text:p text:style-name="P8"/>
            <table:table table:name="Table19" table:style-name="Table19">
              <table:table-column table:style-name="Table19.A"/>
              <table:table-column table:style-name="Table19.B"/>
              <table:table-column table:style-name="Table19.C"/>
              <table:table-row table:style-name="Table19.1">
                <table:table-cell table:style-name="Table19.A1" table:number-columns-spanned="3" office:value-type="string">
                  <text:p text:style-name="P46"><text:span text:style-name="T89">fam</text:span>a, -<text:span text:style-name="T68">ae <text:s/></text:span><text:span text:style-name="T63">f</text:span></text:p>
                </table:table-cell>
                <table:covered-table-cell/>
                <table:covered-table-cell/>
              </table:table-row>
              <table:table-row table:style-name="Table19.1">
                <table:table-cell table:style-name="Table19.A2" office:value-type="string">
                  <text:p text:style-name="P22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19.B2" office:value-type="string">
                  <text:p text:style-name="P31">Singulāris</text:p>
                </table:table-cell>
                <table:table-cell table:style-name="Table19.C2" office:value-type="string">
                  <text:p text:style-name="P66">Plūrālis</text:p>
                </table:table-cell>
              </table:table-row>
              <table:table-row table:style-name="Table19.3">
                <table:table-cell table:style-name="Table19.A3" office:value-type="string">
                  <text:p text:style-name="P22">Nom</text:p>
                </table:table-cell>
                <table:table-cell table:style-name="Table19.B3" office:value-type="string">
                  <text:p text:style-name="P57"><text:span text:style-name="T36">fam</text:span>a</text:p>
                </table:table-cell>
                <table:table-cell table:style-name="Table19.C3" office:value-type="string">
                  <text:p text:style-name="P57"><text:span text:style-name="T36">fam</text:span>ae</text:p>
                </table:table-cell>
              </table:table-row>
              <table:table-row table:style-name="Table19.4">
                <table:table-cell table:style-name="Table19.A3" office:value-type="string">
                  <text:p text:style-name="P22">Acc</text:p>
                </table:table-cell>
                <table:table-cell table:style-name="Table19.B3" office:value-type="string">
                  <text:p text:style-name="P57"><text:span text:style-name="T36">fam</text:span>am</text:p>
                </table:table-cell>
                <table:table-cell table:style-name="Table19.C3" office:value-type="string">
                  <text:p text:style-name="P57"><text:span text:style-name="T36">fam</text:span>as</text:p>
                </table:table-cell>
              </table:table-row>
              <table:table-row table:style-name="Table19.5">
                <table:table-cell table:style-name="Table19.A3" office:value-type="string">
                  <text:p text:style-name="P22">Gen</text:p>
                </table:table-cell>
                <table:table-cell table:style-name="Table19.B3" office:value-type="string">
                  <text:p text:style-name="P57"><text:span text:style-name="T36">fam</text:span>ae</text:p>
                </table:table-cell>
                <table:table-cell table:style-name="Table19.C3" office:value-type="string">
                  <text:p text:style-name="P57"><text:span text:style-name="T36">fam</text:span>ārum</text:p>
                </table:table-cell>
              </table:table-row>
              <table:table-row table:style-name="Table19.6">
                <table:table-cell table:style-name="Table19.A3" office:value-type="string">
                  <text:p text:style-name="P22">Dat</text:p>
                </table:table-cell>
                <table:table-cell table:style-name="Table19.B3" office:value-type="string">
                  <text:p text:style-name="P57"><text:span text:style-name="T36">fam</text:span>ae</text:p>
                </table:table-cell>
                <table:table-cell table:style-name="Table19.C3" office:value-type="string">
                  <text:p text:style-name="P57"><text:span text:style-name="T36">fam</text:span>īs</text:p>
                </table:table-cell>
              </table:table-row>
              <table:table-row table:style-name="Table19.7">
                <table:table-cell table:style-name="Table19.A3" office:value-type="string">
                  <text:p text:style-name="P22">Abl</text:p>
                </table:table-cell>
                <table:table-cell table:style-name="Table19.B3" office:value-type="string">
                  <text:p text:style-name="P57"><text:span text:style-name="T36">fam</text:span>ā</text:p>
                </table:table-cell>
                <table:table-cell table:style-name="Table19.C3" office:value-type="string">
                  <text:p text:style-name="P57"><text:span text:style-name="T36">fam</text:span>īs</text:p>
                </table:table-cell>
              </table:table-row>
            </table:table>
            <text:p text:style-name="P8"/>
          </table:table-cell>
          <table:table-cell table:style-name="Table9.A1" office:value-type="string"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row table:style-name="Table20.1">
                <table:table-cell table:style-name="Table20.A1" table:number-columns-spanned="3" office:value-type="string">
                  <text:p text:style-name="P46"><text:span text:style-name="T86">silv</text:span><text:span text:style-name="T68">a</text:span>, -<text:span text:style-name="T68">ae <text:s/></text:span><text:span text:style-name="T61">f</text:span></text:p>
                </table:table-cell>
                <table:covered-table-cell/>
                <table:covered-table-cell/>
              </table:table-row>
              <table:table-row table:style-name="Table20.1">
                <table:table-cell table:style-name="Table20.A2" office:value-type="string">
                  <text:p text:style-name="P22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20.B2" office:value-type="string">
                  <text:p text:style-name="P31">Singulāris</text:p>
                </table:table-cell>
                <table:table-cell table:style-name="Table20.C2" office:value-type="string">
                  <text:p text:style-name="P66">Plūrālis</text:p>
                </table:table-cell>
              </table:table-row>
              <table:table-row table:style-name="Table20.3">
                <table:table-cell table:style-name="Table20.A3" office:value-type="string">
                  <text:p text:style-name="P22">Nom</text:p>
                </table:table-cell>
                <table:table-cell table:style-name="Table20.B3" office:value-type="string">
                  <text:p text:style-name="P57"><text:span text:style-name="T33">silv</text:span>a</text:p>
                </table:table-cell>
                <table:table-cell table:style-name="Table20.C3" office:value-type="string">
                  <text:p text:style-name="P57"><text:span text:style-name="T33">silv</text:span>ae</text:p>
                </table:table-cell>
              </table:table-row>
              <table:table-row table:style-name="Table20.4">
                <table:table-cell table:style-name="Table20.A3" office:value-type="string">
                  <text:p text:style-name="P22">Acc</text:p>
                </table:table-cell>
                <table:table-cell table:style-name="Table20.B3" office:value-type="string">
                  <text:p text:style-name="P57"><text:span text:style-name="T33">silv</text:span>am</text:p>
                </table:table-cell>
                <table:table-cell table:style-name="Table20.C3" office:value-type="string">
                  <text:p text:style-name="P57"><text:span text:style-name="T33">silv</text:span>as</text:p>
                </table:table-cell>
              </table:table-row>
              <table:table-row table:style-name="Table20.5">
                <table:table-cell table:style-name="Table20.A3" office:value-type="string">
                  <text:p text:style-name="P22">Gen</text:p>
                </table:table-cell>
                <table:table-cell table:style-name="Table20.B3" office:value-type="string">
                  <text:p text:style-name="P57"><text:span text:style-name="T33">silv</text:span>ae</text:p>
                </table:table-cell>
                <table:table-cell table:style-name="Table20.C3" office:value-type="string">
                  <text:p text:style-name="P57"><text:span text:style-name="T33">silv</text:span>ārum</text:p>
                </table:table-cell>
              </table:table-row>
              <table:table-row table:style-name="Table20.6">
                <table:table-cell table:style-name="Table20.A3" office:value-type="string">
                  <text:p text:style-name="P22">Dat</text:p>
                </table:table-cell>
                <table:table-cell table:style-name="Table20.B3" office:value-type="string">
                  <text:p text:style-name="P57"><text:span text:style-name="T33">silv</text:span>ae</text:p>
                </table:table-cell>
                <table:table-cell table:style-name="Table20.C3" office:value-type="string">
                  <text:p text:style-name="P57"><text:span text:style-name="T33">silv</text:span>īs</text:p>
                </table:table-cell>
              </table:table-row>
              <table:table-row table:style-name="Table20.7">
                <table:table-cell table:style-name="Table20.A3" office:value-type="string">
                  <text:p text:style-name="P22">Abl</text:p>
                </table:table-cell>
                <table:table-cell table:style-name="Table20.B3" office:value-type="string">
                  <text:p text:style-name="P57"><text:span text:style-name="T33">silv</text:span>ā</text:p>
                </table:table-cell>
                <table:table-cell table:style-name="Table20.C3" office:value-type="string">
                  <text:p text:style-name="P57"><text:span text:style-name="T33">silv</text:span>īs</text:p>
                </table:table-cell>
              </table:table-row>
            </table:table>
            <text:p text:style-name="P8"/>
            <table:table table:name="Table21" table:style-name="Table21">
              <table:table-column table:style-name="Table21.A"/>
              <table:table-column table:style-name="Table21.B"/>
              <table:table-column table:style-name="Table21.C"/>
              <table:table-row table:style-name="Table21.1">
                <table:table-cell table:style-name="Table21.A1" table:number-columns-spanned="3" office:value-type="string">
                  <text:p text:style-name="P46"><text:span text:style-name="T88">lacrim</text:span><text:span text:style-name="T68">a</text:span>, -<text:span text:style-name="T68">ae <text:s/></text:span><text:span text:style-name="T65">f</text:span></text:p>
                </table:table-cell>
                <table:covered-table-cell/>
                <table:covered-table-cell/>
              </table:table-row>
              <table:table-row table:style-name="Table21.1">
                <table:table-cell table:style-name="Table21.A2" office:value-type="string">
                  <text:p text:style-name="P22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21.B2" office:value-type="string">
                  <text:p text:style-name="P31">Singulāris</text:p>
                </table:table-cell>
                <table:table-cell table:style-name="Table21.C2" office:value-type="string">
                  <text:p text:style-name="P66">Plūrālis</text:p>
                </table:table-cell>
              </table:table-row>
              <table:table-row table:style-name="Table21.3">
                <table:table-cell table:style-name="Table21.A3" office:value-type="string">
                  <text:p text:style-name="P22">Nom</text:p>
                </table:table-cell>
                <table:table-cell table:style-name="Table21.B3" office:value-type="string">
                  <text:p text:style-name="P57"><text:span text:style-name="T35">lacrim</text:span>a</text:p>
                </table:table-cell>
                <table:table-cell table:style-name="Table21.C3" office:value-type="string">
                  <text:p text:style-name="P57"><text:span text:style-name="T35">lacrim</text:span>ae</text:p>
                </table:table-cell>
              </table:table-row>
              <table:table-row table:style-name="Table21.4">
                <table:table-cell table:style-name="Table21.A3" office:value-type="string">
                  <text:p text:style-name="P22">Acc</text:p>
                </table:table-cell>
                <table:table-cell table:style-name="Table21.B3" office:value-type="string">
                  <text:p text:style-name="P57"><text:span text:style-name="T35">lacrim</text:span>am</text:p>
                </table:table-cell>
                <table:table-cell table:style-name="Table21.C3" office:value-type="string">
                  <text:p text:style-name="P57"><text:span text:style-name="T35">lacrim</text:span>as</text:p>
                </table:table-cell>
              </table:table-row>
              <table:table-row table:style-name="Table21.5">
                <table:table-cell table:style-name="Table21.A3" office:value-type="string">
                  <text:p text:style-name="P22">Gen</text:p>
                </table:table-cell>
                <table:table-cell table:style-name="Table21.B3" office:value-type="string">
                  <text:p text:style-name="P57"><text:span text:style-name="T35">lacrim</text:span>ae</text:p>
                </table:table-cell>
                <table:table-cell table:style-name="Table21.C3" office:value-type="string">
                  <text:p text:style-name="P57"><text:span text:style-name="T35">lacrim</text:span>ārum</text:p>
                </table:table-cell>
              </table:table-row>
              <table:table-row table:style-name="Table21.6">
                <table:table-cell table:style-name="Table21.A3" office:value-type="string">
                  <text:p text:style-name="P22">Dat</text:p>
                </table:table-cell>
                <table:table-cell table:style-name="Table21.B3" office:value-type="string">
                  <text:p text:style-name="P57"><text:span text:style-name="T35">lacrim</text:span>ae</text:p>
                </table:table-cell>
                <table:table-cell table:style-name="Table21.C3" office:value-type="string">
                  <text:p text:style-name="P57"><text:span text:style-name="T35">lacrim</text:span>īs</text:p>
                </table:table-cell>
              </table:table-row>
              <table:table-row table:style-name="Table21.7">
                <table:table-cell table:style-name="Table21.A3" office:value-type="string">
                  <text:p text:style-name="P22">Abl</text:p>
                </table:table-cell>
                <table:table-cell table:style-name="Table21.B3" office:value-type="string">
                  <text:p text:style-name="P57"><text:span text:style-name="T35">lacrim</text:span>ā</text:p>
                </table:table-cell>
                <table:table-cell table:style-name="Table21.C3" office:value-type="string">
                  <text:p text:style-name="P57"><text:span text:style-name="T35">lacrim</text:span>īs</text:p>
                </table:table-cell>
              </table:table-row>
            </table:table>
            <text:p text:style-name="P8"/>
            <table:table table:name="Table22" table:style-name="Table22">
              <table:table-column table:style-name="Table22.A"/>
              <table:table-column table:style-name="Table22.B"/>
              <table:table-column table:style-name="Table22.C"/>
              <table:table-row table:style-name="Table22.1">
                <table:table-cell table:style-name="Table22.A1" table:number-columns-spanned="3" office:value-type="string">
                  <text:p text:style-name="P46"><text:span text:style-name="T90">com</text:span><text:span text:style-name="T68">a</text:span>, -<text:span text:style-name="T68">ae </text:span><text:span text:style-name="T69"><text:s/></text:span><text:span text:style-name="T64">f</text:span></text:p>
                </table:table-cell>
                <table:covered-table-cell/>
                <table:covered-table-cell/>
              </table:table-row>
              <table:table-row table:style-name="Table22.1">
                <table:table-cell table:style-name="Table22.A2" office:value-type="string">
                  <text:p text:style-name="P22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22.B2" office:value-type="string">
                  <text:p text:style-name="P31">Singulāris</text:p>
                </table:table-cell>
                <table:table-cell table:style-name="Table22.C2" office:value-type="string">
                  <text:p text:style-name="P66">Plūrālis</text:p>
                </table:table-cell>
              </table:table-row>
              <table:table-row table:style-name="Table22.3">
                <table:table-cell table:style-name="Table22.A3" office:value-type="string">
                  <text:p text:style-name="P22">Nom</text:p>
                </table:table-cell>
                <table:table-cell table:style-name="Table22.B3" office:value-type="string">
                  <text:p text:style-name="P57"><text:span text:style-name="T37">com</text:span>a</text:p>
                </table:table-cell>
                <table:table-cell table:style-name="Table22.C3" office:value-type="string">
                  <text:p text:style-name="P57"><text:span text:style-name="T37">com</text:span>ae</text:p>
                </table:table-cell>
              </table:table-row>
              <table:table-row table:style-name="Table22.4">
                <table:table-cell table:style-name="Table22.A3" office:value-type="string">
                  <text:p text:style-name="P22">Acc</text:p>
                </table:table-cell>
                <table:table-cell table:style-name="Table22.B3" office:value-type="string">
                  <text:p text:style-name="P57"><text:span text:style-name="T37">com</text:span>am</text:p>
                </table:table-cell>
                <table:table-cell table:style-name="Table22.C3" office:value-type="string">
                  <text:p text:style-name="P57"><text:span text:style-name="T37">com</text:span>as</text:p>
                </table:table-cell>
              </table:table-row>
              <table:table-row table:style-name="Table22.5">
                <table:table-cell table:style-name="Table22.A3" office:value-type="string">
                  <text:p text:style-name="P22">Gen</text:p>
                </table:table-cell>
                <table:table-cell table:style-name="Table22.B3" office:value-type="string">
                  <text:p text:style-name="P57"><text:span text:style-name="T37">com</text:span>ae</text:p>
                </table:table-cell>
                <table:table-cell table:style-name="Table22.C3" office:value-type="string">
                  <text:p text:style-name="P57"><text:span text:style-name="T37">com</text:span>ārum</text:p>
                </table:table-cell>
              </table:table-row>
              <table:table-row table:style-name="Table22.6">
                <table:table-cell table:style-name="Table22.A3" office:value-type="string">
                  <text:p text:style-name="P22">Dat</text:p>
                </table:table-cell>
                <table:table-cell table:style-name="Table22.B3" office:value-type="string">
                  <text:p text:style-name="P57"><text:span text:style-name="T37">com</text:span>ae</text:p>
                </table:table-cell>
                <table:table-cell table:style-name="Table22.C3" office:value-type="string">
                  <text:p text:style-name="P57"><text:span text:style-name="T37">com</text:span>īs</text:p>
                </table:table-cell>
              </table:table-row>
              <table:table-row table:style-name="Table22.7">
                <table:table-cell table:style-name="Table22.A3" office:value-type="string">
                  <text:p text:style-name="P22">Abl</text:p>
                </table:table-cell>
                <table:table-cell table:style-name="Table22.B3" office:value-type="string">
                  <text:p text:style-name="P57"><text:span text:style-name="T37">com</text:span>ā</text:p>
                </table:table-cell>
                <table:table-cell table:style-name="Table22.C3" office:value-type="string">
                  <text:p text:style-name="P57"><text:span text:style-name="T37">com</text:span>īs</text:p>
                </table:table-cell>
              </table:table-row>
            </table:table>
            <text:p text:style-name="P8"/>
          </table:table-cell>
        </table:table-row>
      </table:table>
      <text:p text:style-name="P77"/>
      <text:p text:style-name="P74"><text:span text:style-name="T11">(pāgina </text:span><text:span text:style-name="T15">V</text:span><text:span text:style-name="T11">)</text:span></text:p>
      <text:p text:style-name="P15"><text:span text:style-name="T2">N</text:span><text:span text:style-name="T4">ō</text:span><text:span text:style-name="T2">m</text:span><text:span text:style-name="T3">i</text:span><text:span text:style-name="T2">n</text:span><text:span text:style-name="T3">a</text:span><text:span text:style-name="T1"> </text:span><text:span text:style-name="T5">exempla </text:span><text:span text:style-name="T6">(</text:span><text:span text:style-name="T2">dēcl</text:span><text:span text:style-name="T3">ī</text:span><text:span text:style-name="T2">n</text:span><text:span text:style-name="T3">ā</text:span><text:span text:style-name="T2">tiō</text:span><text:span text:style-name="T3"> </text:span><text:span text:style-name="T7">prīma</text:span><text:span text:style-name="T6">)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able:table table:name="Table24" table:style-name="Table24">
              <table:table-column table:style-name="Table24.A"/>
              <table:table-column table:style-name="Table24.B"/>
              <table:table-column table:style-name="Table24.C"/>
              <table:table-row table:style-name="Table24.1">
                <table:table-cell table:style-name="Table24.A1" table:number-columns-spanned="3" office:value-type="string">
                  <text:p text:style-name="P47"><text:span text:style-name="T91">anim</text:span><text:span text:style-name="T68">a</text:span>, -<text:span text:style-name="T68">ae <text:s/></text:span><text:span text:style-name="T66">f</text:span></text:p>
                </table:table-cell>
                <table:covered-table-cell/>
                <table:covered-table-cell/>
              </table:table-row>
              <table:table-row table:style-name="Table24.1">
                <table:table-cell table:style-name="Table24.A2" office:value-type="string">
                  <text:p text:style-name="P23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24.B2" office:value-type="string">
                  <text:p text:style-name="P32">Singulāris</text:p>
                </table:table-cell>
                <table:table-cell table:style-name="Table24.C2" office:value-type="string">
                  <text:p text:style-name="P67">Plūrālis</text:p>
                </table:table-cell>
              </table:table-row>
              <table:table-row table:style-name="Table24.3">
                <table:table-cell table:style-name="Table24.A3" office:value-type="string">
                  <text:p text:style-name="P23">Nom</text:p>
                </table:table-cell>
                <table:table-cell table:style-name="Table24.B3" office:value-type="string">
                  <text:p text:style-name="P58"><text:span text:style-name="T38">anim</text:span>a</text:p>
                </table:table-cell>
                <table:table-cell table:style-name="Table24.C3" office:value-type="string">
                  <text:p text:style-name="P58"><text:span text:style-name="T38">anim</text:span>ae</text:p>
                </table:table-cell>
              </table:table-row>
              <table:table-row table:style-name="Table24.4">
                <table:table-cell table:style-name="Table24.A3" office:value-type="string">
                  <text:p text:style-name="P23">Acc</text:p>
                </table:table-cell>
                <table:table-cell table:style-name="Table24.B3" office:value-type="string">
                  <text:p text:style-name="P58"><text:span text:style-name="T38">anim</text:span>am</text:p>
                </table:table-cell>
                <table:table-cell table:style-name="Table24.C3" office:value-type="string">
                  <text:p text:style-name="P58"><text:span text:style-name="T38">anim</text:span>as</text:p>
                </table:table-cell>
              </table:table-row>
              <table:table-row table:style-name="Table24.5">
                <table:table-cell table:style-name="Table24.A3" office:value-type="string">
                  <text:p text:style-name="P23">Gen</text:p>
                </table:table-cell>
                <table:table-cell table:style-name="Table24.B3" office:value-type="string">
                  <text:p text:style-name="P58"><text:span text:style-name="T38">anim</text:span>ae</text:p>
                </table:table-cell>
                <table:table-cell table:style-name="Table24.C3" office:value-type="string">
                  <text:p text:style-name="P58"><text:span text:style-name="T38">anim</text:span>ārum</text:p>
                </table:table-cell>
              </table:table-row>
              <table:table-row table:style-name="Table24.6">
                <table:table-cell table:style-name="Table24.A3" office:value-type="string">
                  <text:p text:style-name="P23">Dat</text:p>
                </table:table-cell>
                <table:table-cell table:style-name="Table24.B3" office:value-type="string">
                  <text:p text:style-name="P58"><text:span text:style-name="T38">anim</text:span>ae</text:p>
                </table:table-cell>
                <table:table-cell table:style-name="Table24.C3" office:value-type="string">
                  <text:p text:style-name="P58"><text:span text:style-name="T38">anim</text:span>īs</text:p>
                </table:table-cell>
              </table:table-row>
              <table:table-row table:style-name="Table24.7">
                <table:table-cell table:style-name="Table24.A3" office:value-type="string">
                  <text:p text:style-name="P23">Abl</text:p>
                </table:table-cell>
                <table:table-cell table:style-name="Table24.B3" office:value-type="string">
                  <text:p text:style-name="P58"><text:span text:style-name="T38">anim</text:span>ā</text:p>
                </table:table-cell>
                <table:table-cell table:style-name="Table24.C3" office:value-type="string">
                  <text:p text:style-name="P58"><text:span text:style-name="T38">anim</text:span>īs</text:p>
                </table:table-cell>
              </table:table-row>
            </table:table>
            <text:p text:style-name="P9"/>
            <table:table table:name="Table34" table:style-name="Table34">
              <table:table-column table:style-name="Table34.A"/>
              <table:table-column table:style-name="Table34.B"/>
              <table:table-column table:style-name="Table34.C"/>
              <table:table-row table:style-name="Table34.1">
                <table:table-cell table:style-name="Table34.A1" table:number-columns-spanned="3" office:value-type="string">
                  <text:p text:style-name="P47"><text:span text:style-name="T92">cōpi</text:span><text:span text:style-name="T68">a</text:span>, -<text:span text:style-name="T68">ae <text:s/></text:span><text:span text:style-name="T66">f</text:span></text:p>
                </table:table-cell>
                <table:covered-table-cell/>
                <table:covered-table-cell/>
              </table:table-row>
              <table:table-row table:style-name="Table34.1">
                <table:table-cell table:style-name="Table34.A2" office:value-type="string">
                  <text:p text:style-name="P23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34.B2" office:value-type="string">
                  <text:p text:style-name="P32">Singulāris</text:p>
                </table:table-cell>
                <table:table-cell table:style-name="Table34.C2" office:value-type="string">
                  <text:p text:style-name="P67">Plūrālis</text:p>
                </table:table-cell>
              </table:table-row>
              <table:table-row table:style-name="Table34.3">
                <table:table-cell table:style-name="Table34.A3" office:value-type="string">
                  <text:p text:style-name="P23">Nom</text:p>
                </table:table-cell>
                <table:table-cell table:style-name="Table34.B3" office:value-type="string">
                  <text:p text:style-name="P58"><text:span text:style-name="T39">cōpi</text:span>a</text:p>
                </table:table-cell>
                <table:table-cell table:style-name="Table34.C3" office:value-type="string">
                  <text:p text:style-name="P58"><text:span text:style-name="T39">cōpi</text:span>ae</text:p>
                </table:table-cell>
              </table:table-row>
              <table:table-row table:style-name="Table34.4">
                <table:table-cell table:style-name="Table34.A3" office:value-type="string">
                  <text:p text:style-name="P23">Acc</text:p>
                </table:table-cell>
                <table:table-cell table:style-name="Table34.B3" office:value-type="string">
                  <text:p text:style-name="P58"><text:span text:style-name="T39">cōpi</text:span>am</text:p>
                </table:table-cell>
                <table:table-cell table:style-name="Table34.C3" office:value-type="string">
                  <text:p text:style-name="P58"><text:span text:style-name="T39">cōpi</text:span>as</text:p>
                </table:table-cell>
              </table:table-row>
              <table:table-row table:style-name="Table34.5">
                <table:table-cell table:style-name="Table34.A3" office:value-type="string">
                  <text:p text:style-name="P23">Gen</text:p>
                </table:table-cell>
                <table:table-cell table:style-name="Table34.B3" office:value-type="string">
                  <text:p text:style-name="P58"><text:span text:style-name="T39">cōpi</text:span>ae</text:p>
                </table:table-cell>
                <table:table-cell table:style-name="Table34.C3" office:value-type="string">
                  <text:p text:style-name="P58"><text:span text:style-name="T39">cōpi</text:span>ārum</text:p>
                </table:table-cell>
              </table:table-row>
              <table:table-row table:style-name="Table34.6">
                <table:table-cell table:style-name="Table34.A3" office:value-type="string">
                  <text:p text:style-name="P23">Dat</text:p>
                </table:table-cell>
                <table:table-cell table:style-name="Table34.B3" office:value-type="string">
                  <text:p text:style-name="P58"><text:span text:style-name="T39">cōpi</text:span>ae</text:p>
                </table:table-cell>
                <table:table-cell table:style-name="Table34.C3" office:value-type="string">
                  <text:p text:style-name="P58"><text:span text:style-name="T39">cōpi</text:span>īs</text:p>
                </table:table-cell>
              </table:table-row>
              <table:table-row table:style-name="Table34.7">
                <table:table-cell table:style-name="Table34.A3" office:value-type="string">
                  <text:p text:style-name="P23">Abl</text:p>
                </table:table-cell>
                <table:table-cell table:style-name="Table34.B3" office:value-type="string">
                  <text:p text:style-name="P58"><text:span text:style-name="T39">cōpi</text:span>ā</text:p>
                </table:table-cell>
                <table:table-cell table:style-name="Table34.C3" office:value-type="string">
                  <text:p text:style-name="P58"><text:span text:style-name="T39">cōpi</text:span>īs</text:p>
                </table:table-cell>
              </table:table-row>
            </table:table>
            <text:p text:style-name="P9"/>
            <table:table table:name="Table35" table:style-name="Table35">
              <table:table-column table:style-name="Table35.A"/>
              <table:table-column table:style-name="Table35.B"/>
              <table:table-column table:style-name="Table35.C"/>
              <table:table-row table:style-name="Table35.1">
                <table:table-cell table:style-name="Table35.A1" table:number-columns-spanned="3" office:value-type="string">
                  <text:p text:style-name="P47"><text:span text:style-name="T94">mūs</text:span><text:span text:style-name="T68">a</text:span>, -<text:span text:style-name="T68">ae <text:s/></text:span><text:span text:style-name="T66">f</text:span></text:p>
                </table:table-cell>
                <table:covered-table-cell/>
                <table:covered-table-cell/>
              </table:table-row>
              <table:table-row table:style-name="Table35.1">
                <table:table-cell table:style-name="Table35.A2" office:value-type="string">
                  <text:p text:style-name="P23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35.B2" office:value-type="string">
                  <text:p text:style-name="P32">Singulāris</text:p>
                </table:table-cell>
                <table:table-cell table:style-name="Table35.C2" office:value-type="string">
                  <text:p text:style-name="P67">Plūrālis</text:p>
                </table:table-cell>
              </table:table-row>
              <table:table-row table:style-name="Table35.3">
                <table:table-cell table:style-name="Table35.A3" office:value-type="string">
                  <text:p text:style-name="P23">Nom</text:p>
                </table:table-cell>
                <table:table-cell table:style-name="Table35.B3" office:value-type="string">
                  <text:p text:style-name="P58"><text:span text:style-name="T41">mūs</text:span>a</text:p>
                </table:table-cell>
                <table:table-cell table:style-name="Table35.C3" office:value-type="string">
                  <text:p text:style-name="P58"><text:span text:style-name="T41">mūs</text:span>ae</text:p>
                </table:table-cell>
              </table:table-row>
              <table:table-row table:style-name="Table35.4">
                <table:table-cell table:style-name="Table35.A3" office:value-type="string">
                  <text:p text:style-name="P23">Acc</text:p>
                </table:table-cell>
                <table:table-cell table:style-name="Table35.B3" office:value-type="string">
                  <text:p text:style-name="P58"><text:span text:style-name="T41">mūs</text:span>am</text:p>
                </table:table-cell>
                <table:table-cell table:style-name="Table35.C3" office:value-type="string">
                  <text:p text:style-name="P58"><text:span text:style-name="T41">mūs</text:span>as</text:p>
                </table:table-cell>
              </table:table-row>
              <table:table-row table:style-name="Table35.5">
                <table:table-cell table:style-name="Table35.A3" office:value-type="string">
                  <text:p text:style-name="P23">Gen</text:p>
                </table:table-cell>
                <table:table-cell table:style-name="Table35.B3" office:value-type="string">
                  <text:p text:style-name="P58"><text:span text:style-name="T41">mūs</text:span>ae</text:p>
                </table:table-cell>
                <table:table-cell table:style-name="Table35.C3" office:value-type="string">
                  <text:p text:style-name="P58"><text:span text:style-name="T41">mūs</text:span>ārum</text:p>
                </table:table-cell>
              </table:table-row>
              <table:table-row table:style-name="Table35.6">
                <table:table-cell table:style-name="Table35.A3" office:value-type="string">
                  <text:p text:style-name="P23">Dat</text:p>
                </table:table-cell>
                <table:table-cell table:style-name="Table35.B3" office:value-type="string">
                  <text:p text:style-name="P58"><text:span text:style-name="T41">mūs</text:span>ae</text:p>
                </table:table-cell>
                <table:table-cell table:style-name="Table35.C3" office:value-type="string">
                  <text:p text:style-name="P58"><text:span text:style-name="T41">mūs</text:span>īs</text:p>
                </table:table-cell>
              </table:table-row>
              <table:table-row table:style-name="Table35.7">
                <table:table-cell table:style-name="Table35.A3" office:value-type="string">
                  <text:p text:style-name="P23">Abl</text:p>
                </table:table-cell>
                <table:table-cell table:style-name="Table35.B3" office:value-type="string">
                  <text:p text:style-name="P58"><text:span text:style-name="T41">mūs</text:span>ā</text:p>
                </table:table-cell>
                <table:table-cell table:style-name="Table35.C3" office:value-type="string">
                  <text:p text:style-name="P58"><text:span text:style-name="T41">mūs</text:span>īs</text:p>
                </table:table-cell>
              </table:table-row>
            </table:table>
            <text:p text:style-name="P9"/>
          </table:table-cell>
          <table:table-cell table:style-name="Table23.A1" office:value-type="string">
            <table:table table:name="Table36" table:style-name="Table36">
              <table:table-column table:style-name="Table36.A"/>
              <table:table-column table:style-name="Table36.B"/>
              <table:table-column table:style-name="Table36.C"/>
              <table:table-row table:style-name="Table36.1">
                <table:table-cell table:style-name="Table36.A1" table:number-columns-spanned="3" office:value-type="string">
                  <text:p text:style-name="P47"><text:span text:style-name="T91">fōrm</text:span><text:span text:style-name="T68">a</text:span>, -<text:span text:style-name="T68">ae <text:s/></text:span><text:span text:style-name="T66">f</text:span></text:p>
                </table:table-cell>
                <table:covered-table-cell/>
                <table:covered-table-cell/>
              </table:table-row>
              <table:table-row table:style-name="Table36.1">
                <table:table-cell table:style-name="Table36.A2" office:value-type="string">
                  <text:p text:style-name="P23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36.B2" office:value-type="string">
                  <text:p text:style-name="P32">Singulāris</text:p>
                </table:table-cell>
                <table:table-cell table:style-name="Table36.C2" office:value-type="string">
                  <text:p text:style-name="P67">Plūrālis</text:p>
                </table:table-cell>
              </table:table-row>
              <table:table-row table:style-name="Table36.3">
                <table:table-cell table:style-name="Table36.A3" office:value-type="string">
                  <text:p text:style-name="P23">Nom</text:p>
                </table:table-cell>
                <table:table-cell table:style-name="Table36.B3" office:value-type="string">
                  <text:p text:style-name="P58"><text:span text:style-name="T38">fōrm</text:span>a</text:p>
                </table:table-cell>
                <table:table-cell table:style-name="Table36.C3" office:value-type="string">
                  <text:p text:style-name="P58"><text:span text:style-name="T38">fōrm</text:span>ae</text:p>
                </table:table-cell>
              </table:table-row>
              <table:table-row table:style-name="Table36.4">
                <table:table-cell table:style-name="Table36.A3" office:value-type="string">
                  <text:p text:style-name="P23">Acc</text:p>
                </table:table-cell>
                <table:table-cell table:style-name="Table36.B3" office:value-type="string">
                  <text:p text:style-name="P58"><text:span text:style-name="T38">fōrm</text:span>am</text:p>
                </table:table-cell>
                <table:table-cell table:style-name="Table36.C3" office:value-type="string">
                  <text:p text:style-name="P58"><text:span text:style-name="T38">fōrm</text:span>as</text:p>
                </table:table-cell>
              </table:table-row>
              <table:table-row table:style-name="Table36.5">
                <table:table-cell table:style-name="Table36.A3" office:value-type="string">
                  <text:p text:style-name="P23">Gen</text:p>
                </table:table-cell>
                <table:table-cell table:style-name="Table36.B3" office:value-type="string">
                  <text:p text:style-name="P58"><text:span text:style-name="T38">fōrm</text:span>ae</text:p>
                </table:table-cell>
                <table:table-cell table:style-name="Table36.C3" office:value-type="string">
                  <text:p text:style-name="P58"><text:span text:style-name="T38">fōrm</text:span>ārum</text:p>
                </table:table-cell>
              </table:table-row>
              <table:table-row table:style-name="Table36.6">
                <table:table-cell table:style-name="Table36.A3" office:value-type="string">
                  <text:p text:style-name="P23">Dat</text:p>
                </table:table-cell>
                <table:table-cell table:style-name="Table36.B3" office:value-type="string">
                  <text:p text:style-name="P58"><text:span text:style-name="T38">fōrm</text:span>ae</text:p>
                </table:table-cell>
                <table:table-cell table:style-name="Table36.C3" office:value-type="string">
                  <text:p text:style-name="P58"><text:span text:style-name="T38">fōrm</text:span>īs</text:p>
                </table:table-cell>
              </table:table-row>
              <table:table-row table:style-name="Table36.7">
                <table:table-cell table:style-name="Table36.A3" office:value-type="string">
                  <text:p text:style-name="P23">Abl</text:p>
                </table:table-cell>
                <table:table-cell table:style-name="Table36.B3" office:value-type="string">
                  <text:p text:style-name="P58"><text:span text:style-name="T38">fōrm</text:span>ā</text:p>
                </table:table-cell>
                <table:table-cell table:style-name="Table36.C3" office:value-type="string">
                  <text:p text:style-name="P58"><text:span text:style-name="T38">fōrm</text:span>īs</text:p>
                </table:table-cell>
              </table:table-row>
            </table:table>
            <text:p text:style-name="P9"/>
            <table:table table:name="Table37" table:style-name="Table37">
              <table:table-column table:style-name="Table37.A"/>
              <table:table-column table:style-name="Table37.B"/>
              <table:table-column table:style-name="Table37.C"/>
              <table:table-row table:style-name="Table37.1">
                <table:table-cell table:style-name="Table37.A1" table:number-columns-spanned="3" office:value-type="string">
                  <text:p text:style-name="P47"><text:span text:style-name="T93">glōri</text:span><text:span text:style-name="T68">a</text:span>, -<text:span text:style-name="T68">ae <text:s/></text:span><text:span text:style-name="T66">f</text:span></text:p>
                </table:table-cell>
                <table:covered-table-cell/>
                <table:covered-table-cell/>
              </table:table-row>
              <table:table-row table:style-name="Table37.1">
                <table:table-cell table:style-name="Table37.A2" office:value-type="string">
                  <text:p text:style-name="P23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37.B2" office:value-type="string">
                  <text:p text:style-name="P32">Singulāris</text:p>
                </table:table-cell>
                <table:table-cell table:style-name="Table37.C2" office:value-type="string">
                  <text:p text:style-name="P67">Plūrālis</text:p>
                </table:table-cell>
              </table:table-row>
              <table:table-row table:style-name="Table37.3">
                <table:table-cell table:style-name="Table37.A3" office:value-type="string">
                  <text:p text:style-name="P23">Nom</text:p>
                </table:table-cell>
                <table:table-cell table:style-name="Table37.B3" office:value-type="string">
                  <text:p text:style-name="P58"><text:span text:style-name="T40">glōri</text:span>a</text:p>
                </table:table-cell>
                <table:table-cell table:style-name="Table37.C3" office:value-type="string">
                  <text:p text:style-name="P58"><text:span text:style-name="T40">glōri</text:span>ae</text:p>
                </table:table-cell>
              </table:table-row>
              <table:table-row table:style-name="Table37.4">
                <table:table-cell table:style-name="Table37.A3" office:value-type="string">
                  <text:p text:style-name="P23">Acc</text:p>
                </table:table-cell>
                <table:table-cell table:style-name="Table37.B3" office:value-type="string">
                  <text:p text:style-name="P58"><text:span text:style-name="T40">glōri</text:span>am</text:p>
                </table:table-cell>
                <table:table-cell table:style-name="Table37.C3" office:value-type="string">
                  <text:p text:style-name="P58"><text:span text:style-name="T40">glōri</text:span>as</text:p>
                </table:table-cell>
              </table:table-row>
              <table:table-row table:style-name="Table37.5">
                <table:table-cell table:style-name="Table37.A3" office:value-type="string">
                  <text:p text:style-name="P23">Gen</text:p>
                </table:table-cell>
                <table:table-cell table:style-name="Table37.B3" office:value-type="string">
                  <text:p text:style-name="P58"><text:span text:style-name="T40">glōri</text:span>ae</text:p>
                </table:table-cell>
                <table:table-cell table:style-name="Table37.C3" office:value-type="string">
                  <text:p text:style-name="P58"><text:span text:style-name="T40">glōri</text:span>ārum</text:p>
                </table:table-cell>
              </table:table-row>
              <table:table-row table:style-name="Table37.6">
                <table:table-cell table:style-name="Table37.A3" office:value-type="string">
                  <text:p text:style-name="P23">Dat</text:p>
                </table:table-cell>
                <table:table-cell table:style-name="Table37.B3" office:value-type="string">
                  <text:p text:style-name="P58"><text:span text:style-name="T40">glōri</text:span>ae</text:p>
                </table:table-cell>
                <table:table-cell table:style-name="Table37.C3" office:value-type="string">
                  <text:p text:style-name="P58"><text:span text:style-name="T40">glōri</text:span>īs</text:p>
                </table:table-cell>
              </table:table-row>
              <table:table-row table:style-name="Table37.7">
                <table:table-cell table:style-name="Table37.A3" office:value-type="string">
                  <text:p text:style-name="P23">Abl</text:p>
                </table:table-cell>
                <table:table-cell table:style-name="Table37.B3" office:value-type="string">
                  <text:p text:style-name="P58"><text:span text:style-name="T40">glōri</text:span>ā</text:p>
                </table:table-cell>
                <table:table-cell table:style-name="Table37.C3" office:value-type="string">
                  <text:p text:style-name="P58"><text:span text:style-name="T40">glōri</text:span>īs</text:p>
                </table:table-cell>
              </table:table-row>
            </table:table>
            <text:p text:style-name="P9"/>
            <table:table table:name="Table38" table:style-name="Table38">
              <table:table-column table:style-name="Table38.A"/>
              <table:table-column table:style-name="Table38.B"/>
              <table:table-column table:style-name="Table38.C"/>
              <table:table-row table:style-name="Table38.1">
                <table:table-cell table:style-name="Table38.A1" table:number-columns-spanned="3" office:value-type="string">
                  <text:p text:style-name="P47"><text:span text:style-name="T95">grāti</text:span><text:span text:style-name="T68">a</text:span>, -<text:span text:style-name="T68">ae <text:s/></text:span><text:span text:style-name="T66">f</text:span></text:p>
                </table:table-cell>
                <table:covered-table-cell/>
                <table:covered-table-cell/>
              </table:table-row>
              <table:table-row table:style-name="Table38.1">
                <table:table-cell table:style-name="Table38.A2" office:value-type="string">
                  <text:p text:style-name="P23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38.B2" office:value-type="string">
                  <text:p text:style-name="P32">Singulāris</text:p>
                </table:table-cell>
                <table:table-cell table:style-name="Table38.C2" office:value-type="string">
                  <text:p text:style-name="P67">Plūrālis</text:p>
                </table:table-cell>
              </table:table-row>
              <table:table-row table:style-name="Table38.3">
                <table:table-cell table:style-name="Table38.A3" office:value-type="string">
                  <text:p text:style-name="P23">Nom</text:p>
                </table:table-cell>
                <table:table-cell table:style-name="Table38.B3" office:value-type="string">
                  <text:p text:style-name="P58"><text:span text:style-name="T42">grāti</text:span>a</text:p>
                </table:table-cell>
                <table:table-cell table:style-name="Table38.C3" office:value-type="string">
                  <text:p text:style-name="P58"><text:span text:style-name="T42">grāti</text:span>ae</text:p>
                </table:table-cell>
              </table:table-row>
              <table:table-row table:style-name="Table38.4">
                <table:table-cell table:style-name="Table38.A3" office:value-type="string">
                  <text:p text:style-name="P23">Acc</text:p>
                </table:table-cell>
                <table:table-cell table:style-name="Table38.B3" office:value-type="string">
                  <text:p text:style-name="P58"><text:span text:style-name="T42">grāti</text:span>am</text:p>
                </table:table-cell>
                <table:table-cell table:style-name="Table38.C3" office:value-type="string">
                  <text:p text:style-name="P58"><text:span text:style-name="T42">grāti</text:span>as</text:p>
                </table:table-cell>
              </table:table-row>
              <table:table-row table:style-name="Table38.5">
                <table:table-cell table:style-name="Table38.A3" office:value-type="string">
                  <text:p text:style-name="P23">Gen</text:p>
                </table:table-cell>
                <table:table-cell table:style-name="Table38.B3" office:value-type="string">
                  <text:p text:style-name="P58"><text:span text:style-name="T42">grāti</text:span>ae</text:p>
                </table:table-cell>
                <table:table-cell table:style-name="Table38.C3" office:value-type="string">
                  <text:p text:style-name="P58"><text:span text:style-name="T42">grāti</text:span>ārum</text:p>
                </table:table-cell>
              </table:table-row>
              <table:table-row table:style-name="Table38.6">
                <table:table-cell table:style-name="Table38.A3" office:value-type="string">
                  <text:p text:style-name="P23">Dat</text:p>
                </table:table-cell>
                <table:table-cell table:style-name="Table38.B3" office:value-type="string">
                  <text:p text:style-name="P58"><text:span text:style-name="T42">grāti</text:span>ae</text:p>
                </table:table-cell>
                <table:table-cell table:style-name="Table38.C3" office:value-type="string">
                  <text:p text:style-name="P58"><text:span text:style-name="T42">grāti</text:span>īs</text:p>
                </table:table-cell>
              </table:table-row>
              <table:table-row table:style-name="Table38.7">
                <table:table-cell table:style-name="Table38.A3" office:value-type="string">
                  <text:p text:style-name="P23">Abl</text:p>
                </table:table-cell>
                <table:table-cell table:style-name="Table38.B3" office:value-type="string">
                  <text:p text:style-name="P58"><text:span text:style-name="T42">grāti</text:span>ā</text:p>
                </table:table-cell>
                <table:table-cell table:style-name="Table38.C3" office:value-type="string">
                  <text:p text:style-name="P58"><text:span text:style-name="T42">grāti</text:span>īs</text:p>
                </table:table-cell>
              </table:table-row>
            </table:table>
            <text:p text:style-name="P9"/>
          </table:table-cell>
        </table:table-row>
      </table:table>
      <text:p text:style-name="P78"/>
      <text:p text:style-name="P74"><text:span text:style-name="T11">(pāgina </text:span><text:span text:style-name="T15">V</text:span><text:span text:style-name="T16">I</text:span><text:span text:style-name="T11">)</text:span></text:p>
      <text:p text:style-name="P15"><text:span text:style-name="T2">N</text:span><text:span text:style-name="T4">ō</text:span><text:span text:style-name="T2">m</text:span><text:span text:style-name="T3">i</text:span><text:span text:style-name="T2">n</text:span><text:span text:style-name="T3">a</text:span><text:span text:style-name="T1"> </text:span><text:span text:style-name="T5">exempla </text:span><text:span text:style-name="T6">(</text:span><text:span text:style-name="T2">dēcl</text:span><text:span text:style-name="T3">ī</text:span><text:span text:style-name="T2">n</text:span><text:span text:style-name="T3">ā</text:span><text:span text:style-name="T2">tiō</text:span><text:span text:style-name="T3"> </text:span><text:span text:style-name="T7">prīma</text:span><text:span text:style-name="T6">)</text:span>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able:table table:name="Table40" table:style-name="Table40">
              <table:table-column table:style-name="Table40.A"/>
              <table:table-column table:style-name="Table40.B"/>
              <table:table-column table:style-name="Table40.C"/>
              <table:table-row table:style-name="Table40.1">
                <table:table-cell table:style-name="Table40.A1" table:number-columns-spanned="3" office:value-type="string">
                  <text:p text:style-name="P48"><text:span text:style-name="T99">hōr</text:span><text:span text:style-name="T68">a</text:span>, -<text:span text:style-name="T68">ae <text:s/></text:span><text:span text:style-name="T66">f</text:span></text:p>
                </table:table-cell>
                <table:covered-table-cell/>
                <table:covered-table-cell/>
              </table:table-row>
              <table:table-row table:style-name="Table40.1">
                <table:table-cell table:style-name="Table40.A2" office:value-type="string">
                  <text:p text:style-name="P24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40.B2" office:value-type="string">
                  <text:p text:style-name="P79">Singul<text:span text:style-name="T103">ā</text:span>ris</text:p>
                </table:table-cell>
                <table:table-cell table:style-name="Table40.C2" office:value-type="string">
                  <text:p text:style-name="P68">Plūrālis</text:p>
                </table:table-cell>
              </table:table-row>
              <table:table-row table:style-name="Table40.3">
                <table:table-cell table:style-name="Table40.A3" office:value-type="string">
                  <text:p text:style-name="P24">Nom</text:p>
                </table:table-cell>
                <table:table-cell table:style-name="Table40.B3" office:value-type="string">
                  <text:p text:style-name="P59"><text:span text:style-name="T45">hōr</text:span>a</text:p>
                </table:table-cell>
                <table:table-cell table:style-name="Table40.C3" office:value-type="string">
                  <text:p text:style-name="P59"><text:span text:style-name="T45">hōr</text:span>ae</text:p>
                </table:table-cell>
              </table:table-row>
              <table:table-row table:style-name="Table40.4">
                <table:table-cell table:style-name="Table40.A3" office:value-type="string">
                  <text:p text:style-name="P24">Acc</text:p>
                </table:table-cell>
                <table:table-cell table:style-name="Table40.B3" office:value-type="string">
                  <text:p text:style-name="P59"><text:span text:style-name="T45">hōr</text:span>am</text:p>
                </table:table-cell>
                <table:table-cell table:style-name="Table40.C3" office:value-type="string">
                  <text:p text:style-name="P59"><text:span text:style-name="T45">hōr</text:span>as</text:p>
                </table:table-cell>
              </table:table-row>
              <table:table-row table:style-name="Table40.5">
                <table:table-cell table:style-name="Table40.A3" office:value-type="string">
                  <text:p text:style-name="P24">Gen</text:p>
                </table:table-cell>
                <table:table-cell table:style-name="Table40.B3" office:value-type="string">
                  <text:p text:style-name="P59"><text:span text:style-name="T45">hōr</text:span>ae</text:p>
                </table:table-cell>
                <table:table-cell table:style-name="Table40.C3" office:value-type="string">
                  <text:p text:style-name="P59"><text:span text:style-name="T45">hōr</text:span>ārum</text:p>
                </table:table-cell>
              </table:table-row>
              <table:table-row table:style-name="Table40.6">
                <table:table-cell table:style-name="Table40.A3" office:value-type="string">
                  <text:p text:style-name="P24">Dat</text:p>
                </table:table-cell>
                <table:table-cell table:style-name="Table40.B3" office:value-type="string">
                  <text:p text:style-name="P59"><text:span text:style-name="T45">hōr</text:span>ae</text:p>
                </table:table-cell>
                <table:table-cell table:style-name="Table40.C3" office:value-type="string">
                  <text:p text:style-name="P59"><text:span text:style-name="T45">hōr</text:span>īs</text:p>
                </table:table-cell>
              </table:table-row>
              <table:table-row table:style-name="Table40.7">
                <table:table-cell table:style-name="Table40.A3" office:value-type="string">
                  <text:p text:style-name="P24">Abl</text:p>
                </table:table-cell>
                <table:table-cell table:style-name="Table40.B3" office:value-type="string">
                  <text:p text:style-name="P59"><text:span text:style-name="T45">hōr</text:span>ā</text:p>
                </table:table-cell>
                <table:table-cell table:style-name="Table40.C3" office:value-type="string">
                  <text:p text:style-name="P59"><text:span text:style-name="T45">hōr</text:span>īs</text:p>
                </table:table-cell>
              </table:table-row>
            </table:table>
            <text:p text:style-name="P10"/>
            <table:table table:name="Table41" table:style-name="Table41">
              <table:table-column table:style-name="Table41.A"/>
              <table:table-column table:style-name="Table41.B"/>
              <table:table-column table:style-name="Table41.C"/>
              <table:table-row table:style-name="Table41.1">
                <table:table-cell table:style-name="Table41.A1" table:number-columns-spanned="3" office:value-type="string">
                  <text:p text:style-name="P48"><text:span text:style-name="T101">provinci</text:span><text:span text:style-name="T68">a</text:span>, -<text:span text:style-name="T68">ae <text:s/></text:span><text:span text:style-name="T66">f</text:span></text:p>
                </table:table-cell>
                <table:covered-table-cell/>
                <table:covered-table-cell/>
              </table:table-row>
              <table:table-row table:style-name="Table41.1">
                <table:table-cell table:style-name="Table41.A2" office:value-type="string">
                  <text:p text:style-name="P24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41.B2" office:value-type="string">
                  <text:p text:style-name="P79">Singul<text:span text:style-name="T103">ā</text:span>ris</text:p>
                </table:table-cell>
                <table:table-cell table:style-name="Table41.C2" office:value-type="string">
                  <text:p text:style-name="P68">Plūrālis</text:p>
                </table:table-cell>
              </table:table-row>
              <table:table-row table:style-name="Table41.3">
                <table:table-cell table:style-name="Table41.A3" office:value-type="string">
                  <text:p text:style-name="P24">Nom</text:p>
                </table:table-cell>
                <table:table-cell table:style-name="Table41.B3" office:value-type="string">
                  <text:p text:style-name="P59"><text:span text:style-name="T47">provinci</text:span>a</text:p>
                </table:table-cell>
                <table:table-cell table:style-name="Table41.C3" office:value-type="string">
                  <text:p text:style-name="P59"><text:span text:style-name="T47">provinci</text:span>ae</text:p>
                </table:table-cell>
              </table:table-row>
              <table:table-row table:style-name="Table41.4">
                <table:table-cell table:style-name="Table41.A3" office:value-type="string">
                  <text:p text:style-name="P24">Acc</text:p>
                </table:table-cell>
                <table:table-cell table:style-name="Table41.B3" office:value-type="string">
                  <text:p text:style-name="P59"><text:span text:style-name="T47">provinci</text:span>am</text:p>
                </table:table-cell>
                <table:table-cell table:style-name="Table41.C3" office:value-type="string">
                  <text:p text:style-name="P59"><text:span text:style-name="T47">provinci</text:span>as</text:p>
                </table:table-cell>
              </table:table-row>
              <table:table-row table:style-name="Table41.5">
                <table:table-cell table:style-name="Table41.A3" office:value-type="string">
                  <text:p text:style-name="P24">Gen</text:p>
                </table:table-cell>
                <table:table-cell table:style-name="Table41.B3" office:value-type="string">
                  <text:p text:style-name="P59"><text:span text:style-name="T47">provinci</text:span>ae</text:p>
                </table:table-cell>
                <table:table-cell table:style-name="Table41.C3" office:value-type="string">
                  <text:p text:style-name="P59"><text:span text:style-name="T47">provinci</text:span>ārum</text:p>
                </table:table-cell>
              </table:table-row>
              <table:table-row table:style-name="Table41.6">
                <table:table-cell table:style-name="Table41.A3" office:value-type="string">
                  <text:p text:style-name="P24">Dat</text:p>
                </table:table-cell>
                <table:table-cell table:style-name="Table41.B3" office:value-type="string">
                  <text:p text:style-name="P59"><text:span text:style-name="T47">provinci</text:span>ae</text:p>
                </table:table-cell>
                <table:table-cell table:style-name="Table41.C3" office:value-type="string">
                  <text:p text:style-name="P59"><text:span text:style-name="T47">provinci</text:span>īs</text:p>
                </table:table-cell>
              </table:table-row>
              <table:table-row table:style-name="Table41.7">
                <table:table-cell table:style-name="Table41.A3" office:value-type="string">
                  <text:p text:style-name="P24">Abl</text:p>
                </table:table-cell>
                <table:table-cell table:style-name="Table41.B3" office:value-type="string">
                  <text:p text:style-name="P59"><text:span text:style-name="T47">provinci</text:span>ā</text:p>
                </table:table-cell>
                <table:table-cell table:style-name="Table41.C3" office:value-type="string">
                  <text:p text:style-name="P59"><text:span text:style-name="T47">provinci</text:span>īs</text:p>
                </table:table-cell>
              </table:table-row>
            </table:table>
            <text:p text:style-name="P10"/>
            <table:table table:name="Table42" table:style-name="Table42">
              <table:table-column table:style-name="Table42.A"/>
              <table:table-column table:style-name="Table42.B"/>
              <table:table-column table:style-name="Table42.C"/>
              <table:table-row table:style-name="Table42.1">
                <table:table-cell table:style-name="Table42.A1" table:number-columns-spanned="3" office:value-type="string">
                  <text:p text:style-name="P48"><text:span text:style-name="T96">de</text:span><text:span text:style-name="T68">a</text:span>, -<text:span text:style-name="T68">ae <text:s/></text:span><text:span text:style-name="T66">f</text:span></text:p>
                </table:table-cell>
                <table:covered-table-cell/>
                <table:covered-table-cell/>
              </table:table-row>
              <table:table-row table:style-name="Table42.1">
                <table:table-cell table:style-name="Table42.A2" office:value-type="string">
                  <text:p text:style-name="P24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42.B2" office:value-type="string">
                  <text:p text:style-name="P33">Singulāris</text:p>
                </table:table-cell>
                <table:table-cell table:style-name="Table42.C2" office:value-type="string">
                  <text:p text:style-name="P68">Plūrālis</text:p>
                </table:table-cell>
              </table:table-row>
              <table:table-row table:style-name="Table42.3">
                <table:table-cell table:style-name="Table42.A3" office:value-type="string">
                  <text:p text:style-name="P24">Nom</text:p>
                </table:table-cell>
                <table:table-cell table:style-name="Table42.B3" office:value-type="string">
                  <text:p text:style-name="P59"><text:span text:style-name="T43">de</text:span>a</text:p>
                </table:table-cell>
                <table:table-cell table:style-name="Table42.C3" office:value-type="string">
                  <text:p text:style-name="P59"><text:span text:style-name="T43">de</text:span>ae</text:p>
                </table:table-cell>
              </table:table-row>
              <table:table-row table:style-name="Table42.4">
                <table:table-cell table:style-name="Table42.A3" office:value-type="string">
                  <text:p text:style-name="P24">Acc</text:p>
                </table:table-cell>
                <table:table-cell table:style-name="Table42.B3" office:value-type="string">
                  <text:p text:style-name="P59"><text:span text:style-name="T43">de</text:span>am</text:p>
                </table:table-cell>
                <table:table-cell table:style-name="Table42.C3" office:value-type="string">
                  <text:p text:style-name="P59"><text:span text:style-name="T43">de</text:span>as</text:p>
                </table:table-cell>
              </table:table-row>
              <table:table-row table:style-name="Table42.5">
                <table:table-cell table:style-name="Table42.A3" office:value-type="string">
                  <text:p text:style-name="P24">Gen</text:p>
                </table:table-cell>
                <table:table-cell table:style-name="Table42.B3" office:value-type="string">
                  <text:p text:style-name="P59"><text:span text:style-name="T43">de</text:span>ae</text:p>
                </table:table-cell>
                <table:table-cell table:style-name="Table42.C3" office:value-type="string">
                  <text:p text:style-name="P59"><text:span text:style-name="T43">de</text:span>ārum</text:p>
                </table:table-cell>
              </table:table-row>
              <table:table-row table:style-name="Table42.6">
                <table:table-cell table:style-name="Table42.A3" office:value-type="string">
                  <text:p text:style-name="P24">Dat</text:p>
                </table:table-cell>
                <table:table-cell table:style-name="Table42.B3" office:value-type="string">
                  <text:p text:style-name="P59"><text:span text:style-name="T43">de</text:span>ae</text:p>
                </table:table-cell>
                <table:table-cell table:style-name="Table42.C3" office:value-type="string">
                  <text:p text:style-name="P59"><text:span text:style-name="T43">de</text:span><text:span text:style-name="T98">ābus</text:span></text:p>
                </table:table-cell>
              </table:table-row>
              <table:table-row table:style-name="Table42.7">
                <table:table-cell table:style-name="Table42.A3" office:value-type="string">
                  <text:p text:style-name="P24">Abl</text:p>
                </table:table-cell>
                <table:table-cell table:style-name="Table42.B3" office:value-type="string">
                  <text:p text:style-name="P59"><text:span text:style-name="T43">de</text:span>ā</text:p>
                </table:table-cell>
                <table:table-cell table:style-name="Table42.C3" office:value-type="string">
                  <text:p text:style-name="P59"><text:span text:style-name="T43">de</text:span><text:span text:style-name="T98">ābus</text:span></text:p>
                </table:table-cell>
              </table:table-row>
            </table:table>
            <text:p text:style-name="P10"/>
          </table:table-cell>
          <table:table-cell table:style-name="Table39.A1" office:value-type="string">
            <table:table table:name="Table43" table:style-name="Table43">
              <table:table-column table:style-name="Table43.A"/>
              <table:table-column table:style-name="Table43.B"/>
              <table:table-column table:style-name="Table43.C"/>
              <table:table-row table:style-name="Table43.1">
                <table:table-cell table:style-name="Table43.A1" table:number-columns-spanned="3" office:value-type="string">
                  <text:p text:style-name="P48"><text:span text:style-name="T100">poen</text:span><text:span text:style-name="T68">a</text:span>, -<text:span text:style-name="T68">ae <text:s/></text:span><text:span text:style-name="T66">f</text:span></text:p>
                </table:table-cell>
                <table:covered-table-cell/>
                <table:covered-table-cell/>
              </table:table-row>
              <table:table-row table:style-name="Table43.1">
                <table:table-cell table:style-name="Table43.A2" office:value-type="string">
                  <text:p text:style-name="P24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43.B2" office:value-type="string">
                  <text:p text:style-name="P79">Singul<text:span text:style-name="T103">ā</text:span>ris</text:p>
                </table:table-cell>
                <table:table-cell table:style-name="Table43.C2" office:value-type="string">
                  <text:p text:style-name="P68">Plūrālis</text:p>
                </table:table-cell>
              </table:table-row>
              <table:table-row table:style-name="Table43.3">
                <table:table-cell table:style-name="Table43.A3" office:value-type="string">
                  <text:p text:style-name="P24">Nom</text:p>
                </table:table-cell>
                <table:table-cell table:style-name="Table43.B3" office:value-type="string">
                  <text:p text:style-name="P59"><text:span text:style-name="T46">poen</text:span>a</text:p>
                </table:table-cell>
                <table:table-cell table:style-name="Table43.C3" office:value-type="string">
                  <text:p text:style-name="P59"><text:span text:style-name="T46">poen</text:span>ae</text:p>
                </table:table-cell>
              </table:table-row>
              <table:table-row table:style-name="Table43.4">
                <table:table-cell table:style-name="Table43.A3" office:value-type="string">
                  <text:p text:style-name="P24">Acc</text:p>
                </table:table-cell>
                <table:table-cell table:style-name="Table43.B3" office:value-type="string">
                  <text:p text:style-name="P59"><text:span text:style-name="T46">poen</text:span>am</text:p>
                </table:table-cell>
                <table:table-cell table:style-name="Table43.C3" office:value-type="string">
                  <text:p text:style-name="P59"><text:span text:style-name="T46">poen</text:span>as</text:p>
                </table:table-cell>
              </table:table-row>
              <table:table-row table:style-name="Table43.5">
                <table:table-cell table:style-name="Table43.A3" office:value-type="string">
                  <text:p text:style-name="P24">Gen</text:p>
                </table:table-cell>
                <table:table-cell table:style-name="Table43.B3" office:value-type="string">
                  <text:p text:style-name="P59"><text:span text:style-name="T46">poen</text:span>ae</text:p>
                </table:table-cell>
                <table:table-cell table:style-name="Table43.C3" office:value-type="string">
                  <text:p text:style-name="P59"><text:span text:style-name="T46">poen</text:span>ārum</text:p>
                </table:table-cell>
              </table:table-row>
              <table:table-row table:style-name="Table43.6">
                <table:table-cell table:style-name="Table43.A3" office:value-type="string">
                  <text:p text:style-name="P24">Dat</text:p>
                </table:table-cell>
                <table:table-cell table:style-name="Table43.B3" office:value-type="string">
                  <text:p text:style-name="P59"><text:span text:style-name="T46">poen</text:span>ae</text:p>
                </table:table-cell>
                <table:table-cell table:style-name="Table43.C3" office:value-type="string">
                  <text:p text:style-name="P59"><text:span text:style-name="T46">poen</text:span>īs</text:p>
                </table:table-cell>
              </table:table-row>
              <table:table-row table:style-name="Table43.7">
                <table:table-cell table:style-name="Table43.A3" office:value-type="string">
                  <text:p text:style-name="P24">Abl</text:p>
                </table:table-cell>
                <table:table-cell table:style-name="Table43.B3" office:value-type="string">
                  <text:p text:style-name="P59"><text:span text:style-name="T46">poen</text:span>ā</text:p>
                </table:table-cell>
                <table:table-cell table:style-name="Table43.C3" office:value-type="string">
                  <text:p text:style-name="P59"><text:span text:style-name="T46">poen</text:span>īs</text:p>
                </table:table-cell>
              </table:table-row>
            </table:table>
            <text:p text:style-name="P10"/>
            <table:table table:name="Table44" table:style-name="Table44">
              <table:table-column table:style-name="Table44.A"/>
              <table:table-column table:style-name="Table44.B"/>
              <table:table-column table:style-name="Table44.C"/>
              <table:table-row table:style-name="Table44.1">
                <table:table-cell table:style-name="Table44.A1" table:number-columns-spanned="3" office:value-type="string">
                  <text:p text:style-name="P48"><text:span text:style-name="T102">īr</text:span><text:span text:style-name="T68">a</text:span>, -<text:span text:style-name="T68">ae <text:s/></text:span><text:span text:style-name="T66">f</text:span></text:p>
                </table:table-cell>
                <table:covered-table-cell/>
                <table:covered-table-cell/>
              </table:table-row>
              <table:table-row table:style-name="Table44.1">
                <table:table-cell table:style-name="Table44.A2" office:value-type="string">
                  <text:p text:style-name="P24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44.B2" office:value-type="string">
                  <text:p text:style-name="P79">Singul<text:span text:style-name="T103">ā</text:span>ris</text:p>
                </table:table-cell>
                <table:table-cell table:style-name="Table44.C2" office:value-type="string">
                  <text:p text:style-name="P68">Plūrālis</text:p>
                </table:table-cell>
              </table:table-row>
              <table:table-row table:style-name="Table44.3">
                <table:table-cell table:style-name="Table44.A3" office:value-type="string">
                  <text:p text:style-name="P24">Nom</text:p>
                </table:table-cell>
                <table:table-cell table:style-name="Table44.B3" office:value-type="string">
                  <text:p text:style-name="P59"><text:span text:style-name="T48">īr</text:span>a</text:p>
                </table:table-cell>
                <table:table-cell table:style-name="Table44.C3" office:value-type="string">
                  <text:p text:style-name="P59"><text:span text:style-name="T48">īr</text:span>ae</text:p>
                </table:table-cell>
              </table:table-row>
              <table:table-row table:style-name="Table44.4">
                <table:table-cell table:style-name="Table44.A3" office:value-type="string">
                  <text:p text:style-name="P24">Acc</text:p>
                </table:table-cell>
                <table:table-cell table:style-name="Table44.B3" office:value-type="string">
                  <text:p text:style-name="P59"><text:span text:style-name="T48">īr</text:span>am</text:p>
                </table:table-cell>
                <table:table-cell table:style-name="Table44.C3" office:value-type="string">
                  <text:p text:style-name="P59"><text:span text:style-name="T48">īr</text:span>as</text:p>
                </table:table-cell>
              </table:table-row>
              <table:table-row table:style-name="Table44.5">
                <table:table-cell table:style-name="Table44.A3" office:value-type="string">
                  <text:p text:style-name="P24">Gen</text:p>
                </table:table-cell>
                <table:table-cell table:style-name="Table44.B3" office:value-type="string">
                  <text:p text:style-name="P59"><text:span text:style-name="T48">īr</text:span>ae</text:p>
                </table:table-cell>
                <table:table-cell table:style-name="Table44.C3" office:value-type="string">
                  <text:p text:style-name="P59"><text:span text:style-name="T48">īr</text:span>ārum</text:p>
                </table:table-cell>
              </table:table-row>
              <table:table-row table:style-name="Table44.6">
                <table:table-cell table:style-name="Table44.A3" office:value-type="string">
                  <text:p text:style-name="P24">Dat</text:p>
                </table:table-cell>
                <table:table-cell table:style-name="Table44.B3" office:value-type="string">
                  <text:p text:style-name="P59"><text:span text:style-name="T48">īr</text:span>ae</text:p>
                </table:table-cell>
                <table:table-cell table:style-name="Table44.C3" office:value-type="string">
                  <text:p text:style-name="P59"><text:span text:style-name="T48">īr</text:span>īs</text:p>
                </table:table-cell>
              </table:table-row>
              <table:table-row table:style-name="Table44.7">
                <table:table-cell table:style-name="Table44.A3" office:value-type="string">
                  <text:p text:style-name="P24">Abl</text:p>
                </table:table-cell>
                <table:table-cell table:style-name="Table44.B3" office:value-type="string">
                  <text:p text:style-name="P59"><text:span text:style-name="T48">īr</text:span>ā</text:p>
                </table:table-cell>
                <table:table-cell table:style-name="Table44.C3" office:value-type="string">
                  <text:p text:style-name="P59"><text:span text:style-name="T48">īr</text:span>īs</text:p>
                </table:table-cell>
              </table:table-row>
            </table:table>
            <text:p text:style-name="P10"/>
            <table:table table:name="Table45" table:style-name="Table45">
              <table:table-column table:style-name="Table45.A"/>
              <table:table-column table:style-name="Table45.B"/>
              <table:table-column table:style-name="Table45.C"/>
              <table:table-row table:style-name="Table45.1">
                <table:table-cell table:style-name="Table45.A1" table:number-columns-spanned="3" office:value-type="string">
                  <text:p text:style-name="P48"><text:span text:style-name="T97">fīli</text:span><text:span text:style-name="T68">a</text:span>, -<text:span text:style-name="T68">ae <text:s/></text:span><text:span text:style-name="T66">f</text:span></text:p>
                </table:table-cell>
                <table:covered-table-cell/>
                <table:covered-table-cell/>
              </table:table-row>
              <table:table-row table:style-name="Table45.1">
                <table:table-cell table:style-name="Table45.A2" office:value-type="string">
                  <text:p text:style-name="P24"><text:span text:style-name="Strong_20_Emphasis"><text:span text:style-name="T9">C</text:span></text:span><text:span text:style-name="Strong_20_Emphasis"><text:span text:style-name="T8">āsūs</text:span></text:span></text:p>
                </table:table-cell>
                <table:table-cell table:style-name="Table45.B2" office:value-type="string">
                  <text:p text:style-name="P33">Singulāris</text:p>
                </table:table-cell>
                <table:table-cell table:style-name="Table45.C2" office:value-type="string">
                  <text:p text:style-name="P68">Plūrālis</text:p>
                </table:table-cell>
              </table:table-row>
              <table:table-row table:style-name="Table45.3">
                <table:table-cell table:style-name="Table45.A3" office:value-type="string">
                  <text:p text:style-name="P24">Nom</text:p>
                </table:table-cell>
                <table:table-cell table:style-name="Table45.B3" office:value-type="string">
                  <text:p text:style-name="P59"><text:span text:style-name="T44">fīli</text:span>a</text:p>
                </table:table-cell>
                <table:table-cell table:style-name="Table45.C3" office:value-type="string">
                  <text:p text:style-name="P59"><text:span text:style-name="T44">fīli</text:span>ae</text:p>
                </table:table-cell>
              </table:table-row>
              <table:table-row table:style-name="Table45.4">
                <table:table-cell table:style-name="Table45.A3" office:value-type="string">
                  <text:p text:style-name="P24">Acc</text:p>
                </table:table-cell>
                <table:table-cell table:style-name="Table45.B3" office:value-type="string">
                  <text:p text:style-name="P59"><text:span text:style-name="T44">fīli</text:span>am</text:p>
                </table:table-cell>
                <table:table-cell table:style-name="Table45.C3" office:value-type="string">
                  <text:p text:style-name="P59"><text:span text:style-name="T44">fīli</text:span>as</text:p>
                </table:table-cell>
              </table:table-row>
              <table:table-row table:style-name="Table45.5">
                <table:table-cell table:style-name="Table45.A3" office:value-type="string">
                  <text:p text:style-name="P24">Gen</text:p>
                </table:table-cell>
                <table:table-cell table:style-name="Table45.B3" office:value-type="string">
                  <text:p text:style-name="P59"><text:span text:style-name="T44">fīli</text:span>ae</text:p>
                </table:table-cell>
                <table:table-cell table:style-name="Table45.C3" office:value-type="string">
                  <text:p text:style-name="P59"><text:span text:style-name="T44">fīli</text:span>ārum</text:p>
                </table:table-cell>
              </table:table-row>
              <table:table-row table:style-name="Table45.6">
                <table:table-cell table:style-name="Table45.A3" office:value-type="string">
                  <text:p text:style-name="P24">Dat</text:p>
                </table:table-cell>
                <table:table-cell table:style-name="Table45.B3" office:value-type="string">
                  <text:p text:style-name="P59"><text:span text:style-name="T44">fīli</text:span>ae</text:p>
                </table:table-cell>
                <table:table-cell table:style-name="Table45.C3" office:value-type="string">
                  <text:p text:style-name="P59"><text:span text:style-name="T44">fīli</text:span>īs<text:span text:style-name="T10">,</text:span> <text:span text:style-name="T44">fīli</text:span><text:span text:style-name="T98">ābus</text:span></text:p>
                </table:table-cell>
              </table:table-row>
              <table:table-row table:style-name="Table45.7">
                <table:table-cell table:style-name="Table45.A3" office:value-type="string">
                  <text:p text:style-name="P24">Abl</text:p>
                </table:table-cell>
                <table:table-cell table:style-name="Table45.B3" office:value-type="string">
                  <text:p text:style-name="P59"><text:span text:style-name="T44">fīli</text:span>ā</text:p>
                </table:table-cell>
                <table:table-cell table:style-name="Table45.C3" office:value-type="string">
                  <text:p text:style-name="P59"><text:span text:style-name="T44">fīli</text:span>īs<text:span text:style-name="T10">,</text:span> <text:span text:style-name="T44">fīli</text:span><text:span text:style-name="T98">ābus</text:span></text:p>
                </table:table-cell>
              </table:table-row>
            </table:table>
            <text:p text:style-name="P10"/>
          </table:table-cell>
        </table:table-row>
      </table:table>
      <text:p text:style-name="P78"/>
      <text:p text:style-name="P7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43"><text:span text:style-name="T68">a</text:span>, -<text:span text:style-name="T68">ae <text:s/></text:span><text:span text:style-name="T66">f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6"><text:span text:style-name="Strong_20_Emphasis"><text:span text:style-name="T9">C</text:span></text:span><text:span text:style-name="Strong_20_Emphasis"><text:span text:style-name="T8">āsūs</text:span></text:span></text:p>
          </table:table-cell>
          <table:table-cell table:style-name="Table5.B2" office:value-type="string">
            <text:p text:style-name="P25">Singulāris</text:p>
          </table:table-cell>
          <table:table-cell table:style-name="Table5.C2" office:value-type="string">
            <text:p text:style-name="P60">Plūrālis</text:p>
          </table:table-cell>
        </table:table-row>
        <table:table-row table:style-name="Table5.3">
          <table:table-cell table:style-name="Table5.A3" office:value-type="string">
            <text:p text:style-name="P16">Nom</text:p>
          </table:table-cell>
          <table:table-cell table:style-name="Table5.B3" office:value-type="string">
            <text:p text:style-name="P50">a</text:p>
          </table:table-cell>
          <table:table-cell table:style-name="Table5.C3" office:value-type="string">
            <text:p text:style-name="P50">ae</text:p>
          </table:table-cell>
        </table:table-row>
        <table:table-row table:style-name="Table5.4">
          <table:table-cell table:style-name="Table5.A3" office:value-type="string">
            <text:p text:style-name="P16">Acc</text:p>
          </table:table-cell>
          <table:table-cell table:style-name="Table5.B3" office:value-type="string">
            <text:p text:style-name="P50">am</text:p>
          </table:table-cell>
          <table:table-cell table:style-name="Table5.C3" office:value-type="string">
            <text:p text:style-name="P50">as</text:p>
          </table:table-cell>
        </table:table-row>
        <table:table-row table:style-name="Table5.5">
          <table:table-cell table:style-name="Table5.A3" office:value-type="string">
            <text:p text:style-name="P16">Gen</text:p>
          </table:table-cell>
          <table:table-cell table:style-name="Table5.B3" office:value-type="string">
            <text:p text:style-name="P50">ae</text:p>
          </table:table-cell>
          <table:table-cell table:style-name="Table5.C3" office:value-type="string">
            <text:p text:style-name="P50">ārum</text:p>
          </table:table-cell>
        </table:table-row>
        <table:table-row table:style-name="Table5.6">
          <table:table-cell table:style-name="Table5.A3" office:value-type="string">
            <text:p text:style-name="P16">Dat</text:p>
          </table:table-cell>
          <table:table-cell table:style-name="Table5.B3" office:value-type="string">
            <text:p text:style-name="P50">ae</text:p>
          </table:table-cell>
          <table:table-cell table:style-name="Table5.C3" office:value-type="string">
            <text:p text:style-name="P50">īs</text:p>
          </table:table-cell>
        </table:table-row>
        <table:table-row table:style-name="Table5.7">
          <table:table-cell table:style-name="Table5.A3" office:value-type="string">
            <text:p text:style-name="P16">Abl</text:p>
          </table:table-cell>
          <table:table-cell table:style-name="Table5.B3" office:value-type="string">
            <text:p text:style-name="P50">ā</text:p>
          </table:table-cell>
          <table:table-cell table:style-name="Table5.C3" office:value-type="string">
            <text:p text:style-name="P50">ī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5in" fo:margin-bottom="0.5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17:15.076887517</meta:creation-date>
    <meta:editing-duration>PT11H23M53S</meta:editing-duration>
    <meta:editing-cycles>170</meta:editing-cycles>
    <meta:generator>LibreOffice/6.1.5.2$Linux_X86_64 LibreOffice_project/10$Build-2</meta:generator>
    <meta:initial-creator>Robert Lee</meta:initial-creator>
    <dc:date>2019-04-27T09:03:37.719125791</dc:date>
    <dc:creator>Robert Lee</dc:creator>
    <meta:printed-by>Robert Lee</meta:printed-by>
    <meta:print-date>2019-04-26T19:18:45.272477005</meta:print-date>
    <meta:document-statistic meta:table-count="45" meta:image-count="0" meta:object-count="0" meta:page-count="7" meta:paragraph-count="715" meta:word-count="815" meta:character-count="4460" meta:non-whitespace-character-count="4323"/>
    <meta:template xlink:type="simple" xlink:actuate="onRequest" xlink:title="A5CircaPunch" xlink:href="../../Templates/A5CircaPunch.ott" meta:date="2019-03-24T11:17:14.465111193"/>
  </office:meta>
</office:document-meta>
</file>